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8003" officeooo:paragraph-rsid="00158003"/>
    </style:style>
    <style:style style:name="P2" style:family="paragraph" style:parent-style-name="Text_20_body">
      <style:text-properties officeooo:rsid="0020fa74" officeooo:paragraph-rsid="0020fa74"/>
    </style:style>
    <style:style style:name="P3" style:family="paragraph" style:parent-style-name="Text_20_body">
      <style:text-properties officeooo:rsid="0020fa74" officeooo:paragraph-rsid="002accb8"/>
    </style:style>
    <style:style style:name="P4" style:family="paragraph" style:parent-style-name="Text_20_body">
      <style:text-properties officeooo:rsid="0042eb6c" officeooo:paragraph-rsid="0042eb6c"/>
    </style:style>
    <style:style style:name="P5" style:family="paragraph" style:parent-style-name="Text_20_body">
      <style:text-properties officeooo:rsid="00449b35" officeooo:paragraph-rsid="0042eb6c" fo:background-color="#ffff00"/>
    </style:style>
    <style:style style:name="P6" style:family="paragraph" style:parent-style-name="Text_20_body">
      <style:text-properties officeooo:rsid="004bae7a" officeooo:paragraph-rsid="0042eb6c"/>
    </style:style>
    <style:style style:name="P7" style:family="paragraph" style:parent-style-name="Text_20_body">
      <style:text-properties officeooo:rsid="004bae7a" officeooo:paragraph-rsid="004bae7a"/>
    </style:style>
    <style:style style:name="P8" style:family="paragraph" style:parent-style-name="Text_20_body">
      <style:text-properties officeooo:rsid="004f1c3b" officeooo:paragraph-rsid="004f1c3b"/>
    </style:style>
    <style:style style:name="P9" style:family="paragraph" style:parent-style-name="Text_20_body">
      <style:text-properties officeooo:rsid="0050b777" officeooo:paragraph-rsid="004f1c3b"/>
    </style:style>
    <style:style style:name="P10" style:family="paragraph" style:parent-style-name="Text_20_body">
      <style:text-properties officeooo:rsid="0082fa17" officeooo:paragraph-rsid="0082fa17"/>
    </style:style>
    <style:style style:name="P11" style:family="paragraph" style:parent-style-name="Text_20_body">
      <style:text-properties officeooo:paragraph-rsid="0082fa17"/>
    </style:style>
    <style:style style:name="P12" style:family="paragraph" style:parent-style-name="Preformatted_20_Text">
      <style:text-properties officeooo:rsid="00132bd5" officeooo:paragraph-rsid="00132bd5"/>
    </style:style>
    <style:style style:name="P13" style:family="paragraph" style:parent-style-name="Preformatted_20_Text">
      <style:text-properties officeooo:rsid="0013d3ca" officeooo:paragraph-rsid="0013d3ca"/>
    </style:style>
    <style:style style:name="P14" style:family="paragraph" style:parent-style-name="Preformatted_20_Text">
      <style:text-properties officeooo:rsid="00158003" officeooo:paragraph-rsid="00158003"/>
    </style:style>
    <style:style style:name="P15" style:family="paragraph" style:parent-style-name="Preformatted_20_Text">
      <style:text-properties officeooo:rsid="00158003" officeooo:paragraph-rsid="00184903"/>
    </style:style>
    <style:style style:name="P16" style:family="paragraph" style:parent-style-name="Preformatted_20_Text">
      <style:text-properties officeooo:rsid="001acf91" officeooo:paragraph-rsid="00184903"/>
    </style:style>
    <style:style style:name="P17" style:family="paragraph" style:parent-style-name="Preformatted_20_Text">
      <style:text-properties style:font-name="Liberation Mono" fo:font-size="10pt" officeooo:rsid="0020fa74" officeooo:paragraph-rsid="0021fd65" style:font-name-asian="Noto Sans Mono CJK SC" style:font-size-asian="10pt" style:font-name-complex="Liberation Mono" style:font-size-complex="10pt"/>
    </style:style>
    <style:style style:name="P18" style:family="paragraph" style:parent-style-name="Preformatted_20_Text">
      <style:text-properties style:font-name="Liberation Mono" fo:font-size="10pt" officeooo:rsid="0020fa74" officeooo:paragraph-rsid="00231668" style:font-name-asian="Noto Sans Mono CJK SC" style:font-size-asian="10pt" style:font-name-complex="Liberation Mono" style:font-size-complex="10pt"/>
    </style:style>
    <style:style style:name="P19" style:family="paragraph" style:parent-style-name="Preformatted_20_Text">
      <style:text-properties officeooo:paragraph-rsid="002dcac9"/>
    </style:style>
    <style:style style:name="P20" style:family="paragraph" style:parent-style-name="Preformatted_20_Text">
      <style:text-properties officeooo:paragraph-rsid="003a7068"/>
    </style:style>
    <style:style style:name="P21" style:family="paragraph" style:parent-style-name="Preformatted_20_Text">
      <style:text-properties officeooo:rsid="0042eb6c" officeooo:paragraph-rsid="0042eb6c"/>
    </style:style>
    <style:style style:name="P22" style:family="paragraph" style:parent-style-name="Preformatted_20_Text">
      <style:text-properties officeooo:rsid="0042eb6c" officeooo:paragraph-rsid="00449b35"/>
    </style:style>
    <style:style style:name="P23" style:family="paragraph" style:parent-style-name="Preformatted_20_Text">
      <style:text-properties officeooo:rsid="0042eb6c" officeooo:paragraph-rsid="0044e809"/>
    </style:style>
    <style:style style:name="P24" style:family="paragraph" style:parent-style-name="Preformatted_20_Text">
      <style:text-properties officeooo:rsid="0042eb6c" officeooo:paragraph-rsid="0047827c"/>
    </style:style>
    <style:style style:name="P25" style:family="paragraph" style:parent-style-name="Preformatted_20_Text">
      <style:text-properties officeooo:rsid="0042eb6c" officeooo:paragraph-rsid="0047ec8a"/>
    </style:style>
    <style:style style:name="P26" style:family="paragraph" style:parent-style-name="Preformatted_20_Text">
      <style:text-properties officeooo:rsid="0042eb6c" officeooo:paragraph-rsid="004976d2"/>
    </style:style>
    <style:style style:name="P27" style:family="paragraph" style:parent-style-name="Preformatted_20_Text">
      <style:text-properties officeooo:rsid="0042eb6c" officeooo:paragraph-rsid="005283d2"/>
    </style:style>
    <style:style style:name="P28" style:family="paragraph" style:parent-style-name="Preformatted_20_Text">
      <style:text-properties officeooo:rsid="0042eb6c" officeooo:paragraph-rsid="00537938"/>
    </style:style>
    <style:style style:name="P29" style:family="paragraph" style:parent-style-name="Preformatted_20_Text">
      <style:text-properties officeooo:rsid="0042eb6c" officeooo:paragraph-rsid="005634a1"/>
    </style:style>
    <style:style style:name="P30" style:family="paragraph" style:parent-style-name="Preformatted_20_Text">
      <style:text-properties officeooo:rsid="0042eb6c" officeooo:paragraph-rsid="0057673d"/>
    </style:style>
    <style:style style:name="P31" style:family="paragraph" style:parent-style-name="Preformatted_20_Text">
      <style:text-properties officeooo:rsid="0042eb6c" officeooo:paragraph-rsid="005ad5ca"/>
    </style:style>
    <style:style style:name="P32" style:family="paragraph" style:parent-style-name="Preformatted_20_Text">
      <style:text-properties officeooo:rsid="0042eb6c" officeooo:paragraph-rsid="005f7146"/>
    </style:style>
    <style:style style:name="P33" style:family="paragraph" style:parent-style-name="Preformatted_20_Text">
      <style:text-properties officeooo:rsid="0042eb6c" officeooo:paragraph-rsid="005f8167"/>
    </style:style>
    <style:style style:name="P34" style:family="paragraph" style:parent-style-name="Preformatted_20_Text">
      <style:text-properties officeooo:rsid="0042eb6c" officeooo:paragraph-rsid="00613adb"/>
    </style:style>
    <style:style style:name="P35" style:family="paragraph" style:parent-style-name="Preformatted_20_Text">
      <style:text-properties officeooo:rsid="0042eb6c" officeooo:paragraph-rsid="00634557"/>
    </style:style>
    <style:style style:name="P36" style:family="paragraph" style:parent-style-name="Preformatted_20_Text">
      <style:text-properties officeooo:rsid="0042eb6c" officeooo:paragraph-rsid="0064fd29"/>
    </style:style>
    <style:style style:name="P37" style:family="paragraph" style:parent-style-name="Preformatted_20_Text">
      <style:text-properties officeooo:rsid="0042eb6c" officeooo:paragraph-rsid="00655327"/>
    </style:style>
    <style:style style:name="P38" style:family="paragraph" style:parent-style-name="Preformatted_20_Text">
      <style:text-properties officeooo:rsid="0042eb6c" officeooo:paragraph-rsid="0065b4ad"/>
    </style:style>
    <style:style style:name="P39" style:family="paragraph" style:parent-style-name="Preformatted_20_Text">
      <style:text-properties officeooo:rsid="0042eb6c" officeooo:paragraph-rsid="006a8d7e"/>
    </style:style>
    <style:style style:name="P40" style:family="paragraph" style:parent-style-name="Preformatted_20_Text">
      <style:text-properties officeooo:rsid="0042eb6c" officeooo:paragraph-rsid="006dc2f9"/>
    </style:style>
    <style:style style:name="P41" style:family="paragraph" style:parent-style-name="Preformatted_20_Text">
      <style:text-properties officeooo:rsid="0042eb6c" officeooo:paragraph-rsid="006f2c45"/>
    </style:style>
    <style:style style:name="P42" style:family="paragraph" style:parent-style-name="Preformatted_20_Text">
      <style:text-properties officeooo:rsid="0042eb6c" officeooo:paragraph-rsid="0071b0ed"/>
    </style:style>
    <style:style style:name="P43" style:family="paragraph" style:parent-style-name="Preformatted_20_Text">
      <style:text-properties officeooo:rsid="0042eb6c" officeooo:paragraph-rsid="00735b4b"/>
    </style:style>
    <style:style style:name="P44" style:family="paragraph" style:parent-style-name="Preformatted_20_Text">
      <style:text-properties officeooo:rsid="0042eb6c" officeooo:paragraph-rsid="00752f1e"/>
    </style:style>
    <style:style style:name="P45" style:family="paragraph" style:parent-style-name="Preformatted_20_Text">
      <style:text-properties officeooo:rsid="0042eb6c" officeooo:paragraph-rsid="0075c0b2"/>
    </style:style>
    <style:style style:name="P46" style:family="paragraph" style:parent-style-name="Preformatted_20_Text">
      <style:text-properties officeooo:rsid="0042eb6c" officeooo:paragraph-rsid="00780b1b"/>
    </style:style>
    <style:style style:name="P47" style:family="paragraph" style:parent-style-name="Preformatted_20_Text">
      <style:text-properties officeooo:rsid="0042eb6c" officeooo:paragraph-rsid="007e31b5"/>
    </style:style>
    <style:style style:name="P48" style:family="paragraph" style:parent-style-name="Preformatted_20_Text">
      <style:text-properties officeooo:rsid="0042eb6c" officeooo:paragraph-rsid="007f6fbc"/>
    </style:style>
    <style:style style:name="P49" style:family="paragraph" style:parent-style-name="Preformatted_20_Text">
      <style:text-properties officeooo:rsid="0042eb6c" officeooo:paragraph-rsid="0080599e"/>
    </style:style>
    <style:style style:name="P50" style:family="paragraph" style:parent-style-name="Preformatted_20_Text">
      <style:text-properties officeooo:rsid="0042eb6c" officeooo:paragraph-rsid="0085c740"/>
    </style:style>
    <style:style style:name="P51" style:family="paragraph" style:parent-style-name="Preformatted_20_Text">
      <style:text-properties officeooo:paragraph-rsid="005ad5ca"/>
    </style:style>
    <style:style style:name="P52" style:family="paragraph" style:parent-style-name="Preformatted_20_Text">
      <style:text-properties officeooo:paragraph-rsid="005ba8a0"/>
    </style:style>
    <style:style style:name="P53" style:family="paragraph" style:parent-style-name="Preformatted_20_Text">
      <style:text-properties officeooo:paragraph-rsid="0065b4ad"/>
    </style:style>
    <style:style style:name="P54" style:family="paragraph" style:parent-style-name="Preformatted_20_Text">
      <style:text-properties officeooo:paragraph-rsid="00680281"/>
    </style:style>
    <style:style style:name="P55" style:family="paragraph" style:parent-style-name="Standard">
      <style:text-properties officeooo:rsid="000cec2e" officeooo:paragraph-rsid="000cec2e"/>
    </style:style>
    <style:style style:name="P56" style:family="paragraph" style:parent-style-name="Standard">
      <style:text-properties officeooo:rsid="000e967d" officeooo:paragraph-rsid="000e967d"/>
    </style:style>
    <style:style style:name="P57" style:family="paragraph" style:parent-style-name="Standard">
      <style:text-properties officeooo:rsid="00121b04" officeooo:paragraph-rsid="00121b04"/>
    </style:style>
    <style:style style:name="P58" style:family="paragraph" style:parent-style-name="Standard">
      <style:text-properties officeooo:rsid="00132bd5" officeooo:paragraph-rsid="00132bd5"/>
    </style:style>
    <style:style style:name="P59" style:family="paragraph" style:parent-style-name="Standard">
      <style:text-properties officeooo:rsid="00132bd5" officeooo:paragraph-rsid="001406f8"/>
    </style:style>
    <style:style style:name="P60" style:family="paragraph" style:parent-style-name="Standard">
      <style:text-properties officeooo:rsid="00154b0f" officeooo:paragraph-rsid="001406f8"/>
    </style:style>
    <style:style style:name="P61" style:family="paragraph" style:parent-style-name="Standard">
      <style:text-properties officeooo:rsid="00154b0f" officeooo:paragraph-rsid="00154b0f"/>
    </style:style>
    <style:style style:name="P62" style:family="paragraph" style:parent-style-name="Standard">
      <style:text-properties officeooo:rsid="00158003" officeooo:paragraph-rsid="00158003"/>
    </style:style>
    <style:style style:name="P63" style:family="paragraph" style:parent-style-name="Standard">
      <style:text-properties officeooo:rsid="00184903" officeooo:paragraph-rsid="00184903"/>
    </style:style>
    <style:style style:name="P64" style:family="paragraph" style:parent-style-name="Standard">
      <style:text-properties officeooo:rsid="00197500" officeooo:paragraph-rsid="00184903"/>
    </style:style>
    <style:style style:name="P65" style:family="paragraph" style:parent-style-name="Standard">
      <style:text-properties officeooo:rsid="00197500" officeooo:paragraph-rsid="00184903" fo:background-color="#ffff00"/>
    </style:style>
    <style:style style:name="P66" style:family="paragraph" style:parent-style-name="Standard">
      <style:text-properties officeooo:rsid="002accb8" officeooo:paragraph-rsid="002accb8" fo:background-color="#ffff00"/>
    </style:style>
    <style:style style:name="P67" style:family="paragraph" style:parent-style-name="Standard">
      <style:text-properties officeooo:rsid="001acf91" officeooo:paragraph-rsid="00184903"/>
    </style:style>
    <style:style style:name="P68" style:family="paragraph" style:parent-style-name="Standard">
      <style:text-properties officeooo:rsid="0020fa74" officeooo:paragraph-rsid="0020fa74"/>
    </style:style>
    <style:style style:name="P69" style:family="paragraph" style:parent-style-name="Standard">
      <style:text-properties officeooo:rsid="002cc719" officeooo:paragraph-rsid="002cc719"/>
    </style:style>
    <style:style style:name="P70" style:family="paragraph" style:parent-style-name="Standard">
      <style:text-properties officeooo:rsid="002f9eed" officeooo:paragraph-rsid="002f9eed"/>
    </style:style>
    <style:style style:name="P71" style:family="paragraph" style:parent-style-name="Standard">
      <style:text-properties officeooo:rsid="002f9eed" officeooo:paragraph-rsid="0030d3b4"/>
    </style:style>
    <style:style style:name="P72" style:family="paragraph" style:parent-style-name="Standard">
      <style:text-properties officeooo:rsid="00308e3f" officeooo:paragraph-rsid="00308e3f"/>
    </style:style>
    <style:style style:name="P73" style:family="paragraph" style:parent-style-name="Standard">
      <style:text-properties officeooo:paragraph-rsid="00395408"/>
    </style:style>
    <style:style style:name="P74" style:family="paragraph" style:parent-style-name="Standard">
      <style:text-properties officeooo:paragraph-rsid="003a7068"/>
    </style:style>
    <style:style style:name="P75" style:family="paragraph" style:parent-style-name="Standard">
      <style:text-properties officeooo:paragraph-rsid="003b6cee"/>
    </style:style>
    <style:style style:name="P76" style:family="paragraph" style:parent-style-name="Standard">
      <style:text-properties officeooo:paragraph-rsid="003ca8a6"/>
    </style:style>
    <style:style style:name="P77" style:family="paragraph" style:parent-style-name="Standard">
      <style:text-properties officeooo:paragraph-rsid="003dcdf5"/>
    </style:style>
    <style:style style:name="P78" style:family="paragraph" style:parent-style-name="Standard">
      <style:text-properties officeooo:paragraph-rsid="003f8e1d"/>
    </style:style>
    <style:style style:name="P79" style:family="paragraph" style:parent-style-name="Standard">
      <style:text-properties officeooo:paragraph-rsid="003fd9ba"/>
    </style:style>
    <style:style style:name="P80" style:family="paragraph" style:parent-style-name="Standard">
      <style:text-properties officeooo:paragraph-rsid="004170e6"/>
    </style:style>
    <style:style style:name="P81" style:family="paragraph" style:parent-style-name="Standard">
      <style:text-properties officeooo:paragraph-rsid="0042eb6c"/>
    </style:style>
    <style:style style:name="P82" style:family="paragraph" style:parent-style-name="Standard">
      <style:text-properties officeooo:paragraph-rsid="00437044"/>
    </style:style>
    <style:style style:name="P83" style:family="paragraph" style:parent-style-name="Standard">
      <style:paragraph-properties style:line-height-at-least="0.198in"/>
      <style:text-properties fo:color="#d4d4d4" style:font-name="Droid Sans Mono" fo:font-size="10.5pt" fo:font-weight="normal" fo:background-color="#1e1e1e"/>
    </style:style>
    <style:style style:name="P84" style:family="paragraph" style:parent-style-name="Standard">
      <style:paragraph-properties style:line-height-at-least="0.198in"/>
    </style:style>
    <style:style style:name="P85" style:family="paragraph" style:parent-style-name="Standard">
      <style:text-properties officeooo:rsid="0042eb6c" officeooo:paragraph-rsid="0042eb6c"/>
    </style:style>
    <style:style style:name="P86" style:family="paragraph" style:parent-style-name="Standard">
      <style:text-properties officeooo:rsid="0042eb6c" officeooo:paragraph-rsid="00735b4b"/>
    </style:style>
    <style:style style:name="P87" style:family="paragraph" style:parent-style-name="Standard">
      <style:text-properties officeooo:paragraph-rsid="0047ec8a"/>
    </style:style>
    <style:style style:name="P88" style:family="paragraph" style:parent-style-name="Standard">
      <style:text-properties officeooo:paragraph-rsid="0050b777"/>
    </style:style>
    <style:style style:name="P89" style:family="paragraph" style:parent-style-name="Standard">
      <style:paragraph-properties style:line-height-at-least="0.198in"/>
      <style:text-properties fo:color="#6a9955" style:font-name="Droid Sans Mono" fo:font-size="10.5pt" fo:font-weight="normal" fo:background-color="#1e1e1e"/>
    </style:style>
    <style:style style:name="P90" style:family="paragraph" style:parent-style-name="Standard">
      <style:paragraph-properties style:line-height-at-least="0.198in"/>
      <style:text-properties fo:color="#000000" style:font-name="Droid Sans Mono" fo:font-size="10.5pt" fo:font-weight="normal" officeooo:rsid="0079e9bf" officeooo:paragraph-rsid="0079e9bf" fo:background-color="#ffff00"/>
    </style:style>
    <style:style style:name="P91" style:family="paragraph" style:parent-style-name="Heading_20_1">
      <style:text-properties officeooo:paragraph-rsid="0042eb6c"/>
    </style:style>
    <style:style style:name="P92" style:family="paragraph" style:parent-style-name="Heading_20_2">
      <style:text-properties officeooo:rsid="0042eb6c" officeooo:paragraph-rsid="007f6fbc"/>
    </style:style>
    <style:style style:name="P93" style:family="paragraph" style:parent-style-name="Preformatted_20_Text">
      <style:paragraph-properties fo:margin-left="0in" fo:margin-right="0in" fo:margin-top="0.25in" fo:margin-bottom="0.1665in" loext:contextual-spacing="false" fo:line-height="125%" fo:orphans="2" fo:widows="2" fo:text-indent="0in" style:auto-text-indent="false"/>
      <style:text-properties officeooo:rsid="00308e3f" officeooo:paragraph-rsid="0035f205"/>
    </style:style>
    <style:style style:name="P94" style:family="paragraph" style:parent-style-name="Preformatted_20_Text">
      <style:paragraph-properties fo:margin-top="0in" fo:margin-bottom="0.1965in" loext:contextual-spacing="false"/>
    </style:style>
    <style:style style:name="P95" style:family="paragraph" style:parent-style-name="Preformatted_20_Text">
      <loext:graphic-properties draw:fill="solid" draw:fill-color="#f8f8f8" draw:opacity="100%"/>
      <style:paragraph-properties fo:margin-top="0in" fo:margin-bottom="0.1965in" loext:contextual-spacing="false" fo:background-color="#f8f8f8"/>
    </style:style>
    <style:style style:name="P96" style:family="paragraph" style:parent-style-name="Heading_20_4">
      <style:text-properties officeooo:rsid="0042eb6c" officeooo:paragraph-rsid="008d5890"/>
    </style:style>
    <style:style style:name="P97" style:family="paragraph" style:parent-style-name="Heading_20_2">
      <style:text-properties officeooo:rsid="0042eb6c" officeooo:paragraph-rsid="008ebd52"/>
    </style:style>
    <style:style style:name="P98" style:family="paragraph" style:parent-style-name="Preformatted_20_Text">
      <style:text-properties officeooo:rsid="0042eb6c" officeooo:paragraph-rsid="0064fd29"/>
    </style:style>
    <style:style style:name="P99" style:family="paragraph" style:parent-style-name="Preformatted_20_Text">
      <style:text-properties officeooo:rsid="0042eb6c" officeooo:paragraph-rsid="00898e9e"/>
    </style:style>
    <style:style style:name="P100" style:family="paragraph" style:parent-style-name="Preformatted_20_Text">
      <style:text-properties officeooo:rsid="0042eb6c" officeooo:paragraph-rsid="0089e258"/>
    </style:style>
    <style:style style:name="P101" style:family="paragraph" style:parent-style-name="Preformatted_20_Text">
      <style:text-properties officeooo:rsid="0042eb6c" officeooo:paragraph-rsid="008a5275"/>
    </style:style>
    <style:style style:name="P102" style:family="paragraph" style:parent-style-name="Preformatted_20_Text">
      <style:text-properties officeooo:rsid="0042eb6c" officeooo:paragraph-rsid="008be247"/>
    </style:style>
    <style:style style:name="P103" style:family="paragraph" style:parent-style-name="Preformatted_20_Text">
      <style:text-properties officeooo:rsid="0042eb6c" officeooo:paragraph-rsid="008d5890"/>
    </style:style>
    <style:style style:name="P104" style:family="paragraph" style:parent-style-name="Preformatted_20_Text">
      <style:text-properties officeooo:rsid="0042eb6c" officeooo:paragraph-rsid="008ebd52"/>
    </style:style>
    <style:style style:name="P105" style:family="paragraph" style:parent-style-name="Preformatted_20_Text">
      <style:text-properties officeooo:rsid="0042eb6c" officeooo:paragraph-rsid="008f1bb8"/>
    </style:style>
    <style:style style:name="P106" style:family="paragraph" style:parent-style-name="Preformatted_20_Text">
      <style:text-properties officeooo:rsid="0042eb6c" officeooo:paragraph-rsid="008f9233"/>
    </style:style>
    <style:style style:name="P107" style:family="paragraph" style:parent-style-name="Preformatted_20_Text">
      <style:text-properties officeooo:rsid="0042eb6c" officeooo:paragraph-rsid="00914e9e"/>
    </style:style>
    <style:style style:name="P108" style:family="paragraph" style:parent-style-name="Preformatted_20_Text">
      <style:text-properties officeooo:rsid="0042eb6c" officeooo:paragraph-rsid="009a2b19"/>
    </style:style>
    <style:style style:name="P109" style:family="paragraph" style:parent-style-name="Preformatted_20_Text">
      <style:text-properties officeooo:rsid="0042eb6c" officeooo:paragraph-rsid="009cdacb"/>
    </style:style>
    <style:style style:name="P110" style:family="paragraph" style:parent-style-name="Preformatted_20_Text">
      <style:text-properties officeooo:rsid="0042eb6c" officeooo:paragraph-rsid="009e9723"/>
    </style:style>
    <style:style style:name="P111" style:family="paragraph" style:parent-style-name="Preformatted_20_Text">
      <style:text-properties officeooo:rsid="0042eb6c" officeooo:paragraph-rsid="00a071b6"/>
    </style:style>
    <style:style style:name="P112" style:family="paragraph" style:parent-style-name="Preformatted_20_Text">
      <style:text-properties officeooo:rsid="0042eb6c" officeooo:paragraph-rsid="00a1cb52"/>
    </style:style>
    <style:style style:name="P113" style:family="paragraph" style:parent-style-name="Preformatted_20_Text">
      <style:text-properties officeooo:rsid="0042eb6c" officeooo:paragraph-rsid="00a7aab2"/>
    </style:style>
    <style:style style:name="P114" style:family="paragraph" style:parent-style-name="Preformatted_20_Text">
      <style:text-properties officeooo:rsid="0042eb6c" officeooo:paragraph-rsid="00a9060c"/>
    </style:style>
    <style:style style:name="P115" style:family="paragraph" style:parent-style-name="Preformatted_20_Text">
      <style:text-properties officeooo:rsid="0042eb6c" officeooo:paragraph-rsid="00aae917"/>
    </style:style>
    <style:style style:name="P116" style:family="paragraph" style:parent-style-name="Preformatted_20_Text">
      <style:text-properties officeooo:rsid="0042eb6c" officeooo:paragraph-rsid="00abed2e"/>
    </style:style>
    <style:style style:name="P117" style:family="paragraph" style:parent-style-name="Preformatted_20_Text">
      <style:text-properties officeooo:rsid="0042eb6c" officeooo:paragraph-rsid="00ae2d8b"/>
    </style:style>
    <style:style style:name="P118" style:family="paragraph" style:parent-style-name="Preformatted_20_Text">
      <style:text-properties officeooo:rsid="0042eb6c" officeooo:paragraph-rsid="00af6447"/>
    </style:style>
    <style:style style:name="P119" style:family="paragraph" style:parent-style-name="Preformatted_20_Text">
      <style:text-properties officeooo:rsid="0042eb6c" officeooo:paragraph-rsid="00af8365"/>
    </style:style>
    <style:style style:name="P120" style:family="paragraph" style:parent-style-name="Preformatted_20_Text">
      <style:text-properties officeooo:rsid="0042eb6c" officeooo:paragraph-rsid="00b061b3"/>
    </style:style>
    <style:style style:name="P121" style:family="paragraph" style:parent-style-name="Preformatted_20_Text">
      <style:text-properties officeooo:rsid="0042eb6c" officeooo:paragraph-rsid="00b1ff65"/>
    </style:style>
    <style:style style:name="P122" style:family="paragraph" style:parent-style-name="Preformatted_20_Text">
      <style:text-properties officeooo:rsid="0042eb6c" officeooo:paragraph-rsid="00b3d78f"/>
    </style:style>
    <style:style style:name="P123" style:family="paragraph" style:parent-style-name="Preformatted_20_Text">
      <style:text-properties officeooo:rsid="0042eb6c" officeooo:paragraph-rsid="00b7be0f"/>
    </style:style>
    <style:style style:name="P124" style:family="paragraph" style:parent-style-name="Preformatted_20_Text">
      <style:text-properties officeooo:rsid="0042eb6c" officeooo:paragraph-rsid="00b82797"/>
    </style:style>
    <style:style style:name="P125" style:family="paragraph" style:parent-style-name="Preformatted_20_Text">
      <style:text-properties officeooo:rsid="0042eb6c" officeooo:paragraph-rsid="00b96743"/>
    </style:style>
    <style:style style:name="P126" style:family="paragraph" style:parent-style-name="Preformatted_20_Text">
      <style:text-properties officeooo:rsid="0042eb6c" officeooo:paragraph-rsid="00bf2568"/>
    </style:style>
    <style:style style:name="P127" style:family="paragraph" style:parent-style-name="Preformatted_20_Text">
      <style:text-properties officeooo:rsid="0042eb6c" officeooo:paragraph-rsid="00c0ae3a"/>
    </style:style>
    <style:style style:name="P128" style:family="paragraph" style:parent-style-name="Preformatted_20_Text">
      <loext:graphic-properties draw:fill="solid" draw:fill-color="#f8f8f8" draw:opacity="100%"/>
      <style:paragraph-properties fo:background-color="#f8f8f8"/>
    </style:style>
    <style:style style:name="P129" style:family="paragraph" style:parent-style-name="Preformatted_20_Text">
      <loext:graphic-properties draw:fill="solid" draw:fill-color="#f8f8f8" draw:opacity="100%"/>
      <style:paragraph-properties fo:background-color="#f8f8f8"/>
      <style:text-properties fo:color="#000000" fo:font-weight="bold"/>
    </style:style>
    <style:style style:name="P130" style:family="paragraph" style:parent-style-name="Preformatted_20_Text">
      <loext:graphic-properties draw:fill="solid" draw:fill-color="#f8f8f8" draw:opacity="100%"/>
      <style:paragraph-properties fo:background-color="#f8f8f8"/>
      <style:text-properties fo:color="#8f5902" fo:font-style="italic"/>
    </style:style>
    <style:style style:name="P131" style:family="paragraph" style:parent-style-name="Preformatted_20_Text" style:list-style-name="L6"/>
    <style:style style:name="P132" style:family="paragraph" style:parent-style-name="Preformatted_20_Text">
      <style:text-properties officeooo:rsid="00c5878e" officeooo:paragraph-rsid="00c5878e"/>
    </style:style>
    <style:style style:name="P133" style:family="paragraph" style:parent-style-name="Preformatted_20_Text">
      <style:text-properties officeooo:rsid="00c69741" officeooo:paragraph-rsid="00c69741"/>
    </style:style>
    <style:style style:name="P134" style:family="paragraph" style:parent-style-name="Preformatted_20_Text">
      <loext:graphic-properties draw:fill="solid" draw:fill-color="#f8f8f8" draw:opacity="100%"/>
      <style:paragraph-properties fo:margin-top="0in" fo:margin-bottom="0.1965in" loext:contextual-spacing="false" fo:background-color="#f8f8f8"/>
    </style:style>
    <style:style style:name="P135" style:family="paragraph" style:parent-style-name="Preformatted_20_Text" style:list-style-name="L6">
      <style:paragraph-properties fo:margin-top="0in" fo:margin-bottom="0.1965in" loext:contextual-spacing="false"/>
    </style:style>
    <style:style style:name="P136" style:family="paragraph" style:parent-style-name="Standard">
      <style:paragraph-properties style:line-height-at-least="0.198in"/>
      <style:text-properties fo:color="#d4d4d4" style:font-name="Droid Sans Mono" fo:font-size="10.5pt" fo:font-weight="normal" fo:background-color="#1e1e1e"/>
    </style:style>
    <style:style style:name="P137" style:family="paragraph" style:parent-style-name="Standard">
      <style:paragraph-properties style:line-height-at-least="0.198in"/>
      <style:text-properties fo:color="#d4d4d4" style:font-name="Droid Sans Mono" fo:font-size="10.5pt" fo:font-weight="normal" officeooo:rsid="0042eb6c" officeooo:paragraph-rsid="00968cdc" fo:background-color="#1e1e1e"/>
    </style:style>
    <style:style style:name="P138" style:family="paragraph" style:parent-style-name="Standard">
      <style:text-properties fo:color="#d4d4d4" style:font-name="Droid Sans Mono" fo:font-size="10.5pt" fo:font-weight="normal" officeooo:rsid="00cdf1d4" officeooo:paragraph-rsid="00cdf1d4" fo:background-color="#1e1e1e"/>
    </style:style>
    <style:style style:name="P139" style:family="paragraph" style:parent-style-name="Standard">
      <style:paragraph-properties style:line-height-at-least="0.198in"/>
      <style:text-properties fo:color="#000000" style:font-name="Droid Sans Mono" fo:font-size="10.5pt" fo:font-weight="normal" officeooo:rsid="0089248f" officeooo:paragraph-rsid="0089248f" fo:background-color="transparent"/>
    </style:style>
    <style:style style:name="P140" style:family="paragraph" style:parent-style-name="Standard">
      <style:paragraph-properties style:line-height-at-least="0.198in"/>
      <style:text-properties fo:color="#000000" style:font-name="Droid Sans Mono" fo:font-size="10.5pt" fo:font-weight="normal" officeooo:rsid="009264be" officeooo:paragraph-rsid="009264be" fo:background-color="transparent"/>
    </style:style>
    <style:style style:name="P141" style:family="paragraph" style:parent-style-name="Standard">
      <style:paragraph-properties style:line-height-at-least="0.198in"/>
      <style:text-properties fo:color="#000000" style:font-name="Droid Sans Mono" fo:font-size="10.5pt" fo:font-weight="normal" officeooo:rsid="00940e6e" officeooo:paragraph-rsid="00940e6e" fo:background-color="transparent"/>
    </style:style>
    <style:style style:name="P142" style:family="paragraph" style:parent-style-name="Standard">
      <style:paragraph-properties style:line-height-at-least="0.198in"/>
      <style:text-properties fo:color="#000000" style:font-name="Droid Sans Mono" fo:font-size="10.5pt" fo:font-weight="normal" officeooo:rsid="009b9b5c" fo:background-color="transparent"/>
    </style:style>
    <style:style style:name="P143" style:family="paragraph" style:parent-style-name="Standard">
      <style:paragraph-properties style:line-height-at-least="0.198in"/>
      <style:text-properties fo:color="#000000" style:font-name="Droid Sans Mono" fo:font-size="10.5pt" fo:font-weight="normal" officeooo:rsid="00914e9e" officeooo:paragraph-rsid="009264be" fo:background-color="#ffff00"/>
    </style:style>
    <style:style style:name="P144" style:family="paragraph" style:parent-style-name="Standard">
      <style:paragraph-properties style:line-height-at-least="0.198in"/>
      <style:text-properties fo:color="#000000" style:font-name="Droid Sans Mono" fo:font-size="10.5pt" fo:font-weight="normal" officeooo:rsid="009264be" officeooo:paragraph-rsid="009264be" fo:background-color="#ffff00"/>
    </style:style>
    <style:style style:name="P145" style:family="paragraph" style:parent-style-name="Standard">
      <style:paragraph-properties style:line-height-at-least="0.198in"/>
      <style:text-properties fo:color="#000000" style:font-name="Droid Sans Mono" fo:font-size="10.5pt" fo:font-weight="normal" officeooo:rsid="00940e6e" officeooo:paragraph-rsid="00940e6e" fo:background-color="#ffff00"/>
    </style:style>
    <style:style style:name="P146" style:family="paragraph" style:parent-style-name="Standard">
      <style:paragraph-properties style:line-height-at-least="0.198in"/>
      <style:text-properties fo:color="#000000" style:font-name="Droid Sans Mono" fo:font-size="10.5pt" fo:font-weight="normal" officeooo:rsid="00967ed5" officeooo:paragraph-rsid="00967ed5" fo:background-color="#ffff00"/>
    </style:style>
    <style:style style:name="P147" style:family="paragraph" style:parent-style-name="Standard">
      <style:paragraph-properties style:line-height-at-least="0.198in"/>
      <style:text-properties fo:color="#000000" style:font-name="Droid Sans Mono" fo:font-size="10.5pt" fo:font-weight="normal" officeooo:rsid="00968cdc" officeooo:paragraph-rsid="00968cdc" fo:background-color="#ffff00"/>
    </style:style>
    <style:style style:name="P148" style:family="paragraph" style:parent-style-name="Standard">
      <style:paragraph-properties style:line-height-at-least="0.198in"/>
      <style:text-properties fo:color="#000000" style:font-name="Droid Sans Mono" fo:font-size="10.5pt" fo:font-weight="normal" officeooo:rsid="0097d20e" officeooo:paragraph-rsid="0097d20e" fo:background-color="#ffff00"/>
    </style:style>
    <style:style style:name="P149" style:family="paragraph" style:parent-style-name="Standard">
      <style:paragraph-properties style:line-height-at-least="0.198in"/>
      <style:text-properties fo:color="#000000" style:font-name="Droid Sans Mono" fo:font-size="10.5pt" fo:font-weight="normal" officeooo:rsid="00986054" officeooo:paragraph-rsid="00986054" fo:background-color="#ffff00"/>
    </style:style>
    <style:style style:name="P150" style:family="paragraph" style:parent-style-name="Standard">
      <style:paragraph-properties style:line-height-at-least="0.198in"/>
      <style:text-properties fo:color="#000000" style:font-name="Droid Sans Mono" fo:font-size="10.5pt" fo:font-weight="normal" officeooo:rsid="009e3bd8" officeooo:paragraph-rsid="00968cdc" fo:background-color="#ffff00"/>
    </style:style>
    <style:style style:name="P151" style:family="paragraph" style:parent-style-name="Standard">
      <style:paragraph-properties style:line-height-at-least="0.198in"/>
    </style:style>
    <style:style style:name="P152" style:family="paragraph" style:parent-style-name="Standard">
      <style:paragraph-properties style:line-height-at-least="0.198in"/>
      <style:text-properties officeooo:paragraph-rsid="00967ed5"/>
    </style:style>
    <style:style style:name="P153" style:family="paragraph" style:parent-style-name="Standard">
      <style:text-properties officeooo:rsid="0042eb6c" officeooo:paragraph-rsid="008f9233"/>
    </style:style>
    <style:style style:name="P154" style:family="paragraph" style:parent-style-name="Text_20_body" style:list-style-name="L1"/>
    <style:style style:name="P155" style:family="paragraph" style:parent-style-name="Text_20_body" style:list-style-name="L2"/>
    <style:style style:name="P156" style:family="paragraph" style:parent-style-name="Text_20_body" style:list-style-name="L3"/>
    <style:style style:name="P157" style:family="paragraph" style:parent-style-name="Text_20_body" style:list-style-name="L4"/>
    <style:style style:name="P158" style:family="paragraph" style:parent-style-name="Text_20_body" style:list-style-name="L5"/>
    <style:style style:name="P159" style:family="paragraph" style:parent-style-name="Text_20_body" style:list-style-name="L6"/>
    <style:style style:name="P160" style:family="paragraph" style:parent-style-name="Text_20_body">
      <style:text-properties officeooo:rsid="0042eb6c" officeooo:paragraph-rsid="00b96743"/>
    </style:style>
    <style:style style:name="P161" style:family="paragraph" style:parent-style-name="Text_20_body">
      <style:text-properties officeooo:rsid="0042eb6c" officeooo:paragraph-rsid="00b3d78f"/>
    </style:style>
    <style:style style:name="P162" style:family="paragraph" style:parent-style-name="Text_20_body" style:list-style-name="L7"/>
    <style:style style:name="P163" style:family="paragraph" style:parent-style-name="Text_20_body">
      <style:text-properties officeooo:rsid="00c1213c" officeooo:paragraph-rsid="00c1213c"/>
    </style:style>
    <style:style style:name="P164" style:family="paragraph" style:parent-style-name="Text_20_body">
      <style:text-properties officeooo:rsid="00c31aa1" officeooo:paragraph-rsid="00c31aa1"/>
    </style:style>
    <style:style style:name="P165" style:family="paragraph" style:parent-style-name="Text_20_body">
      <style:text-properties officeooo:rsid="00c5878e" officeooo:paragraph-rsid="00c5878e"/>
    </style:style>
    <style:style style:name="P166" style:family="paragraph" style:parent-style-name="Text_20_body">
      <style:text-properties officeooo:rsid="00c69741" officeooo:paragraph-rsid="00c69741"/>
    </style:style>
    <style:style style:name="P167" style:family="paragraph" style:parent-style-name="Text_20_body">
      <style:text-properties officeooo:rsid="00c8754c" officeooo:paragraph-rsid="00c8754c"/>
    </style:style>
    <style:style style:name="P168" style:family="paragraph" style:parent-style-name="Text_20_body">
      <style:text-properties officeooo:rsid="00c8754c" officeooo:paragraph-rsid="00cc653a"/>
    </style:style>
    <style:style style:name="P169" style:family="paragraph" style:parent-style-name="Text_20_body">
      <style:text-properties officeooo:rsid="00ca4c3f" officeooo:paragraph-rsid="00c8754c"/>
    </style:style>
    <style:style style:name="P170" style:family="paragraph" style:parent-style-name="Text_20_body">
      <style:text-properties officeooo:rsid="00cdf1d4" officeooo:paragraph-rsid="00cdf1d4"/>
    </style:style>
    <style:style style:name="P171" style:family="paragraph" style:parent-style-name="Text_20_body">
      <style:text-properties officeooo:rsid="00cebdfa" officeooo:paragraph-rsid="00cebdfa"/>
    </style:style>
    <style:style style:name="P172" style:family="paragraph" style:parent-style-name="Text_20_body">
      <style:text-properties officeooo:rsid="00cebdfa" officeooo:paragraph-rsid="00cf3b84"/>
    </style:style>
    <style:style style:name="P173" style:family="paragraph" style:parent-style-name="Text_20_body">
      <style:text-properties officeooo:rsid="00cebdfa" officeooo:paragraph-rsid="00cf3b84" fo:background-color="#ffff00"/>
    </style:style>
    <style:style style:name="P174" style:family="paragraph" style:parent-style-name="Text_20_body">
      <style:text-properties officeooo:rsid="00cebdfa" officeooo:paragraph-rsid="00cebdfa" fo:background-color="#ffff00"/>
    </style:style>
    <style:style style:name="P175" style:family="paragraph" style:parent-style-name="Text_20_body">
      <style:text-properties officeooo:rsid="00d0407c" officeooo:paragraph-rsid="00d0407c"/>
    </style:style>
    <style:style style:name="P176" style:family="paragraph" style:parent-style-name="Text_20_body" style:list-style-name="L1">
      <style:paragraph-properties fo:margin-top="0in" fo:margin-bottom="0in" loext:contextual-spacing="false"/>
      <style:text-properties fo:background-color="#ffff00"/>
    </style:style>
    <style:style style:name="P177" style:family="paragraph" style:parent-style-name="Text_20_body" style:list-style-name="L1">
      <style:paragraph-properties fo:margin-top="0in" fo:margin-bottom="0in" loext:contextual-spacing="false"/>
    </style:style>
    <style:style style:name="P178" style:family="paragraph" style:parent-style-name="Text_20_body" style:list-style-name="L2">
      <style:paragraph-properties fo:margin-top="0in" fo:margin-bottom="0in" loext:contextual-spacing="false"/>
    </style:style>
    <style:style style:name="P179" style:family="paragraph" style:parent-style-name="Text_20_body" style:list-style-name="L5">
      <style:paragraph-properties fo:margin-top="0in" fo:margin-bottom="0in" loext:contextual-spacing="false"/>
    </style:style>
    <style:style style:name="P180" style:family="paragraph" style:parent-style-name="Text_20_body" style:list-style-name="L7">
      <style:paragraph-properties fo:margin-top="0in" fo:margin-bottom="0in" loext:contextual-spacing="false"/>
    </style:style>
    <style:style style:name="T1" style:family="text">
      <style:text-properties officeooo:rsid="00106ead"/>
    </style:style>
    <style:style style:name="T2" style:family="text">
      <style:text-properties officeooo:rsid="0012e8f5"/>
    </style:style>
    <style:style style:name="T3" style:family="text">
      <style:text-properties officeooo:rsid="0013d3ca"/>
    </style:style>
    <style:style style:name="T4" style:family="text">
      <style:text-properties officeooo:rsid="001406f8"/>
    </style:style>
    <style:style style:name="T5" style:family="text">
      <style:text-properties officeooo:rsid="00166aff"/>
    </style:style>
    <style:style style:name="T6" style:family="text">
      <style:text-properties officeooo:rsid="0016f3c4"/>
    </style:style>
    <style:style style:name="T7" style:family="text">
      <style:text-properties officeooo:rsid="00184903"/>
    </style:style>
    <style:style style:name="T8" style:family="text">
      <style:text-properties fo:background-color="#ffff00" loext:char-shading-value="0"/>
    </style:style>
    <style:style style:name="T9" style:family="text">
      <style:text-properties officeooo:rsid="003a7068" fo:background-color="#ffff00" loext:char-shading-value="0"/>
    </style:style>
    <style:style style:name="T10" style:family="text">
      <style:text-properties officeooo:rsid="004170e6" fo:background-color="#ffff00" loext:char-shading-value="0"/>
    </style:style>
    <style:style style:name="T11" style:family="text">
      <style:text-properties officeooo:rsid="0047ec8a" fo:background-color="#ffff00" loext:char-shading-value="0"/>
    </style:style>
    <style:style style:name="T12" style:family="text">
      <style:text-properties fo:background-color="#ffff00" loext:char-shading-value="0"/>
    </style:style>
    <style:style style:name="T13" style:family="text">
      <style:text-properties officeooo:rsid="001bc1fa"/>
    </style:style>
    <style:style style:name="T14" style:family="text">
      <style:text-properties officeooo:rsid="001c78dd"/>
    </style:style>
    <style:style style:name="T15" style:family="text">
      <style:text-properties officeooo:rsid="001ddc0f"/>
    </style:style>
    <style:style style:name="T16" style:family="text">
      <style:text-properties officeooo:rsid="001f5336"/>
    </style:style>
    <style:style style:name="T17" style:family="text">
      <style:text-properties officeooo:rsid="0021fd65"/>
    </style:style>
    <style:style style:name="T18" style:family="text">
      <style:text-properties officeooo:rsid="00231668"/>
    </style:style>
    <style:style style:name="T19" style:family="text">
      <style:text-properties officeooo:rsid="002accb8"/>
    </style:style>
    <style:style style:name="T20" style:family="text">
      <style:text-properties officeooo:rsid="002cc719"/>
    </style:style>
    <style:style style:name="T21" style:family="text">
      <style:text-properties officeooo:rsid="002dcac9"/>
    </style:style>
    <style:style style:name="T22" style:family="text">
      <style:text-properties officeooo:rsid="002e42c9"/>
    </style:style>
    <style:style style:name="T23" style:family="text">
      <style:text-properties officeooo:rsid="00308e3f"/>
    </style:style>
    <style:style style:name="T24" style:family="text">
      <style:text-properties officeooo:rsid="0030d3b4"/>
    </style:style>
    <style:style style:name="T25" style:family="text">
      <style:text-properties fo:font-variant="normal" fo:text-transform="none" fo:color="#212529" fo:font-size="15pt" fo:letter-spacing="normal" fo:font-style="normal" fo:font-weight="normal" officeooo:rsid="0035f205" fo:background-color="transparent" loext:char-shading-value="0" style:font-weight-asian="normal" style:font-weight-complex="normal"/>
    </style:style>
    <style:style style:name="T26" style:family="text">
      <style:text-properties officeooo:rsid="00397b89"/>
    </style:style>
    <style:style style:name="T27" style:family="text">
      <style:text-properties officeooo:rsid="003a7068"/>
    </style:style>
    <style:style style:name="T28" style:family="text">
      <style:text-properties officeooo:rsid="003b6cee"/>
    </style:style>
    <style:style style:name="T29" style:family="text">
      <style:text-properties officeooo:rsid="003ca8a6"/>
    </style:style>
    <style:style style:name="T30" style:family="text">
      <style:text-properties officeooo:rsid="003dcdf5"/>
    </style:style>
    <style:style style:name="T31" style:family="text">
      <style:text-properties officeooo:rsid="003f8e1d"/>
    </style:style>
    <style:style style:name="T32" style:family="text">
      <style:text-properties officeooo:rsid="003fd9ba"/>
    </style:style>
    <style:style style:name="T33" style:family="text">
      <style:text-properties officeooo:rsid="004170e6"/>
    </style:style>
    <style:style style:name="T34" style:family="text">
      <style:text-properties officeooo:rsid="0042eb6c"/>
    </style:style>
    <style:style style:name="T35" style:family="text">
      <style:text-properties officeooo:rsid="00437044"/>
    </style:style>
    <style:style style:name="T36" style:family="text">
      <style:text-properties officeooo:rsid="00449b35"/>
    </style:style>
    <style:style style:name="T37" style:family="text">
      <style:text-properties officeooo:rsid="0044e809"/>
    </style:style>
    <style:style style:name="T38" style:family="text">
      <style:text-properties fo:color="#d4d4d4" style:font-name="Droid Sans Mono" fo:font-size="10.5pt" fo:font-weight="normal" fo:background-color="#1e1e1e" loext:char-shading-value="0"/>
    </style:style>
    <style:style style:name="T39" style:family="text">
      <style:text-properties fo:color="#d4d4d4" style:font-name="Droid Sans Mono" fo:font-size="10.5pt" fo:font-weight="normal" officeooo:rsid="00735b4b" fo:background-color="#1e1e1e" loext:char-shading-value="0" style:font-size-asian="10.5pt" style:font-size-complex="12pt"/>
    </style:style>
    <style:style style:name="T40" style:family="text">
      <style:text-properties fo:color="#d4d4d4" style:font-name="Droid Sans Mono" fo:font-size="10.5pt" fo:font-weight="normal" officeooo:rsid="008f9233" fo:background-color="#1e1e1e" loext:char-shading-value="0" style:font-size-asian="10.5pt" style:font-size-complex="12pt"/>
    </style:style>
    <style:style style:name="T41" style:family="text">
      <style:text-properties fo:color="#d4d4d4" style:font-name="Droid Sans Mono" fo:font-size="10.5pt" fo:font-weight="normal" officeooo:rsid="00914e9e" fo:background-color="#1e1e1e" loext:char-shading-value="0" style:font-size-asian="10.5pt" style:font-size-complex="12pt"/>
    </style:style>
    <style:style style:name="T42" style:family="text">
      <style:text-properties fo:color="#569cd6"/>
    </style:style>
    <style:style style:name="T43" style:family="text">
      <style:text-properties fo:color="#569cd6" style:font-name="Droid Sans Mono" fo:font-size="10.5pt" fo:font-weight="normal" fo:background-color="#1e1e1e" loext:char-shading-value="0"/>
    </style:style>
    <style:style style:name="T44" style:family="text">
      <style:text-properties fo:color="#ce9178"/>
    </style:style>
    <style:style style:name="T45" style:family="text">
      <style:text-properties fo:color="#ce9178" style:font-name="Droid Sans Mono" fo:font-size="10.5pt" fo:font-weight="normal" officeooo:rsid="0065b4ad" fo:background-color="transparent" loext:char-shading-value="0" style:font-size-asian="10.5pt" style:font-size-complex="12pt"/>
    </style:style>
    <style:style style:name="T46" style:family="text">
      <style:text-properties fo:color="#b5cea8"/>
    </style:style>
    <style:style style:name="T47" style:family="text">
      <style:text-properties fo:font-weight="bold"/>
    </style:style>
    <style:style style:name="T48" style:family="text">
      <style:text-properties officeooo:rsid="0047827c"/>
    </style:style>
    <style:style style:name="T49" style:family="text">
      <style:text-properties fo:font-size="12pt" officeooo:rsid="0047ec8a" style:font-size-asian="10.5pt" style:font-size-complex="12pt"/>
    </style:style>
    <style:style style:name="T50" style:family="text">
      <style:text-properties fo:font-size="12pt" officeooo:rsid="0047ec8f" style:font-size-asian="10.5pt" style:font-size-complex="12pt"/>
    </style:style>
    <style:style style:name="T51" style:family="text">
      <style:text-properties fo:font-size="12pt" officeooo:rsid="004976d2" style:font-size-asian="10.5pt" style:font-size-complex="12pt"/>
    </style:style>
    <style:style style:name="T52" style:family="text">
      <style:text-properties fo:font-size="12pt" officeooo:rsid="0047827c" style:font-size-asian="10.5pt" style:font-size-complex="12pt"/>
    </style:style>
    <style:style style:name="T53" style:family="text">
      <style:text-properties fo:font-size="12pt" officeooo:rsid="00537938" style:font-size-asian="10.5pt" style:font-size-complex="12pt"/>
    </style:style>
    <style:style style:name="T54" style:family="text">
      <style:text-properties fo:font-size="12pt" officeooo:rsid="0054bc83" style:font-size-asian="10.5pt" style:font-size-complex="12pt"/>
    </style:style>
    <style:style style:name="T55" style:family="text">
      <style:text-properties fo:font-size="12pt" officeooo:rsid="005634a1" style:font-size-asian="10.5pt" style:font-size-complex="12pt"/>
    </style:style>
    <style:style style:name="T56" style:family="text">
      <style:text-properties fo:font-size="12pt" officeooo:rsid="0057673d" style:font-size-asian="10.5pt" style:font-size-complex="12pt"/>
    </style:style>
    <style:style style:name="T57" style:family="text">
      <style:text-properties fo:font-size="12pt" officeooo:rsid="0057752d" style:font-size-asian="10.5pt" style:font-size-complex="12pt"/>
    </style:style>
    <style:style style:name="T58" style:family="text">
      <style:text-properties fo:font-size="12pt" officeooo:rsid="0058e491" style:font-size-asian="10.5pt" style:font-size-complex="12pt"/>
    </style:style>
    <style:style style:name="T59" style:family="text">
      <style:text-properties fo:font-size="12pt" officeooo:rsid="005ad5ca" style:font-size-asian="10.5pt" style:font-size-complex="12pt"/>
    </style:style>
    <style:style style:name="T60" style:family="text">
      <style:text-properties fo:font-size="12pt" officeooo:rsid="005ba8a0" style:font-size-asian="10.5pt" style:font-size-complex="12pt"/>
    </style:style>
    <style:style style:name="T61" style:family="text">
      <style:text-properties fo:font-size="12pt" officeooo:rsid="005c68c6" style:font-size-asian="10.5pt" style:font-size-complex="12pt"/>
    </style:style>
    <style:style style:name="T62" style:family="text">
      <style:text-properties fo:font-size="12pt" officeooo:rsid="005f7146" style:font-size-asian="10.5pt" style:font-size-complex="12pt"/>
    </style:style>
    <style:style style:name="T63" style:family="text">
      <style:text-properties fo:font-size="12pt" officeooo:rsid="005f8167" style:font-size-asian="10.5pt" style:font-size-complex="12pt"/>
    </style:style>
    <style:style style:name="T64" style:family="text">
      <style:text-properties fo:font-size="12pt" officeooo:rsid="00613adb" style:font-size-asian="10.5pt" style:font-size-complex="12pt"/>
    </style:style>
    <style:style style:name="T65" style:family="text">
      <style:text-properties fo:font-size="12pt" officeooo:rsid="00634557" style:font-size-asian="10.5pt" style:font-size-complex="12pt"/>
    </style:style>
    <style:style style:name="T66" style:family="text">
      <style:text-properties fo:font-size="12pt" officeooo:rsid="0064fd29" style:font-size-asian="10.5pt" style:font-size-complex="12pt"/>
    </style:style>
    <style:style style:name="T67" style:family="text">
      <style:text-properties fo:font-size="12pt" officeooo:rsid="00655327" style:font-size-asian="10.5pt" style:font-size-complex="12pt"/>
    </style:style>
    <style:style style:name="T68" style:family="text">
      <style:text-properties fo:font-size="12pt" officeooo:rsid="0065b4ad" style:font-size-asian="10.5pt" style:font-size-complex="12pt"/>
    </style:style>
    <style:style style:name="T69" style:family="text">
      <style:text-properties fo:font-size="12pt" officeooo:rsid="00680281" style:font-size-asian="10.5pt" style:font-size-complex="12pt"/>
    </style:style>
    <style:style style:name="T70" style:family="text">
      <style:text-properties fo:font-size="12pt" officeooo:rsid="00898e9e" style:font-size-asian="10.5pt" style:font-size-complex="12pt"/>
    </style:style>
    <style:style style:name="T71" style:family="text">
      <style:text-properties fo:font-size="12pt" officeooo:rsid="0089e258" style:font-size-asian="10.5pt" style:font-size-complex="12pt"/>
    </style:style>
    <style:style style:name="T72" style:family="text">
      <style:text-properties fo:font-size="12pt" officeooo:rsid="008a5275" style:font-size-asian="10.5pt" style:font-size-complex="12pt"/>
    </style:style>
    <style:style style:name="T73" style:family="text">
      <style:text-properties fo:font-size="12pt" officeooo:rsid="008be247" style:font-size-asian="10.5pt" style:font-size-complex="12pt"/>
    </style:style>
    <style:style style:name="T74" style:family="text">
      <style:text-properties fo:font-size="12pt" officeooo:rsid="008d5890" style:font-size-asian="10.5pt" style:font-size-complex="12pt"/>
    </style:style>
    <style:style style:name="T75" style:family="text">
      <style:text-properties fo:font-size="12pt" officeooo:rsid="008ebd52" style:font-size-asian="10.5pt" style:font-size-complex="12pt"/>
    </style:style>
    <style:style style:name="T76" style:family="text">
      <style:text-properties fo:font-size="12pt" officeooo:rsid="008f9233" style:font-size-asian="10.5pt" style:font-size-complex="12pt"/>
    </style:style>
    <style:style style:name="T77" style:family="text">
      <style:text-properties fo:font-size="12pt" officeooo:rsid="00914e9e" style:font-size-asian="10.5pt" style:font-size-complex="12pt"/>
    </style:style>
    <style:style style:name="T78" style:family="text">
      <style:text-properties fo:font-size="12pt" officeooo:rsid="009264be" style:font-size-asian="10.5pt" style:font-size-complex="12pt"/>
    </style:style>
    <style:style style:name="T79" style:family="text">
      <style:text-properties fo:font-size="12pt" officeooo:rsid="009a2b19" style:font-size-asian="10.5pt" style:font-size-complex="12pt"/>
    </style:style>
    <style:style style:name="T80" style:family="text">
      <style:text-properties fo:font-size="12pt" officeooo:rsid="009e9723" style:font-size-asian="10.5pt" style:font-size-complex="12pt"/>
    </style:style>
    <style:style style:name="T81" style:family="text">
      <style:text-properties fo:font-size="12pt" officeooo:rsid="00a071b6" style:font-size-asian="10.5pt" style:font-size-complex="12pt"/>
    </style:style>
    <style:style style:name="T82" style:family="text">
      <style:text-properties fo:font-size="12pt" officeooo:rsid="00a1cb52" style:font-size-asian="10.5pt" style:font-size-complex="12pt"/>
    </style:style>
    <style:style style:name="T83" style:family="text">
      <style:text-properties fo:font-size="12pt" officeooo:rsid="00a2ecba" style:font-size-asian="10.5pt" style:font-size-complex="12pt"/>
    </style:style>
    <style:style style:name="T84" style:family="text">
      <style:text-properties fo:font-size="12pt" officeooo:rsid="00a62799" style:font-size-asian="10.5pt" style:font-size-complex="12pt"/>
    </style:style>
    <style:style style:name="T85" style:family="text">
      <style:text-properties fo:font-size="12pt" officeooo:rsid="00a7aab2" style:font-size-asian="10.5pt" style:font-size-complex="12pt"/>
    </style:style>
    <style:style style:name="T86" style:family="text">
      <style:text-properties fo:font-size="12pt" officeooo:rsid="00a9060c" style:font-size-asian="10.5pt" style:font-size-complex="12pt"/>
    </style:style>
    <style:style style:name="T87" style:family="text">
      <style:text-properties fo:font-size="12pt" officeooo:rsid="00aae917" style:font-size-asian="10.5pt" style:font-size-complex="12pt"/>
    </style:style>
    <style:style style:name="T88" style:family="text">
      <style:text-properties fo:font-size="12pt" officeooo:rsid="00abcf5f" style:font-size-asian="10.5pt" style:font-size-complex="12pt"/>
    </style:style>
    <style:style style:name="T89" style:family="text">
      <style:text-properties fo:font-size="12pt" officeooo:rsid="00abed2e" style:font-size-asian="10.5pt" style:font-size-complex="12pt"/>
    </style:style>
    <style:style style:name="T90" style:family="text">
      <style:text-properties fo:font-size="12pt" officeooo:rsid="00acc506" style:font-size-asian="10.5pt" style:font-size-complex="12pt"/>
    </style:style>
    <style:style style:name="T91" style:family="text">
      <style:text-properties fo:font-size="12pt" officeooo:rsid="00ae2d8b" style:font-size-asian="10.5pt" style:font-size-complex="12pt"/>
    </style:style>
    <style:style style:name="T92" style:family="text">
      <style:text-properties fo:font-size="12pt" officeooo:rsid="00af6447" style:font-size-asian="10.5pt" style:font-size-complex="12pt"/>
    </style:style>
    <style:style style:name="T93" style:family="text">
      <style:text-properties fo:font-size="12pt" officeooo:rsid="00af8365" style:font-size-asian="10.5pt" style:font-size-complex="12pt"/>
    </style:style>
    <style:style style:name="T94" style:family="text">
      <style:text-properties fo:font-size="12pt" officeooo:rsid="00b061b3" style:font-size-asian="10.5pt" style:font-size-complex="12pt"/>
    </style:style>
    <style:style style:name="T95" style:family="text">
      <style:text-properties fo:font-size="12pt" officeooo:rsid="00b1ff65" style:font-size-asian="10.5pt" style:font-size-complex="12pt"/>
    </style:style>
    <style:style style:name="T96" style:family="text">
      <style:text-properties fo:font-size="12pt" officeooo:rsid="00b3d78f" style:font-size-asian="10.5pt" style:font-size-complex="12pt"/>
    </style:style>
    <style:style style:name="T97" style:family="text">
      <style:text-properties fo:font-size="12pt" officeooo:rsid="00b7be0f" style:font-size-asian="10.5pt" style:font-size-complex="12pt"/>
    </style:style>
    <style:style style:name="T98" style:family="text">
      <style:text-properties fo:font-size="12pt" officeooo:rsid="00b7c338" style:font-size-asian="10.5pt" style:font-size-complex="12pt"/>
    </style:style>
    <style:style style:name="T99" style:family="text">
      <style:text-properties fo:font-size="12pt" officeooo:rsid="00b82797" style:font-size-asian="10.5pt" style:font-size-complex="12pt"/>
    </style:style>
    <style:style style:name="T100" style:family="text">
      <style:text-properties fo:font-size="12pt" officeooo:rsid="00b8e0cc" style:font-size-asian="10.5pt" style:font-size-complex="12pt"/>
    </style:style>
    <style:style style:name="T101" style:family="text">
      <style:text-properties fo:font-size="12pt" officeooo:rsid="00b96743" style:font-size-asian="10.5pt" style:font-size-complex="12pt"/>
    </style:style>
    <style:style style:name="T102" style:family="text">
      <style:text-properties fo:font-size="12pt" officeooo:rsid="00bad64f" style:font-size-asian="10.5pt" style:font-size-complex="12pt"/>
    </style:style>
    <style:style style:name="T103" style:family="text">
      <style:text-properties fo:font-size="12pt" officeooo:rsid="00c0ae3a" style:font-size-asian="10.5pt" style:font-size-complex="12pt"/>
    </style:style>
    <style:style style:name="T104" style:family="text">
      <style:text-properties fo:font-size="12pt" officeooo:rsid="0047ec8a" fo:background-color="#ffff00" loext:char-shading-value="0" style:font-size-asian="10.5pt" style:font-size-complex="12pt"/>
    </style:style>
    <style:style style:name="T105" style:family="text">
      <style:text-properties fo:font-size="12pt" officeooo:rsid="005f8167" fo:background-color="#ffff00" loext:char-shading-value="0" style:font-size-asian="10.5pt" style:font-size-complex="12pt"/>
    </style:style>
    <style:style style:name="T106" style:family="text">
      <style:text-properties fo:font-size="12pt" officeooo:rsid="005283d2" fo:background-color="#ffff00" loext:char-shading-value="0" style:font-size-asian="10.5pt" style:font-size-complex="12pt"/>
    </style:style>
    <style:style style:name="T107" style:family="text">
      <style:text-properties fo:font-size="12pt" officeooo:rsid="008d5890" fo:background-color="#ffff00" loext:char-shading-value="0" style:font-size-asian="10.5pt" style:font-size-complex="12pt"/>
    </style:style>
    <style:style style:name="T108" style:family="text">
      <style:text-properties fo:font-size="12pt" officeooo:rsid="008ebd52" fo:background-color="#ffff00" loext:char-shading-value="0" style:font-size-asian="10.5pt" style:font-size-complex="12pt"/>
    </style:style>
    <style:style style:name="T109" style:family="text">
      <style:text-properties fo:font-size="12pt" officeooo:rsid="008f1bb8" fo:background-color="#ffff00" loext:char-shading-value="0" style:font-size-asian="10.5pt" style:font-size-complex="12pt"/>
    </style:style>
    <style:style style:name="T110" style:family="text">
      <style:text-properties fo:font-size="12pt" officeooo:rsid="00abed2e" fo:background-color="#ffff00" loext:char-shading-value="0" style:font-size-asian="10.5pt" style:font-size-complex="12pt"/>
    </style:style>
    <style:style style:name="T111" style:family="text">
      <style:text-properties fo:font-size="12pt" officeooo:rsid="00b96743" fo:background-color="#ffff00" loext:char-shading-value="0" style:font-size-asian="10.5pt" style:font-size-complex="12pt"/>
    </style:style>
    <style:style style:name="T112" style:family="text">
      <style:text-properties fo:font-size="12pt" officeooo:rsid="00bad64f" fo:background-color="#ffff00" loext:char-shading-value="0" style:font-size-asian="10.5pt" style:font-size-complex="12pt"/>
    </style:style>
    <style:style style:name="T113" style:family="text">
      <style:text-properties fo:font-size="12pt" fo:font-weight="normal" officeooo:rsid="00b3d78f" style:font-size-asian="10.5pt" style:font-size-complex="12pt"/>
    </style:style>
    <style:style style:name="T114" style:family="text">
      <style:text-properties officeooo:rsid="0050b777"/>
    </style:style>
    <style:style style:name="T115" style:family="text">
      <style:text-properties fo:color="#9cdcfe"/>
    </style:style>
    <style:style style:name="T116" style:family="text">
      <style:text-properties fo:color="#9cdcfe" style:font-name="Droid Sans Mono" fo:font-size="10.5pt" fo:font-weight="normal" officeooo:rsid="008f9233" fo:background-color="#1e1e1e" loext:char-shading-value="0" style:font-size-asian="10.5pt" style:font-size-complex="12pt"/>
    </style:style>
    <style:style style:name="T117" style:family="text">
      <style:text-properties fo:color="#9cdcfe" style:font-name="Droid Sans Mono" fo:font-size="10.5pt" fo:font-weight="normal" officeooo:rsid="00914e9e" fo:background-color="#1e1e1e" loext:char-shading-value="0" style:font-size-asian="10.5pt" style:font-size-complex="12pt"/>
    </style:style>
    <style:style style:name="T118" style:family="text">
      <style:text-properties fo:color="#000000"/>
    </style:style>
    <style:style style:name="T119" style:family="text">
      <style:text-properties fo:color="#000000" style:font-name="Droid Sans Mono" fo:font-size="10.5pt" fo:font-weight="normal" officeooo:rsid="0065b4ad" fo:background-color="transparent" loext:char-shading-value="0" style:font-size-asian="10.5pt" style:font-size-complex="12pt"/>
    </style:style>
    <style:style style:name="T120" style:family="text">
      <style:text-properties fo:color="#000000" style:font-name="Droid Sans Mono" fo:font-size="10.5pt" fo:font-weight="normal" officeooo:rsid="00967ed5" fo:background-color="#ffff00" loext:char-shading-value="0"/>
    </style:style>
    <style:style style:name="T121" style:family="text">
      <style:text-properties fo:color="#000000" fo:font-size="12pt" fo:font-weight="normal" officeooo:rsid="005f8167" fo:background-color="transparent" loext:char-shading-value="0" style:font-size-asian="10.5pt" style:font-size-complex="12pt"/>
    </style:style>
    <style:style style:name="T122" style:family="text">
      <style:text-properties fo:color="#000000" fo:font-size="12pt" fo:font-weight="normal" officeooo:rsid="00613adb" fo:background-color="transparent" loext:char-shading-value="0" style:font-size-asian="10.5pt" style:font-size-complex="12pt"/>
    </style:style>
    <style:style style:name="T123" style:family="text">
      <style:text-properties fo:color="#000000" fo:font-size="12pt" fo:font-weight="normal" officeooo:rsid="005f7146" fo:background-color="transparent" loext:char-shading-value="0" style:font-size-asian="10.5pt" style:font-size-complex="12pt"/>
    </style:style>
    <style:style style:name="T124" style:family="text">
      <style:text-properties fo:color="#000000" fo:font-size="12pt" fo:font-weight="normal" officeooo:rsid="006dc2f9" fo:background-color="transparent" loext:char-shading-value="0" style:font-size-asian="10.5pt" style:font-size-complex="12pt"/>
    </style:style>
    <style:style style:name="T125" style:family="text">
      <style:text-properties fo:color="#000000" fo:font-size="12pt" fo:font-weight="normal" officeooo:rsid="006f2c45" fo:background-color="transparent" loext:char-shading-value="0" style:font-size-asian="10.5pt" style:font-size-complex="12pt"/>
    </style:style>
    <style:style style:name="T126" style:family="text">
      <style:text-properties fo:color="#000000" fo:font-size="12pt" fo:font-weight="normal" officeooo:rsid="00735b4b" fo:background-color="transparent" loext:char-shading-value="0" style:font-size-asian="10.5pt" style:font-size-complex="12pt"/>
    </style:style>
    <style:style style:name="T127" style:family="text">
      <style:text-properties fo:color="#000000" fo:font-size="12pt" fo:font-weight="normal" officeooo:rsid="00752f1e" fo:background-color="transparent" loext:char-shading-value="0" style:font-size-asian="10.5pt" style:font-size-complex="12pt"/>
    </style:style>
    <style:style style:name="T128" style:family="text">
      <style:text-properties fo:color="#000000" fo:font-size="12pt" fo:font-weight="normal" officeooo:rsid="00780b1b" fo:background-color="transparent" loext:char-shading-value="0" style:font-size-asian="10.5pt" style:font-size-complex="12pt"/>
    </style:style>
    <style:style style:name="T129" style:family="text">
      <style:text-properties fo:color="#000000" fo:font-size="12pt" fo:font-weight="normal" officeooo:rsid="007a4a8e" fo:background-color="transparent" loext:char-shading-value="0" style:font-size-asian="10.5pt" style:font-size-complex="12pt"/>
    </style:style>
    <style:style style:name="T130" style:family="text">
      <style:text-properties fo:color="#000000" fo:font-size="12pt" fo:font-weight="normal" officeooo:rsid="007dfd9c" fo:background-color="transparent" loext:char-shading-value="0" style:font-size-asian="10.5pt" style:font-size-complex="12pt"/>
    </style:style>
    <style:style style:name="T131" style:family="text">
      <style:text-properties fo:color="#000000" fo:font-size="12pt" fo:font-weight="normal" officeooo:rsid="007e31b5" fo:background-color="transparent" loext:char-shading-value="0" style:font-size-asian="10.5pt" style:font-size-complex="12pt"/>
    </style:style>
    <style:style style:name="T132" style:family="text">
      <style:text-properties fo:color="#000000" fo:font-size="12pt" fo:font-weight="normal" officeooo:rsid="007f6fbc" fo:background-color="transparent" loext:char-shading-value="0" style:font-size-asian="10.5pt" style:font-size-complex="12pt"/>
    </style:style>
    <style:style style:name="T133" style:family="text">
      <style:text-properties fo:color="#000000" fo:font-size="12pt" fo:font-weight="normal" officeooo:rsid="0080599e" fo:background-color="transparent" loext:char-shading-value="0" style:font-size-asian="10.5pt" style:font-size-complex="12pt"/>
    </style:style>
    <style:style style:name="T134" style:family="text">
      <style:text-properties fo:color="#000000" fo:font-size="12pt" fo:font-weight="normal" officeooo:rsid="009cdacb" fo:background-color="transparent" loext:char-shading-value="0" style:font-size-asian="10.5pt" style:font-size-complex="12pt"/>
    </style:style>
    <style:style style:name="T135" style:family="text">
      <style:text-properties fo:color="#000000" fo:font-size="12pt" fo:font-weight="normal" officeooo:rsid="0075c0b2" fo:background-color="#ffff00" loext:char-shading-value="0" style:font-size-asian="10.5pt" style:font-size-complex="12pt"/>
    </style:style>
    <style:style style:name="T136" style:family="text">
      <style:text-properties fo:color="#000000" fo:font-size="12pt" fo:font-weight="normal" officeooo:rsid="00735b4b" fo:background-color="#ffff00" loext:char-shading-value="0" style:font-size-asian="10.5pt" style:font-size-complex="12pt"/>
    </style:style>
    <style:style style:name="T137" style:family="text">
      <style:text-properties fo:color="#000000" fo:font-size="12pt" fo:font-weight="normal" officeooo:rsid="0079e9bf" fo:background-color="#ffff00" loext:char-shading-value="0" style:font-size-asian="10.5pt" style:font-size-complex="12pt"/>
    </style:style>
    <style:style style:name="T138" style:family="text">
      <style:text-properties fo:color="#000000" fo:font-size="12pt" fo:font-weight="normal" officeooo:rsid="007a4a8e" fo:background-color="#ffff00" loext:char-shading-value="0" style:font-size-asian="10.5pt" style:font-size-complex="12pt"/>
    </style:style>
    <style:style style:name="T139" style:family="text">
      <style:text-properties fo:color="#000000" fo:font-size="12pt" officeooo:rsid="0064fd29" style:font-size-asian="10.5pt" style:font-size-complex="12pt"/>
    </style:style>
    <style:style style:name="T140" style:family="text">
      <style:text-properties fo:color="#000000" fo:font-size="12pt" officeooo:rsid="008be247" style:font-size-asian="10.5pt" style:font-size-complex="12pt"/>
    </style:style>
    <style:style style:name="T141" style:family="text">
      <style:text-properties fo:color="#000000" fo:font-size="12pt" officeooo:rsid="008ebd52" style:font-size-asian="10.5pt" style:font-size-complex="12pt"/>
    </style:style>
    <style:style style:name="T142" style:family="text">
      <style:text-properties fo:color="#000000" fo:font-size="12pt" officeooo:rsid="00b1ff65" style:font-size-asian="10.5pt" style:font-size-complex="12pt"/>
    </style:style>
    <style:style style:name="T143" style:family="text">
      <style:text-properties fo:color="#000000" fo:font-size="12pt" officeooo:rsid="00b3d78f" style:font-size-asian="10.5pt" style:font-size-complex="12pt"/>
    </style:style>
    <style:style style:name="T144" style:family="text">
      <style:text-properties fo:color="#000000" fo:font-size="12pt" officeooo:rsid="00b7c338" style:font-size-asian="10.5pt" style:font-size-complex="12pt"/>
    </style:style>
    <style:style style:name="T145" style:family="text">
      <style:text-properties fo:color="#000000" fo:font-size="12pt" officeooo:rsid="00b96743" style:font-size-asian="10.5pt" style:font-size-complex="12pt"/>
    </style:style>
    <style:style style:name="T146" style:family="text">
      <style:text-properties fo:color="#000000" fo:font-size="12pt" fo:font-weight="bold" officeooo:rsid="0064fd29" style:font-size-asian="10.5pt" style:font-size-complex="12pt"/>
    </style:style>
    <style:style style:name="T147" style:family="text">
      <style:text-properties fo:color="#000000" fo:font-size="12pt" fo:font-weight="bold" officeooo:rsid="008be247" style:font-size-asian="10.5pt" style:font-size-complex="12pt"/>
    </style:style>
    <style:style style:name="T148" style:family="text">
      <style:text-properties fo:color="#000000" fo:font-size="12pt" fo:font-weight="bold" officeooo:rsid="008ebd52" style:font-size-asian="10.5pt" style:font-size-complex="12pt"/>
    </style:style>
    <style:style style:name="T149" style:family="text">
      <style:text-properties fo:color="#000000" fo:font-size="12pt" officeooo:rsid="008f9233" fo:background-color="transparent" loext:char-shading-value="0" style:font-size-asian="10.5pt" style:font-size-complex="12pt"/>
    </style:style>
    <style:style style:name="T150" style:family="text">
      <style:text-properties fo:color="#000000" fo:font-weight="bold"/>
    </style:style>
    <style:style style:name="T151" style:family="text">
      <style:text-properties fo:color="#6a9955" style:font-name="Droid Sans Mono" fo:font-size="10.5pt" fo:font-weight="normal" officeooo:rsid="00735b4b" fo:background-color="#1e1e1e" loext:char-shading-value="0" style:font-size-asian="10.5pt" style:font-size-complex="12pt"/>
    </style:style>
    <style:style style:name="T152" style:family="text">
      <style:text-properties fo:color="#c586c0"/>
    </style:style>
    <style:style style:name="T153" style:family="text">
      <style:text-properties fo:color="#4ec9b0"/>
    </style:style>
    <style:style style:name="T154" style:family="text">
      <style:text-properties fo:color="#4e9a06"/>
    </style:style>
    <style:style style:name="T155" style:family="text">
      <style:text-properties fo:color="#4e9a06" fo:font-size="12pt" fo:font-weight="normal" officeooo:rsid="007f6fbc" fo:background-color="transparent" loext:char-shading-value="0" style:font-size-asian="10.5pt" style:font-size-complex="12pt"/>
    </style:style>
    <style:style style:name="T156" style:family="text">
      <style:text-properties fo:color="#4e9a06" fo:font-size="12pt" fo:font-weight="normal" officeooo:rsid="0085c740" fo:background-color="transparent" loext:char-shading-value="0" style:font-size-asian="10.5pt" style:font-size-complex="12pt"/>
    </style:style>
    <style:style style:name="T157" style:family="text">
      <style:text-properties fo:color="#4e9a06" fo:font-size="12pt" fo:font-weight="normal" officeooo:rsid="008773bb" fo:background-color="transparent" loext:char-shading-value="0" style:font-size-asian="10.5pt" style:font-size-complex="12pt"/>
    </style:style>
    <style:style style:name="T158" style:family="text">
      <style:text-properties fo:color="#4e9a06" fo:font-size="12pt" officeooo:rsid="008be247" style:font-size-asian="10.5pt" style:font-size-complex="12pt"/>
    </style:style>
    <style:style style:name="T159" style:family="text">
      <style:text-properties fo:color="#4e9a06" fo:font-size="12pt" officeooo:rsid="00b7c338" style:font-size-asian="10.5pt" style:font-size-complex="12pt"/>
    </style:style>
    <style:style style:name="T160" style:family="text">
      <style:text-properties fo:color="#4e9a06" fo:font-size="12pt" officeooo:rsid="00b96743" style:font-size-asian="10.5pt" style:font-size-complex="12pt"/>
    </style:style>
    <style:style style:name="T161" style:family="text">
      <style:text-properties fo:color="#4e9a06" fo:font-size="12pt" officeooo:rsid="00c0ae3a" style:font-size-asian="10.5pt" style:font-size-complex="12pt"/>
    </style:style>
    <style:style style:name="T162" style:family="text">
      <style:text-properties officeooo:rsid="008468ef"/>
    </style:style>
    <style:style style:name="T163" style:family="text">
      <style:text-properties fo:color="#ce5c00" fo:font-size="12pt" fo:font-weight="bold" officeooo:rsid="0064fd29" style:font-size-asian="10.5pt" style:font-size-complex="12pt"/>
    </style:style>
    <style:style style:name="T164" style:family="text">
      <style:text-properties fo:color="#ce5c00" fo:font-size="12pt" fo:font-weight="bold" officeooo:rsid="008be247" style:font-size-asian="10.5pt" style:font-size-complex="12pt"/>
    </style:style>
    <style:style style:name="T165" style:family="text">
      <style:text-properties fo:color="#ce5c00" fo:font-size="12pt" fo:font-weight="bold" officeooo:rsid="00b1ff65" style:font-size-asian="10.5pt" style:font-size-complex="12pt"/>
    </style:style>
    <style:style style:name="T166" style:family="text">
      <style:text-properties fo:color="#ce5c00" fo:font-size="12pt" fo:font-weight="bold" officeooo:rsid="00b3d78f" style:font-size-asian="10.5pt" style:font-size-complex="12pt"/>
    </style:style>
    <style:style style:name="T167" style:family="text">
      <style:text-properties fo:color="#ce5c00" fo:font-size="12pt" fo:font-weight="bold" officeooo:rsid="00b7be0f" style:font-size-asian="10.5pt" style:font-size-complex="12pt"/>
    </style:style>
    <style:style style:name="T168" style:family="text">
      <style:text-properties fo:color="#ce5c00" fo:font-weight="bold"/>
    </style:style>
    <style:style style:name="T169" style:family="text">
      <style:text-properties fo:color="#8f5902" fo:font-style="italic"/>
    </style:style>
    <style:style style:name="T170" style:family="text">
      <style:text-properties fo:color="#8f5902" fo:font-size="12pt" fo:font-style="italic" officeooo:rsid="008d5890" style:font-size-asian="10.5pt" style:font-size-complex="12pt"/>
    </style:style>
    <style:style style:name="T171" style:family="text">
      <style:text-properties fo:color="#5c35cc" fo:font-weight="bold"/>
    </style:style>
    <style:style style:name="T172" style:family="text">
      <style:text-properties fo:color="#5c35cc" fo:font-size="12pt" fo:font-weight="bold" officeooo:rsid="008ebd52" style:font-size-asian="10.5pt" style:font-size-complex="12pt"/>
    </style:style>
    <style:style style:name="T173" style:family="text">
      <style:text-properties fo:color="#204a87"/>
    </style:style>
    <style:style style:name="T174" style:family="text">
      <style:text-properties fo:color="#204a87" fo:font-weight="bold"/>
    </style:style>
    <style:style style:name="T175" style:family="text">
      <style:text-properties fo:color="#204a87" fo:font-size="12pt" officeooo:rsid="00b1ff65" style:font-size-asian="10.5pt" style:font-size-complex="12pt"/>
    </style:style>
    <style:style style:name="T176" style:family="text">
      <style:text-properties fo:color="#204a87" fo:font-size="12pt" officeooo:rsid="00b3d78f" style:font-size-asian="10.5pt" style:font-size-complex="12pt"/>
    </style:style>
    <style:style style:name="T177" style:family="text">
      <style:text-properties fo:color="#204a87" fo:font-size="12pt" fo:font-weight="bold" officeooo:rsid="008ebd52" style:font-size-asian="10.5pt" style:font-size-complex="12pt"/>
    </style:style>
    <style:style style:name="T178" style:family="text">
      <style:text-properties fo:color="#3465a4"/>
    </style:style>
    <style:style style:name="T179" style:family="text">
      <style:text-properties fo:font-weight="normal"/>
    </style:style>
    <style:style style:name="T180" style:family="text">
      <style:text-properties officeooo:rsid="00918372"/>
    </style:style>
    <style:style style:name="T181" style:family="text">
      <style:text-properties officeooo:rsid="0095a017"/>
    </style:style>
    <style:style style:name="T182" style:family="text">
      <style:text-properties officeooo:rsid="009c7e56"/>
    </style:style>
    <style:style style:name="T183" style:family="text">
      <style:text-properties fo:color="#666666"/>
    </style:style>
    <style:style style:name="T184" style:family="text">
      <style:text-properties fo:color="#666666" fo:font-size="12pt" officeooo:rsid="00a1cb52" style:font-size-asian="10.5pt" style:font-size-complex="12pt"/>
    </style:style>
    <style:style style:name="T185" style:family="text">
      <style:text-properties fo:color="#aa22ff" fo:font-size="12pt" officeooo:rsid="00abcf5f" style:font-size-asian="10.5pt" style:font-size-complex="12pt"/>
    </style:style>
    <style:style style:name="T186" style:family="text">
      <style:text-properties officeooo:rsid="00c3fb1a"/>
    </style:style>
    <style:style style:name="T187" style:family="text">
      <style:text-properties officeooo:rsid="00c5878e"/>
    </style:style>
    <style:style style:name="T188" style:family="text">
      <style:text-properties fo:color="#008000" fo:font-weight="bold"/>
    </style:style>
    <style:style style:name="T189" style:family="text">
      <style:text-properties fo:color="#bbbbbb"/>
    </style:style>
    <style:style style:name="T190" style:family="text">
      <style:text-properties officeooo:rsid="00c6a246"/>
    </style:style>
    <style:style style:name="T191" style:family="text">
      <style:text-properties fo:color="#dcdca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url -Lo ./kind https://kind.sigs.k8s.io/dl/v0.11.0/kind-linux-amd64</text:p>
      <text:p text:style-name="Standard">chmod +x ./kind</text:p>
      <text:p text:style-name="Standard">mv ./kind /some-dir-in-your-PATH/kind</text:p>
      <text:p text:style-name="Standard"/>
      <text:p text:style-name="P55">how do you pronounce YAML .</text:p>
      <text:p text:style-name="P55">ย่าเมา</text:p>
      <text:p text:style-name="P55">quite straightforward, once you know it</text:p>
      <text:p text:style-name="P55"/>
      <text:p text:style-name="P55">/kind# ls</text:p>
      <text:p text:style-name="P55">CONTRIBUTING.md <text:s/>Makefile <text:s/>README.md <text:s text:c="9"/>bin <text:s/>code-of-conduct.md <text:s/>go.sum <text:s/>images <text:s/>main.go <text:s text:c="6"/>pkg</text:p>
      <text:p text:style-name="P55">LICENSE <text:s text:c="9"/>OWNERS <text:s text:c="3"/>SECURITY_CONTACTS <text:s/>cmd <text:s/>go.mod <text:s text:c="13"/>hack <text:s text:c="3"/>logo <text:s text:c="3"/>netlify.toml <text:s/>site</text:p>
      <text:p text:style-name="P55">root@14cadd228908:/kind# cd images</text:p>
      <text:p text:style-name="P55">root@14cadd228908:/kind/images# ls</text:p>
      <text:p text:style-name="P55">Makefile.common.in <text:s/>base <text:s/>haproxy <text:s/>kindnetd <text:s/>node</text:p>
      <text:p text:style-name="P55">root@14cadd228908:/kind/images# cd ../bin</text:p>
      <text:p text:style-name="P55">root@14cadd228908:/kind/bin# ls</text:p>
      <text:p text:style-name="P55">kind</text:p>
      <text:p text:style-name="P55">root@14cadd228908:/kind/bin# cd kind</text:p>
      <text:p text:style-name="P55">bash: cd: kind: Not a directory</text:p>
      <text:p text:style-name="P55">root@14cadd228908:/kind/bin# nano kind</text:p>
      <text:p text:style-name="P55">root@14cadd228908:/kind/bin# nano README.md</text:p>
      <text:p text:style-name="P55">root@14cadd228908:/kind/bin# cd ../</text:p>
      <text:p text:style-name="P55">root@14cadd228908:/kind# nano README.md</text:p>
      <text:p text:style-name="P55">root@14cadd228908:/kind# chmod +x ./kind</text:p>
      <text:p text:style-name="P55">chmod: cannot access './kind': No such file or directory</text:p>
      <text:p text:style-name="P55">root@14cadd228908:/kind# cd ../</text:p>
      <text:p text:style-name="P55">root@14cadd228908:/# chmod +x ./kind</text:p>
      <text:p text:style-name="P55">root@14cadd228908:/# cd kind</text:p>
      <text:p text:style-name="P55">root@14cadd228908:/kind# kind create cluster</text:p>
      <text:p text:style-name="P55">ERROR: failed to create cluster: failed to get docker info: command "docker info --format '{{json .}}'" failed with error: exec: "docker": executable file not found in $PATH</text:p>
      <text:p text:style-name="P55">Command Output: </text:p>
      <text:p text:style-name="P55">root@14cadd228908:/kind# docker system info</text:p>
      <text:p text:style-name="P55">bash: docker: command not found</text:p>
      <text:p text:style-name="P55"/>
      <text:p text:style-name="P56">ก็คือ ใน kind นี้ไม่มี docker ค่ะ ไม่รู้จักด็อกเก้อ</text:p>
      <text:p text:style-name="P56"/>
      <text:p text:style-name="P56">root@14cadd228908:/kind# kind version</text:p>
      <text:p text:style-name="P56">kind v0.11.0 go1.16.4 linux/amd64</text:p>
      <text:p text:style-name="P56">root@14cadd228908:/kind# kind create cluster --help</text:p>
      <text:p text:style-name="P56">Creates a local Kubernetes cluster using Docker container 'nodes'</text:p>
      <text:p text:style-name="P56"/>
      <text:p text:style-name="P56">Usage:</text:p>
      <text:p text:style-name="P56"><text:s text:c="2"/>kind create cluster [flags]</text:p>
      <text:p text:style-name="P56">คืออยู่ชั้นสูงขึ้นไปอีกจากด็อกเก้อ เพราะด็อกเก้อเป็นกล่อง แต่นี่เป็นคนส่งกล่อง เพราะฉะนั้นจะอยู่ในกล่องซะเองก็คงจะลำบาก คือต้องอยู่นอกกล่องค่ะ <text:span text:style-name="T1">จริงๆก็คือ docker-compose.yaml ย่าเมานั่นแหละ แล้วเวลาสั่งก็สั่ง docker-compose up ไม่ได้น่ากลัวอย่างที่คิดกะไอ้แค่คำว่า kubernetes แค่คนละยี่ห้อ ไอ้ม่ำบอกมางี้ ก็เลยใจชื้นเลย เข้าใจโจทย์ขึ้นมาทันที</text:span></text:p>
      <text:p text:style-name="P56"/>
      <text:p text:style-name="P57"><text:soft-page-break/>เกิดอะไรแปลกประหลาดขึ้นมาหนึ่งอย่าง</text:p>
      <text:p text:style-name="P57"/>
      <text:p text:style-name="P57">อยู่ดีๆ google ก็ให้ผลเซิร์จที่เหมือนกับว่าไม่รู้จักกันขึ้นมาอย่างงั้น เขียนไปสองสามอย่าง</text:p>
      <text:p text:style-name="P57"/>
      <text:p text:style-name="P57">--r--------- what does it mean</text:p>
      <text:p text:style-name="P57">--r--------- permission</text:p>
      <text:p text:style-name="P57">---r-------- stackoverflow.</text:p>
      <text:p text:style-name="P57"/>
      <text:p text:style-name="P57">ก็ไม่ได้ผลการค้นหาอะไรเลยเว่ย เหมือนกูเก้ลกลับไปเป็นเบบี๋ เด็กอมมือ ไม่รู้อะไรเลย ให้ผลการค้นหาแบบว่า what does it mean, better language, อะไรไม่รู้งงมาก สตั๊นท์ไปสามวิ ลองใหม่ เปลี่ยนคำ ให้ผลโง่ๆเหมือนเดิม เฮ้ยนี่คือมาปิด google account search history หรือเปลี่ยนเป็น new default account หรือไง ทำไมความชอบของเราหายไปหมด หรือนี่คือผลแห่งการปิดคุ้กกี้ทุกสิ่งอย่าง ทำให้เราไม่รู้จักกันอีกต่อไป เหี้ย ถ้าเกิดแม่งเป็นงั้นขึ้นมาจริงๆล่ะ เกิดวันนึงเชื่ยยย กูเกิ้ลหาเชี่ยไรไม่ได้อีกแล้วล่ะ <text:span text:style-name="T2">แม่งทำไรไม่ได้เลยนะเว้ย เสียเวลาเป็นปีจะหาคำตอบอะไรเจอไม๊</text:span></text:p>
      <text:p text:style-name="P57"/>
      <text:p text:style-name="P58">ตอนนี้กำลังเลือกเครื่องมืออยู่ จะใช้ k8s ไปเลย หรือจะใช้ kind ตอนนี้ลง kubernetes เรียบร้อยแล้ว</text:p>
      <text:p text:style-name="P58"/>
      <text:p text:style-name="P58">curl -Lo ./kind "https://kind.sigs.k8s.io/dl/v0.11.0/kind-$(uname)-amd64"</text:p>
      <text:p text:style-name="P58">chmod +x ./kind</text:p>
      <text:p text:style-name="P58">mv ./kind .</text:p>
      <text:p text:style-name="P58"/>
      <text:p text:style-name="P12">mv ./kind /<text:span text:style-name="T3">Impact</text:span>/kind</text:p>
      <text:p text:style-name="P12"/>
      <text:p text:style-name="P12"/>
      <text:p text:style-name="P13">git clone</text:p>
      <text:p text:style-name="P13">cd kind </text:p>
      <text:p text:style-name="P13">cp ../go1.16 .</text:p>
      <text:p text:style-name="P12">pimpwhippa@pimpwhippa-Aspire-E5-473G:~/Works/ImpactTech/kind$ rm -rf /usr/local/go &amp;&amp; tar -C /usr/local -xzf go1.16.4.linux-amd64.tar.gz</text:p>
      <text:p text:style-name="P58"/>
      <text:p text:style-name="P59"><text:span text:style-name="T4">wget </text:span><text:a xlink:type="simple" xlink:href="https://golang.org/dl/go1.16.4.linux-amd64.tar.gz" text:style-name="Internet_20_link" text:visited-style-name="Visited_20_Internet_20_Link">https://golang.org/dl/go1.16.4.linux-amd64.tar.gz</text:a></text:p>
      <text:p text:style-name="P59"/>
      <text:p text:style-name="P60">แต่ลง go ในเครื่องไม่ได้เพราะไม่กล้าลงแบบ –classic</text:p>
      <text:p text:style-name="P60">snap install go</text:p>
      <text:p text:style-name="P60">error: This revision of snap "go" was published using classic confinement and thus may perform</text:p>
      <text:p text:style-name="P60"><text:s text:c="7"/>arbitrary system changes outside of the security sandbox that snaps are usually confined to,</text:p>
      <text:p text:style-name="P60"><text:s text:c="7"/>which may put your system at risk.</text:p>
      <text:p text:style-name="P60"/>
      <text:p text:style-name="P60"><text:s text:c="7"/>If you understand and want to proceed repeat the command including –classic.</text:p>
      <text:p text:style-name="P60"/>
      <text:p text:style-name="P61">ก็ต้องไปอ่านว่า classic คืออะไร แล้วลงได้มั้ย</text:p>
      <text:p text:style-name="P61"/>
      <text:p text:style-name="P61">แต่ถ้าจะไป kubernetes เลย ก็ได้ ก็ต้องลง kubectl แล้วก็ minikube เพื่อใช้เป็น node</text:p>
      <text:p text:style-name="P61">หรือไม่จะใช้ kind เป็น node ก้ได้ แต่ kindก็ยังลงไไม่ได้ เพราะไม่มี go</text:p>
      <text:p text:style-name="P61"/>
      <text:p text:style-name="P61">kind$ make build</text:p>
      <text:p text:style-name="P61">mkdir: cannot create directory ‘/home/pimpwhippa/.gimme’: Permission denied</text:p>
      <text:p text:style-name="P61">go build -v -o "/home/pimpwhippa/Works/ImpactTech/kind/bin/kind" -trimpath -ldflags="-buildid= -w -X=sigs.k8s.io/kind/pkg/cmd/kind/version.GitCommit=1188d9bd86afbf847ceeaa0a867a31e8f7c13720"</text:p>
      <text:p text:style-name="P61">/bin/sh: 1: go: not found</text:p>
      <text:p text:style-name="P61"><text:soft-page-break/>make: *** [Makefile:64: kind] Error 127</text:p>
      <text:p text:style-name="P61"/>
      <text:p text:style-name="P61">แต่ go อุตส่าห์แก้ได้ว่ามันไม่มี permission rw ก็อุตส่าไปดาวโหลดมาใหม่มี rw แล้วนะ</text:p>
      <text:p text:style-name="P61"/>
      <text:p text:style-name="P62">แต่จริงๆแล้วใน docker เราเรียก kind ได้แล้วนะ</text:p>
      <text:p text:style-name="P62">oot@14cadd228908:/kind# kind create cluster --wait 30s</text:p>
      <text:p text:style-name="P62">ERROR: failed to create cluster: failed to get docker info: command "docker info --format '{{json .}}'" failed with error: exec: "docker": executable file not found in $PATH</text:p>
      <text:p text:style-name="P62">Command Output: </text:p>
      <text:p text:style-name="P62"/>
      <text:p text:style-name="P62">แต่ได้ error ตามนี้ ซึ่งคือมาลองลง go ใหม่เพื่อจะรัน kind local ก็ reproduce การลง kind ไม่ได้แล้วเพราะว่าติด tar: go/test/syntax/typesw.go: Cannot open: No such file or directory permission denied นี่แหละ</text:p>
      <text:p text:style-name="P62">ติดที่ tar ไม่ใช่ที่ go นะ</text:p>
      <text:p text:style-name="P62"/>
      <text:p text:style-name="P1"><text:span text:style-name="Source_20_Text">export </text:span><text:span text:style-name="Source_20_Text"><text:span text:style-name="T5">${</text:span></text:span><text:span text:style-name="Source_20_Text">GOPATH</text:span><text:span text:style-name="Source_20_Text"><text:span text:style-name="T5">}</text:span></text:span><text:span text:style-name="Source_20_Text">=/home/</text:span><text:span text:style-name="Source_20_Text"><text:span text:style-name="T5">pimpwhippa/Works/ImpactTech/kind</text:span></text:span></text:p>
      <text:p text:style-name="P14"><text:span text:style-name="Source_20_Text">ls -l /Users/MyName/projects/go/bin</text:span></text:p>
      <text:p text:style-name="P14"><text:span text:style-name="Source_20_Text">ls -l /Users/</text:span><text:span text:style-name="Source_20_Text"><text:span text:style-name="T6">pimpwhippa</text:span></text:span><text:span text:style-name="Source_20_Text">/</text:span><text:span text:style-name="Source_20_Text"><text:span text:style-name="T6">Works/ImpactTech/kind/</text:span></text:span><text:span text:style-name="Source_20_Text">go/bin</text:span></text:p>
      <text:p text:style-name="P14"><text:span text:style-name="Source_20_Text"/></text:p>
      <text:p text:style-name="P15"><text:span text:style-name="Source_20_Text"><text:span text:style-name="T7">work </text:span></text:span><text:span text:style-name="Source_20_Text"><text:span text:style-name="T15">inside docker</text:span></text:span></text:p>
      <text:p text:style-name="P14"><text:span text:style-name="Source_20_Text"/></text:p>
      <text:p text:style-name="P14"><text:span text:style-name="Source_20_Text"><text:span text:style-name="T8">kind# make build</text:span></text:span></text:p>
      <text:p text:style-name="P14"><text:span text:style-name="Source_20_Text"><text:span text:style-name="T8">go build -v -o "/kind/bin/kind" </text:span></text:span><text:span text:style-name="Source_20_Text">-trimpath -ldflags="-buildid= -w -X=sigs.k8s.io/kind/pkg/cmd/kind/version.GitCommit=1188d9bd86afbf847ceeaa0a867a31e8f7c13720"</text:span></text:p>
      <text:p text:style-name="P14"><text:span text:style-name="Source_20_Text">go: downloading git</text:span></text:p>
      <text:p text:style-name="P62"/>
      <text:p text:style-name="P63">doesn’t work <text:span text:style-name="T15">(outside docker)</text:span></text:p>
      <text:p text:style-name="P63">kdir: cannot create directory ‘/home/pimpwhippa/.gimme’: Permission denied</text:p>
      <text:p text:style-name="P63"><text:span text:style-name="T8">go build -v -o "/home/pimpwhippa/Works/ImpactTech/kind/bin/kind"</text:span> -trimpath -ldflags="-buildid= -w -X=sigs.k8s.io/kind/pkg/cmd/kind/version.GitCommit=1188d9bd86afbf847ceeaa0a867a31e8f7c13720"</text:p>
      <text:p text:style-name="P63"/>
      <text:p text:style-name="P65">ต้องไปดู syntax ของ go build </text:p>
      <text:p text:style-name="P64">go build -v -o "/home/pimpwhippa/Works/ImpactTech/kind/bin/kind" -trimpath -ldflags="-buildid= -w -X=sigs.k8s.io/kind/pkg/cmd/kind/version.GitCommit=1188d9bd86afbf847ceeaa0a867a31e8f7c13720"</text:p>
      <text:p text:style-name="P64">go: writing go.mod cache: mkdir /home/pimpwhippa/go: permission denied</text:p>
      <text:p text:style-name="P64"/>
      <text:p text:style-name="P67">ตอนนี้<text:span text:style-name="T13">นอกกล่อง</text:span>มี go version แล้วนะ <text:span text:style-name="T13">ตั้งแต่ sudo snap install –classic go </text:span>แต่ยัง build kind ไม่ได้ เพราะ permission denied นี่แหละ ในขณะที่ make build ในด็อกเก้อไม่ติด permission แต่ไปติดตอนสร้าง cluster เลย <text:span text:style-name="T14">เพราะในด็อกเก้อกล่อง kind ไม่มีด็อกเก้อคอมมานด์ คือเรียก docker ในกล่อง kind ไม่ได้</text:span></text:p>
      <text:p text:style-name="P67"/>
      <text:p text:style-name="P67">make build</text:p>
      <text:p text:style-name="P67">mkdir: cannot create directory ‘/home/pimpwhippa/.gimme’: Permission denied</text:p>
      <text:p text:style-name="P67">go build -v -o "/home/pimpwhippa/Works/ImpactTech/kind/bin/kind" -trimpath -ldflags="-buildid= -w -X=sigs.k8s.io/kind/pkg/cmd/kind/version.GitCommit=1188d9bd86afbf847ceeaa0a867a31e8f7c13720"</text:p>
      <text:p text:style-name="P67"/>
      <text:p text:style-name="P68">310521</text:p>
      <text:p text:style-name="P16"><text:soft-page-break/><text:span text:style-name="Source_20_Text">sudo chmod -R 755 </text:span><text:span text:style-name="Source_20_Text"><text:span text:style-name="T16">pimpwhippa</text:span></text:span></text:p>
      <text:p text:style-name="P68">regain write permission on my home directory, but something else got </text:p>
      <text:p text:style-name="P68">x permission too</text:p>
      <text:p text:style-name="P68">rwxr-xr-x <text:s/>1 pimpwhippa pimpwhippa <text:s text:c="7"/>0 Νοε <text:s/>29 23:00 <text:s/>test.db</text:p>
      <text:p text:style-name="P68">-rwxr-xr-x <text:s/>1 pimpwhippa pimpwhippa <text:s text:c="4"/>4739 Νοε <text:s/>19 <text:s/>2020 <text:s/>ThomasV.asc</text:p>
      <text:p text:style-name="P68">drwxr-xr-x <text:s/>6 pimpwhippa pimpwhippa <text:s text:c="4"/>4096 Δεκ <text:s text:c="2"/>9 22:56 <text:s/>.thunderbird</text:p>
      <text:p text:style-name="P68">drwxr-xr-x <text:s/>2 root <text:s text:c="6"/>root <text:s text:c="10"/>4096 Απρ <text:s/>11 13:20 <text:s/>_tmp</text:p>
      <text:p text:style-name="P68">-rwxr-xr-x <text:s/>1 root <text:s text:c="6"/>root <text:s text:c="11"/>490 Απρ <text:s/>11 13:20 '!trie_db!0x120169d23be359eb486d3045833d98b8b8ba70c46cb85230b61009e2ab021b3d'</text:p>
      <text:p text:style-name="P68">-rwxr-xr-x <text:s/>1 root <text:s text:c="6"/>root <text:s text:c="11"/>212 Απρ <text:s/>11 13:20 '!trie_db!0x14e87897e030e06525166a8bdd0b1f48eb6dc8fd04621d8019ddf4cf31d5e2c9'</text:p>
      <text:p text:style-name="P68">-rwxr-xr-x <text:s/>1 root <text:s text:c="6"/>root <text:s text:c="11"/>212 Απρ <text:s/>11 13:20 '!trie_db!0x2e19121b59afc8893fffc6f5aafa51c7e4cf2fb7e8c0b9de32f60534475d5920'</text:p>
      <text:p text:style-name="P68">-rwxr-xr-x <text:s/>1 root <text:s text:c="6"/>root <text:s text:c="11"/>212 Απρ <text:s/>11 13:20 '!trie_db!0x32fe5bcd434f4957892d28231a3fb4e46ca814ef5a79893bdba57f1f8580f936'</text:p>
      <text:p text:style-name="P68">-rwxr-xr-x <text:s/>1 root <text:s text:c="6"/>root <text:s text:c="11"/>212 Απρ <text:s/>11 13:20 '!trie_db!0x35014d7f40e0d69c0e17af80d234ebd34745267637b18435f5c96ceb6575ad97'</text:p>
      <text:p text:style-name="P68"/>
      <text:p text:style-name="P17"><text:span text:style-name="Source_20_Text"><text:span text:style-name="T17">make build twice</text:span></text:span></text:p>
      <text:p text:style-name="P17"><text:span text:style-name="Source_20_Text"><text:span text:style-name="T17">first one to have go in place properly</text:span></text:span></text:p>
      <text:p text:style-name="P17"><text:span text:style-name="Source_20_Text"><text:span text:style-name="T17">and second one to actually make build kind</text:span></text:span></text:p>
      <text:p text:style-name="P17"><text:span text:style-name="Source_20_Text"/></text:p>
      <text:p text:style-name="P17"><text:span text:style-name="Source_20_Text"><text:span text:style-name="T17">then have to go get to put kind in go/bin</text:span></text:span></text:p>
      <text:p text:style-name="P17"><text:span text:style-name="Source_20_Text"/></text:p>
      <text:p text:style-name="P18"><text:span text:style-name="Source_20_Text"><text:span text:style-name="T18">then add that ${GOPATH}/bin to $PATH</text:span></text:span></text:p>
      <text:p text:style-name="P18"><text:span text:style-name="Source_20_Text">PATH="$GOPATH/bin:$PATH"</text:span></text:p>
      <text:p text:style-name="P18"><text:span text:style-name="Source_20_Text"/></text:p>
      <text:p text:style-name="P18"><text:span text:style-name="Source_20_Text">pimpwhippa@pimpwhippa-Aspire-E5-473G:~/Works/ImpactTech/kind$ kind</text:span></text:p>
      <text:p text:style-name="P18"><text:span text:style-name="Source_20_Text">kind creates and manages local Kubernetes clusters using Docker container 'nodes'</text:span></text:p>
      <text:p text:style-name="P18"><text:span text:style-name="Source_20_Text"/></text:p>
      <text:p text:style-name="P18"><text:span text:style-name="Source_20_Text">Usage:</text:span></text:p>
      <text:p text:style-name="P18"><text:span text:style-name="Source_20_Text"><text:s text:c="2"/>kind [command]</text:span></text:p>
      <text:p text:style-name="P18"><text:span text:style-name="Source_20_Text"/></text:p>
      <text:p text:style-name="P18"><text:span text:style-name="Source_20_Text">pimpwhippa@pimpwhippa-Aspire-E5-473G:~/Works/ImpactTech/kind$ </text:span><text:span text:style-name="Source_20_Text"><text:span text:style-name="T8">kind create cluster</text:span></text:span></text:p>
      <text:p text:style-name="P18"><text:span text:style-name="Source_20_Text">Creating cluster "kind" ...</text:span></text:p>
      <text:p text:style-name="P18"><text:span text:style-name="Source_20_Text"><text:s/>✓ Ensuring node image (kindest/node:v1.21.1) 🖼 </text:span></text:p>
      <text:p text:style-name="P18"><text:span text:style-name="Source_20_Text"><text:s/>✓ Preparing nodes 📦 <text:s/></text:span></text:p>
      <text:p text:style-name="P18"><text:span text:style-name="Source_20_Text"><text:s/>✓ Writing configuration 📜 </text:span></text:p>
      <text:p text:style-name="P18"><text:span text:style-name="Source_20_Text"><text:s/>✓ Starting control-plane 🕹️ </text:span></text:p>
      <text:p text:style-name="P18"><text:span text:style-name="Source_20_Text"><text:s/>✓ Installing CNI 🔌 </text:span></text:p>
      <text:p text:style-name="P18"><text:span text:style-name="Source_20_Text"><text:s/>✓ Installing StorageClass 💾 </text:span></text:p>
      <text:p text:style-name="P18"><text:span text:style-name="Source_20_Text">Set kubectl context to "kind-kind"</text:span></text:p>
      <text:p text:style-name="P18"><text:span text:style-name="Source_20_Text">You can now use your cluster with:</text:span></text:p>
      <text:p text:style-name="P18"><text:span text:style-name="Source_20_Text"/></text:p>
      <text:p text:style-name="P18"><text:span text:style-name="Source_20_Text">kubectl cluster-info --context kind-kind</text:span></text:p>
      <text:p text:style-name="P18"><text:span text:style-name="Source_20_Text"/></text:p>
      <text:p text:style-name="P18"><text:span text:style-name="Source_20_Text">Have a question, bug, or feature request? Let us know! https://kind.sigs.k8s.io/#community 🙂</text:span></text:p>
      <text:p text:style-name="P18"><text:span text:style-name="Source_20_Text"/></text:p>
      <text:p text:style-name="P18"><text:span text:style-name="Source_20_Text">pimpwhippa@pimpwhippa-Aspire-E5-473G:~/Works/ImpactTech/kind$ kind version</text:span></text:p>
      <text:p text:style-name="P18"><text:span text:style-name="Source_20_Text">kind v0.12.0-alpha go1.16.3 linux/amd64</text:span></text:p>
      <text:p text:style-name="P68"/>
      <text:p text:style-name="P68">kubectl cluster-info --context kind-kind</text:p>
      <text:p text:style-name="P68"/>
      <text:p text:style-name="P68">~/Works/ImpactTech/kind$ kubectl version --client</text:p>
      <text:p text:style-name="P68">Client Version: version.Info{Major:"1", Minor:"21", GitVersion:"v1.21.1", GitCommit:"5e58841cce77d4bc13713ad2b91fa0d961e69192", GitTreeState:"clean", <text:soft-page-break/>BuildDate:"2021-05-12T14:18:45Z", GoVersion:"go1.16.4", Compiler:"gc", Platform:"linux/amd64"}</text:p>
      <text:p text:style-name="P68"/>
      <text:p text:style-name="P68">pimpwhippa@pimpwhippa-Aspire-E5-473G:~/Works/ImpactTech$ docker container ls -a</text:p>
      <text:p text:style-name="P68">CONTAINER ID <text:s text:c="2"/>IMAGE <text:s text:c="28"/>COMMAND <text:s text:c="17"/>CREATED <text:s text:c="12"/>STATUS <text:s text:c="21"/>PORTS <text:s text:c="22"/>NAMES</text:p>
      <text:p text:style-name="P66">ตอนสั่ง kind create cluster มันสร้าง docker container ให้อันนึงชื่อว่า kind-control-plane ด้วย image ที่ชื่อว่า kindest/node:v1.21.1</text:p>
      <text:p text:style-name="P68">8dbc4ec70597 <text:s text:c="2"/>kindest/node:v1.21.1 <text:s text:c="13"/>"/usr/local/bin/entr…" <text:s text:c="2"/>About an hour ago <text:s text:c="2"/>Up About an hour <text:s text:c="11"/>127.0.0.1:36357-&gt;6443/tcp <text:s text:c="2"/>kind-control-plane</text:p>
      <text:p text:style-name="P68"/>
      <text:p text:style-name="P66">แต่อันนี้น่าจะเป็นตอนลง kubernetes เมื่อคืน ไม่แน่ใจว่าอะไร</text:p>
      <text:p text:style-name="P68">5c7920aadbda <text:s text:c="2"/>290e13dcc6d3 <text:s text:c="21"/>"chown -R 1000:1000 …" <text:s text:c="2"/>29 hours ago <text:s text:c="7"/>Exited (0) 29 hours ago <text:s text:c="32"/>kube-build-data-ede3622235-5-v1.16.4-2</text:p>
      <text:p text:style-name="P68"/>
      <text:p text:style-name="P68"/>
      <text:p text:style-name="P2"><text:span text:style-name="Source_20_Text">kind load docker-image my-custom-image-0 my-custom-image-1</text:span></text:p>
      <text:p text:style-name="P68"/>
      <text:p text:style-name="P3"><text:span text:style-name="Source_20_Text">kind load docker-image </text:span><text:span text:style-name="Source_20_Text"><text:span text:style-name="T19">dl_iris_dataset</text:span></text:span><text:span text:style-name="Source_20_Text"> my-custom-image-1</text:span></text:p>
      <text:p text:style-name="P68">dl_iris_dataset</text:p>
      <text:p text:style-name="P68"/>
      <text:p text:style-name="P69">get a list of</text:p>
      <text:p text:style-name="P69"/>
      <text:p text:style-name="P19"><text:span text:style-name="Source_20_Text"><text:span text:style-name="T20">docker exec -it </text:span></text:span><text:span text:style-name="Source_20_Text"><text:span text:style-name="T21">k</text:span></text:span><text:span text:style-name="Source_20_Text">ind-control-plane</text:span><text:span text:style-name="Source_20_Text"><text:span text:style-name="T20"> crictl images</text:span></text:span></text:p>
      <text:p text:style-name="P69"/>
      <text:p text:style-name="P69">git remote add origin <text:a xlink:type="simple" xlink:href="https://github.com/pimpwhippa/ImpacTechAssignment.git" text:style-name="Internet_20_link" text:visited-style-name="Visited_20_Internet_20_Link">https://github.com/</text:a><text:a xlink:type="simple" xlink:href="https://github.com/pimpwhippa/ImpacTechAssignment.git" text:style-name="Internet_20_link" text:visited-style-name="Visited_20_Internet_20_Link"><text:span text:style-name="T22">pimpwhippa/ImpacTechAssignment.git</text:span></text:a></text:p>
      <text:p text:style-name="P69"/>
      <text:p text:style-name="P70">ต้องเขียน user guide + cover letter อีก คือ relate ออกไปถึงคนใช้ แล้วก็ relate ออกไปถึง sentiment analysis <text:span text:style-name="T24">ของบริษัทของจริง</text:span></text:p>
      <text:p text:style-name="P70"/>
      <text:p text:style-name="P71">เขียนในมุมของ user ก็คือ web service input interface แล้วก็ web service output จะส่งอะไรออกไป</text:p>
      <text:p text:style-name="P70"/>
      <text:p text:style-name="P70">input ก็คือกดส่ง http request เข้ามาเหรอ <text:span text:style-name="T23">สั่งว่า python3 datapreprocess.py เข้ามางี้เหรอ</text:span></text:p>
      <text:p text:style-name="P72"><text:span text:style-name="T24">output</text:span>ตอนออกไปก็จะได้รับ evaluation.txt ซึ่ง<text:span text:style-name="T24">มี prediction ที่</text:span>มาจาก <text:span text:style-name="T24">optimizer</text:span>ใส่ test set ได้ test accuracy 96% ออกมาไรงี้ คือ eval ของ model แต่ไม่ใช่สิ่งที่ user อยากได้มะ ก็อยากได้ด้วย แต่ก็อยากได้ prediction ด้วยสิวะ</text:p>
      <text:p text:style-name="P72"/>
      <text:p text:style-name="Standard"><text:span text:style-name="Source_20_Text">git filter-branch --index-filter 'git rm -r --cached --ignore-unmatch go1.16.4.linux-amd64.tar.gz' HEAD</text:span></text:p>
      <text:p text:style-name="Standard"><text:span text:style-name="Source_20_Text"/></text:p>
      <text:p text:style-name="P73"><text:span text:style-name="Source_20_Text">pimpwhippa@pimpwhippa-Aspire-E5-473G:~/Works/ImpactTech/kind$ </text:span></text:p>
      <text:p text:style-name="P73"><text:span text:style-name="Source_20_Text"/></text:p>
      <text:p text:style-name="P73"><text:span text:style-name="Source_20_Text">git rm -r --cached --ignore-unmatch go1.16.4.linux-amd64.tar.gz</text:span></text:p>
      <text:p text:style-name="Standard"><text:span text:style-name="Source_20_Text">git commit --amend -CHEAD</text:span></text:p>
      <text:p text:style-name="Standard"><text:span text:style-name="Source_20_Text"/></text:p>
      <text:p text:style-name="Standard"><text:span text:style-name="Source_20_Text">can do these 2 instead of the above one rewriting history</text:span></text:p>
      <text:p text:style-name="Standard"><text:span text:style-name="Source_20_Text"/></text:p>
      <text:p text:style-name="P87"><text:span text:style-name="Source_20_Text"><text:span text:style-name="T11">kind create cluster –config=config4workers.yaml</text:span></text:span></text:p>
      <text:p text:style-name="Standard"><text:span text:style-name="Source_20_Text"/></text:p>
      <text:p text:style-name="Standard"><text:span text:style-name="Source_20_Text">kind load docker-image dl_iris_dataset keras/alone –name </text:span><text:span text:style-name="Source_20_Text"><text:span text:style-name="T26">iris-clf1</text:span></text:span></text:p>
      <text:p text:style-name="P93"><text:soft-page-break/><text:span text:style-name="Source_20_Text"><text:span text:style-name="T25">kind load docker-image dl_iris_dataset keras/alone --name iris-clf1</text:span></text:span></text:p>
      <text:p text:style-name="P93"><text:span text:style-name="Source_20_Text"><text:span text:style-name="T25">Image: "dl_iris_dataset" with ID "sha256:c9212fec1e51762b0ab06e5bd497a778d48c4fc94bdddd1c40a620ed30db7f0e" not yet present on node "iris-clf1-control-plane", loading...</text:span></text:span></text:p>
      <text:p text:style-name="P93"><text:span text:style-name="Source_20_Text"><text:span text:style-name="T25">Image: "dl_iris_dataset" with ID "sha256:c9212fec1e51762b0ab06e5bd497a778d48c4fc94bdddd1c40a620ed30db7f0e" not yet present on node "iris-clf1-worker2", loading...</text:span></text:span></text:p>
      <text:p text:style-name="P93"><text:span text:style-name="Source_20_Text"><text:span text:style-name="T25">Image: "dl_iris_dataset" with ID "sha256:c9212fec1e51762b0ab06e5bd497a778d48c4fc94bdddd1c40a620ed30db7f0e" not yet present on node "iris-clf1-worker", loading...</text:span></text:span></text:p>
      <text:p text:style-name="P93"><text:span text:style-name="Source_20_Text"><text:span text:style-name="T25">Image: "dl_iris_dataset" with ID "sha256:c9212fec1e51762b0ab06e5bd497a778d48c4fc94bdddd1c40a620ed30db7f0e" not yet present on node "iris-clf1-worker3", loading...</text:span></text:span></text:p>
      <text:p text:style-name="P93"><text:span text:style-name="Source_20_Text"><text:span text:style-name="T25">Image: "keras/alone" with ID "sha256:e194fbd643015efa9d37edef851d92a0de2670d1c7d83fbdbadd50d163280380" not yet present on node "iris-clf1-control-plane", loading...</text:span></text:span></text:p>
      <text:p text:style-name="P93"><text:span text:style-name="Source_20_Text"><text:span text:style-name="T25">Image: "keras/alone" with ID "sha256:e194fbd643015efa9d37edef851d92a0de2670d1c7d83fbdbadd50d163280380" not yet present on node "iris-clf1-worker2", loading...</text:span></text:span></text:p>
      <text:p text:style-name="P93"><text:soft-page-break/><text:span text:style-name="Source_20_Text"><text:span text:style-name="T25">Image: "keras/alone" with ID "sha256:e194fbd643015efa9d37edef851d92a0de2670d1c7d83fbdbadd50d163280380" not yet present on node "iris-clf1-worker", loading...</text:span></text:span></text:p>
      <text:p text:style-name="P93"><text:span text:style-name="Source_20_Text"><text:span text:style-name="T25">Image: "keras/alone" with ID "sha256:e194fbd643015efa9d37edef851d92a0de2670d1c7d83fbdbadd50d163280380" not yet present on node "iris-clf1-work</text:span></text:span></text:p>
      <text:p text:style-name="P93"><text:span text:style-name="Source_20_Text"><text:span text:style-name="T25"/></text:span></text:p>
      <text:p text:style-name="P74"><text:span text:style-name="Source_20_Text"><text:span text:style-name="T27">so kind load docker-image myimage1 myimage2 load both images into all 4 containers (1 control plane and 3 workers) how can that be? </text:span></text:span><text:span text:style-name="Source_20_Text"><text:span text:style-name="T9">How can there be 3 images in one docker container???</text:span></text:span></text:p>
      <text:p text:style-name="P80"><text:span text:style-name="Source_20_Text"><text:span text:style-name="T10">because each container is a worker node in kubernetes cluster</text:span></text:span></text:p>
      <text:p text:style-name="P80"><text:span text:style-name="Source_20_Text"><text:span text:style-name="T10">but they’re made with kind so the nodes are docker containers</text:span></text:span></text:p>
      <text:p text:style-name="P74"><text:span text:style-name="Source_20_Text"/></text:p>
      <text:p text:style-name="P74"><text:span text:style-name="Source_20_Text">pimpwhippa@pimpwhippa-Aspire-E5-473G:~/Works/ImpactTech/kind$ </text:span><text:span text:style-name="Source_20_Text"><text:span text:style-name="T8">docker exec -it iris-clf1-worker crictl images</text:span></text:span></text:p>
      <text:p text:style-name="P74"><text:span text:style-name="Source_20_Text">IMAGE <text:s text:c="37"/>TAG <text:s text:c="17"/>IMAGE ID <text:s text:c="11"/>SIZE</text:span></text:p>
      <text:p text:style-name="P74"><text:span text:style-name="Source_20_Text">docker.io/keras/alone <text:s text:c="21"/>latest <text:s text:c="14"/>e194fbd643015 <text:s text:c="6"/>2.64GB</text:span></text:p>
      <text:p text:style-name="P74"><text:span text:style-name="Source_20_Text">docker.io/kindest/kindnetd <text:s text:c="16"/>v20210326-1e038dc5 <text:s text:c="2"/>6de166512aa22 <text:s text:c="6"/>54MB</text:span></text:p>
      <text:p text:style-name="P74"><text:span text:style-name="Source_20_Text">docker.io/library/dl_iris_dataset <text:s text:c="9"/>latest <text:s text:c="14"/>c9212fec1e517 <text:s text:c="6"/>178MB</text:span></text:p>
      <text:p text:style-name="P74"><text:span text:style-name="Source_20_Text">docker.io/rancher/local-path-provisioner <text:s text:c="2"/>v0.0.14 <text:s text:c="13"/>e422121c9c5f9 <text:s text:c="6"/>13.4MB</text:span></text:p>
      <text:p text:style-name="P74"><text:span text:style-name="Source_20_Text">k8s.gcr.io/build-image/debian-base <text:s text:c="8"/>v2.1.0 <text:s text:c="14"/>c7c6c86897b63 <text:s text:c="6"/>21.1MB</text:span></text:p>
      <text:p text:style-name="P74"><text:span text:style-name="Source_20_Text">k8s.gcr.io/coredns/coredns <text:s text:c="16"/>v1.8.0 <text:s text:c="14"/>296a6d5035e2d <text:s text:c="6"/>12.9MB</text:span></text:p>
      <text:p text:style-name="P74"><text:span text:style-name="Source_20_Text">k8s.gcr.io/etcd <text:s text:c="27"/>3.4.13-0 <text:s text:c="12"/>0369cf4303ffd <text:s text:c="6"/>86.7MB</text:span></text:p>
      <text:p text:style-name="P74"><text:span text:style-name="Source_20_Text">k8s.gcr.io/kube-apiserver <text:s text:c="17"/>v1.21.1 <text:s text:c="13"/>9162816021b10 <text:s text:c="6"/>127MB</text:span></text:p>
      <text:p text:style-name="P74"><text:span text:style-name="Source_20_Text">k8s.gcr.io/kube-controller-manager <text:s text:c="8"/>v1.21.1 <text:s text:c="13"/>50f30f65d22b5 <text:s text:c="6"/>121MB</text:span></text:p>
      <text:p text:style-name="P74"><text:span text:style-name="Source_20_Text">k8s.gcr.io/kube-proxy <text:s text:c="21"/>v1.21.1 <text:s text:c="13"/>bb840f0a082a6 <text:s text:c="6"/>133MB</text:span></text:p>
      <text:p text:style-name="P74"><text:span text:style-name="Source_20_Text">k8s.gcr.io/kube-scheduler <text:s text:c="17"/>v1.21.1 <text:s text:c="13"/>b2149d9f128ce <text:s text:c="6"/>51.9MB</text:span></text:p>
      <text:p text:style-name="P74"><text:span text:style-name="Source_20_Text">k8s.gcr.io/pause <text:s text:c="26"/>3.5 <text:s text:c="17"/>ed210e3e4a5ba <text:s text:c="6"/>301kB</text:span></text:p>
      <text:p text:style-name="P74"><text:soft-page-break/><text:span text:style-name="Source_20_Text"/></text:p>
      <text:p text:style-name="P20"><text:span text:style-name="Source_20_Text">docker build -t my-custom-image:unique-tag ./my-image-dir</text:span></text:p>
      <text:p text:style-name="P75"><text:span text:style-name="Source_20_Text"><text:span text:style-name="T28">docker build -t dl_iris_dataset ./storage</text:span></text:span></text:p>
      <text:p text:style-name="P75"><text:span text:style-name="Source_20_Text"/></text:p>
      <text:p text:style-name="P79"><text:span text:style-name="Source_20_Text"><text:span text:style-name="T32">kind create cluster –config=config4workers.yaml</text:span></text:span></text:p>
      <text:p text:style-name="P79"><text:span text:style-name="Source_20_Text"><text:span text:style-name="T32">ชื่อไอริส อยู่ในไฟล์คอนฟิค หรือจะเขียนไปใน cli ก็จะ override config file</text:span></text:span></text:p>
      <text:p text:style-name="P79"><text:span text:style-name="Source_20_Text"/></text:p>
      <text:p text:style-name="P79"><text:span text:style-name="Source_20_Text">pimpwhippa@pimpwhippa-Aspire-E5-473G:~/Works/ImpactTech/kind$ </text:span></text:p>
      <text:p text:style-name="P79"><text:span text:style-name="Source_20_Text">kind load docker-image dl_iris_dataset keras/alone --name iris-clf1</text:span></text:p>
      <text:p text:style-name="P75"><text:span text:style-name="Source_20_Text"/></text:p>
      <text:p text:style-name="P75"><text:span text:style-name="Source_20_Text">pimpwhippa@pimpwhippa-Aspire-E5-473G:~/Works/ImpactTech/kind$ kubectl get namespaces</text:span></text:p>
      <text:p text:style-name="P75"><text:span text:style-name="Source_20_Text">NAME <text:s text:c="16"/>STATUS <text:s text:c="2"/>AGE</text:span></text:p>
      <text:p text:style-name="P75"><text:span text:style-name="Source_20_Text">default <text:s text:c="13"/>Active <text:s text:c="2"/>156m</text:span></text:p>
      <text:p text:style-name="P75"><text:span text:style-name="Source_20_Text">kube-node-lease <text:s text:c="5"/>Active <text:s text:c="2"/>156m</text:span></text:p>
      <text:p text:style-name="P75"><text:span text:style-name="Source_20_Text">kube-public <text:s text:c="9"/>Active <text:s text:c="2"/>156m</text:span></text:p>
      <text:p text:style-name="P75"><text:span text:style-name="Source_20_Text">kube-system <text:s text:c="9"/>Active <text:s text:c="2"/>156m</text:span></text:p>
      <text:p text:style-name="P75"><text:span text:style-name="Source_20_Text">local-path-storage <text:s text:c="2"/>Active <text:s text:c="2"/>155m</text:span></text:p>
      <text:p text:style-name="P75"><text:span text:style-name="Source_20_Text"/></text:p>
      <text:p text:style-name="P75"><text:span text:style-name="Source_20_Text">pimpwhippa@pimpwhippa-Aspire-E5-473G:~/Works/ImpactTech/kind$ kind get nodes</text:span></text:p>
      <text:p text:style-name="P75"><text:span text:style-name="Source_20_Text">kind-control-plane</text:span></text:p>
      <text:p text:style-name="P75"><text:span text:style-name="Source_20_Text">pimpwhippa@pimpwhippa-Aspire-E5-473G:~/Works/ImpactTech/kind$ kubectl get nodes</text:span></text:p>
      <text:p text:style-name="P75"><text:span text:style-name="Source_20_Text">NAME <text:s text:c="21"/>STATUS <text:s text:c="2"/>ROLES <text:s text:c="17"/>AGE <text:s text:c="3"/>VERSION</text:span></text:p>
      <text:p text:style-name="P75"><text:span text:style-name="Source_20_Text">iris-clf1-control-plane <text:s text:c="2"/>Ready <text:s text:c="3"/>control-plane,master <text:s text:c="2"/>156m <text:s text:c="2"/>v1.21.1</text:span></text:p>
      <text:p text:style-name="P75"><text:span text:style-name="Source_20_Text">iris-clf1-worker <text:s text:c="9"/>Ready <text:s text:c="3"/>&lt;none&gt; <text:s text:c="16"/>156m <text:s text:c="2"/>v1.21.1</text:span></text:p>
      <text:p text:style-name="P75"><text:span text:style-name="Source_20_Text">iris-clf1-worker2 <text:s text:c="8"/>Ready <text:s text:c="3"/>&lt;none&gt; <text:s text:c="16"/>156m <text:s text:c="2"/>v1.21.1</text:span></text:p>
      <text:p text:style-name="P75"><text:span text:style-name="Source_20_Text">iris-clf1-worker3 <text:s text:c="8"/>Ready <text:s text:c="3"/>&lt;none&gt; <text:s text:c="16"/>156m <text:s text:c="2"/>v1.21.1</text:span></text:p>
      <text:p text:style-name="P75"><text:span text:style-name="Source_20_Text">pimpwhippa@pimpwhippa-Aspire-E5-473G:~/Works/ImpactTech/kind$ kind get nodes --name iris-clf1</text:span></text:p>
      <text:p text:style-name="P75"><text:span text:style-name="Source_20_Text">iris-clf1-control-plane</text:span></text:p>
      <text:p text:style-name="P75"><text:span text:style-name="Source_20_Text">iris-clf1-worker2</text:span></text:p>
      <text:p text:style-name="P75"><text:span text:style-name="Source_20_Text">iris-clf1-worker</text:span></text:p>
      <text:p text:style-name="P75"><text:span text:style-name="Source_20_Text">iris-clf1-worker3</text:span></text:p>
      <text:p text:style-name="P75"><text:span text:style-name="Source_20_Text"/></text:p>
      <text:p text:style-name="P75"><text:span text:style-name="Source_20_Text">pimpwhippa@pimpwhippa-Aspire-E5-473G:~/Works/ImpactTech/kind$ kubectl describe node iris-clf1-worker2</text:span></text:p>
      <text:p text:style-name="P75"><text:span text:style-name="Source_20_Text">Name: <text:s text:c="14"/>iris-clf1-worker2</text:span></text:p>
      <text:p text:style-name="P75"><text:span text:style-name="Source_20_Text">Roles: <text:s text:c="13"/>&lt;none&gt;</text:span></text:p>
      <text:p text:style-name="P75"><text:span text:style-name="Source_20_Text">Labels: <text:s text:c="12"/>beta.kubernetes.io/arch=amd64</text:span></text:p>
      <text:p text:style-name="P75"><text:span text:style-name="Source_20_Text"><text:s text:c="20"/>beta.kubernetes.io/os=linux</text:span></text:p>
      <text:p text:style-name="P75"><text:span text:style-name="Source_20_Text"><text:s text:c="20"/>kubernetes.io/arch=amd64</text:span></text:p>
      <text:p text:style-name="P75"><text:span text:style-name="Source_20_Text"><text:s text:c="20"/>kubernetes.io/hostname=iris-clf1-worker2</text:span></text:p>
      <text:p text:style-name="P75"><text:span text:style-name="Source_20_Text"><text:s text:c="20"/>kubernetes.io/os=linux</text:span></text:p>
      <text:p text:style-name="P75"><text:span text:style-name="Source_20_Text">Annotations: <text:s text:c="7"/>kubeadm.alpha.kubernetes.io/cri-socket: unix:///run/containerd/containerd.sock</text:span></text:p>
      <text:p text:style-name="P75"><text:soft-page-break/><text:span text:style-name="Source_20_Text"><text:s text:c="20"/>node.alpha.kubernetes.io/ttl: 0</text:span></text:p>
      <text:p text:style-name="P75"><text:span text:style-name="Source_20_Text"><text:s text:c="20"/>volumes.kubernetes.io/controller-managed-attach-detach: true</text:span></text:p>
      <text:p text:style-name="P75"><text:span text:style-name="Source_20_Text">CreationTimestamp: <text:s/>Wed, 02 Jun 2021 12:45:27 +0200</text:span></text:p>
      <text:p text:style-name="P75"><text:span text:style-name="Source_20_Text">Taints: <text:s text:c="12"/>&lt;none&gt;</text:span></text:p>
      <text:p text:style-name="P75"><text:span text:style-name="Source_20_Text">Unschedulable: <text:s text:c="5"/>false</text:span></text:p>
      <text:p text:style-name="P75"><text:span text:style-name="Source_20_Text">Lease:</text:span></text:p>
      <text:p text:style-name="P75"><text:span text:style-name="Source_20_Text"><text:s text:c="2"/>HolderIdentity: <text:s/>iris-clf1-worker2</text:span></text:p>
      <text:p text:style-name="P75"><text:span text:style-name="Source_20_Text"><text:s text:c="2"/>AcquireTime: <text:s text:c="4"/>&lt;unset&gt;</text:span></text:p>
      <text:p text:style-name="P75"><text:span text:style-name="Source_20_Text"><text:s text:c="2"/>RenewTime: <text:s text:c="6"/>Wed, 02 Jun 2021 16:16:46 +0200</text:span></text:p>
      <text:p text:style-name="P75"><text:span text:style-name="Source_20_Text">Conditions:</text:span></text:p>
      <text:p text:style-name="P75"><text:span text:style-name="Source_20_Text"><text:s text:c="2"/>Type <text:s text:c="12"/>Status <text:s/>LastHeartbeatTime <text:s text:c="16"/>LastTransitionTime <text:s text:c="15"/>Reason <text:s text:c="22"/>Message</text:span></text:p>
      <text:p text:style-name="P75"><text:span text:style-name="Source_20_Text"><text:s text:c="2"/>---- <text:s text:c="12"/>------ <text:s/>----------------- <text:s text:c="16"/>------------------ <text:s text:c="15"/>------ <text:s text:c="22"/>-------</text:span></text:p>
      <text:p text:style-name="P75"><text:span text:style-name="Source_20_Text"><text:s text:c="2"/>MemoryPressure <text:s text:c="2"/>False <text:s text:c="2"/>Wed, 02 Jun 2021 16:15:15 +0200 <text:s text:c="2"/>Wed, 02 Jun 2021 12:45:27 +0200 <text:s text:c="2"/>KubeletHasSufficientMemory <text:s text:c="2"/>kubelet has sufficient memory available</text:span></text:p>
      <text:p text:style-name="P75"><text:span text:style-name="Source_20_Text"><text:s text:c="2"/>DiskPressure <text:s text:c="4"/>False <text:s text:c="2"/>Wed, 02 Jun 2021 16:15:15 +0200 <text:s text:c="2"/>Wed, 02 Jun 2021 12:45:27 +0200 <text:s text:c="2"/>KubeletHasNoDiskPressure <text:s text:c="4"/>kubelet has no disk pressure</text:span></text:p>
      <text:p text:style-name="P75"><text:span text:style-name="Source_20_Text"><text:s text:c="2"/>PIDPressure <text:s text:c="5"/>False <text:s text:c="2"/>Wed, 02 Jun 2021 16:15:15 +0200 <text:s text:c="2"/>Wed, 02 Jun 2021 12:45:27 +0200 <text:s text:c="2"/>KubeletHasSufficientPID <text:s text:c="5"/>kubelet has sufficient PID available</text:span></text:p>
      <text:p text:style-name="P75"><text:span text:style-name="Source_20_Text"><text:s text:c="2"/>Ready <text:s text:c="11"/>True <text:s text:c="3"/>Wed, 02 Jun 2021 16:15:15 +0200 <text:s text:c="2"/>Wed, 02 Jun 2021 12:45:51 +0200 <text:s text:c="2"/>KubeletReady <text:s text:c="16"/>kubelet is posting ready status</text:span></text:p>
      <text:p text:style-name="P75"><text:span text:style-name="Source_20_Text">Addresses:</text:span></text:p>
      <text:p text:style-name="P75"><text:span text:style-name="Source_20_Text"><text:s text:c="2"/>InternalIP: <text:s/>172.18.0.3</text:span></text:p>
      <text:p text:style-name="P75"><text:span text:style-name="Source_20_Text"><text:s text:c="2"/>Hostname: <text:s text:c="3"/>iris-clf1-worker2</text:span></text:p>
      <text:p text:style-name="P75"><text:span text:style-name="Source_20_Text">Capacity:</text:span></text:p>
      <text:p text:style-name="P75"><text:span text:style-name="Source_20_Text"><text:s text:c="2"/>cpu: <text:s text:c="15"/>4</text:span></text:p>
      <text:p text:style-name="P75"><text:span text:style-name="Source_20_Text"><text:s text:c="2"/>ephemeral-storage: <text:s/>211825180Ki</text:span></text:p>
      <text:p text:style-name="P75"><text:span text:style-name="Source_20_Text"><text:s text:c="2"/>hugepages-1Gi: <text:s text:c="5"/>0</text:span></text:p>
      <text:p text:style-name="P75"><text:span text:style-name="Source_20_Text"><text:s text:c="2"/>hugepages-2Mi: <text:s text:c="5"/>0</text:span></text:p>
      <text:p text:style-name="P75"><text:span text:style-name="Source_20_Text"><text:s text:c="2"/>memory: <text:s text:c="12"/>3942228Ki</text:span></text:p>
      <text:p text:style-name="P75"><text:span text:style-name="Source_20_Text"><text:s text:c="2"/>pods: <text:s text:c="14"/>110</text:span></text:p>
      <text:p text:style-name="P75"><text:span text:style-name="Source_20_Text">Allocatable:</text:span></text:p>
      <text:p text:style-name="P75"><text:span text:style-name="Source_20_Text"><text:s text:c="2"/>cpu: <text:s text:c="15"/>4</text:span></text:p>
      <text:p text:style-name="P75"><text:span text:style-name="Source_20_Text"><text:s text:c="2"/>ephemeral-storage: <text:s/>211825180Ki</text:span></text:p>
      <text:p text:style-name="P75"><text:span text:style-name="Source_20_Text"><text:s text:c="2"/>hugepages-1Gi: <text:s text:c="5"/>0</text:span></text:p>
      <text:p text:style-name="P75"><text:span text:style-name="Source_20_Text"><text:s text:c="2"/>hugepages-2Mi: <text:s text:c="5"/>0</text:span></text:p>
      <text:p text:style-name="P75"><text:span text:style-name="Source_20_Text"><text:s text:c="2"/>memory: <text:s text:c="12"/>3942228Ki</text:span></text:p>
      <text:p text:style-name="P75"><text:span text:style-name="Source_20_Text"><text:s text:c="2"/>pods: <text:s text:c="14"/>110</text:span></text:p>
      <text:p text:style-name="P75"><text:span text:style-name="Source_20_Text">System Info:</text:span></text:p>
      <text:p text:style-name="P75"><text:span text:style-name="Source_20_Text"><text:s text:c="2"/>Machine ID: <text:s text:c="16"/>a73082329bd44a50b0dc3ff04001b3ad</text:span></text:p>
      <text:p text:style-name="P75"><text:span text:style-name="Source_20_Text"><text:s text:c="2"/>System UUID: <text:s text:c="15"/>10f0ff66-501d-49d7-b0f3-fae9fcbb06ae</text:span></text:p>
      <text:p text:style-name="P75"><text:span text:style-name="Source_20_Text"><text:s text:c="2"/>Boot ID: <text:s text:c="19"/>c0ecfd7b-6a33-4289-ab8c-0486f0cd6732</text:span></text:p>
      <text:p text:style-name="P75"><text:span text:style-name="Source_20_Text"><text:s text:c="2"/>Kernel Version: <text:s text:c="12"/>5.4.0-73-generic</text:span></text:p>
      <text:p text:style-name="P75"><text:span text:style-name="Source_20_Text"><text:s text:c="2"/>OS Image: <text:s text:c="18"/>Ubuntu 21.04</text:span></text:p>
      <text:p text:style-name="P75"><text:span text:style-name="Source_20_Text"><text:s text:c="2"/>Operating System: <text:s text:c="10"/>linux</text:span></text:p>
      <text:p text:style-name="P75"><text:soft-page-break/><text:span text:style-name="Source_20_Text"><text:s text:c="2"/>Architecture: <text:s text:c="14"/>amd64</text:span></text:p>
      <text:p text:style-name="P75"><text:span text:style-name="Source_20_Text"><text:s text:c="2"/>Container Runtime Version: <text:s/>containerd://1.5.2</text:span></text:p>
      <text:p text:style-name="P75"><text:span text:style-name="Source_20_Text"><text:s text:c="2"/>Kubelet Version: <text:s text:c="11"/>v1.21.1</text:span></text:p>
      <text:p text:style-name="P75"><text:span text:style-name="Source_20_Text"><text:s text:c="2"/>Kube-Proxy Version: <text:s text:c="8"/>v1.21.1</text:span></text:p>
      <text:p text:style-name="P75"><text:span text:style-name="Source_20_Text">PodCIDR: <text:s text:c="21"/>10.244.2.0/24</text:span></text:p>
      <text:p text:style-name="P75"><text:span text:style-name="Source_20_Text">PodCIDRs: <text:s text:c="20"/>10.244.2.0/24</text:span></text:p>
      <text:p text:style-name="P75"><text:span text:style-name="Source_20_Text">ProviderID: <text:s text:c="18"/>kind://docker/iris-clf1/iris-clf1-worker2</text:span></text:p>
      <text:p text:style-name="P75"><text:span text:style-name="Source_20_Text">Non-terminated Pods: <text:s text:c="9"/>(2 in total)</text:span></text:p>
      <text:p text:style-name="P75"><text:span text:style-name="Source_20_Text"><text:s text:c="2"/>Namespace <text:s text:c="18"/>Name <text:s text:c="15"/>CPU Requests <text:s/>CPU Limits <text:s/>Memory Requests <text:s/>Memory Limits <text:s/>Age</text:span></text:p>
      <text:p text:style-name="P75"><text:span text:style-name="Source_20_Text"><text:s text:c="2"/>--------- <text:s text:c="18"/>---- <text:s text:c="15"/>------------ <text:s/>---------- <text:s/>--------------- <text:s/>------------- <text:s/>---</text:span></text:p>
      <text:p text:style-name="P75"><text:span text:style-name="Source_20_Text"><text:s text:c="2"/>kube-system <text:s text:c="16"/>kindnet-qgbnm <text:s text:c="6"/>100m (2%) <text:s text:c="4"/>100m (2%) <text:s text:c="2"/>50Mi (1%) <text:s text:c="7"/>50Mi (1%) <text:s text:c="5"/>3h31m</text:span></text:p>
      <text:p text:style-name="P75"><text:span text:style-name="Source_20_Text"><text:s text:c="2"/>kube-system <text:s text:c="16"/>kube-proxy-8l5bc <text:s text:c="3"/>0 (0%) <text:s text:c="7"/>0 (0%) <text:s text:c="5"/>0 (0%) <text:s text:c="10"/>0 (0%) <text:s text:c="8"/>3h31m</text:span></text:p>
      <text:p text:style-name="P75"><text:span text:style-name="Source_20_Text">Allocated resources:</text:span></text:p>
      <text:p text:style-name="P75"><text:span text:style-name="Source_20_Text"><text:s text:c="2"/>(Total limits may be over 100 percent, i.e., overcommitted.)</text:span></text:p>
      <text:p text:style-name="P75"><text:span text:style-name="Source_20_Text"><text:s text:c="2"/>Resource <text:s text:c="10"/>Requests <text:s text:c="2"/>Limits</text:span></text:p>
      <text:p text:style-name="P75"><text:span text:style-name="Source_20_Text"><text:s text:c="2"/>-------- <text:s text:c="10"/>-------- <text:s text:c="2"/>------</text:span></text:p>
      <text:p text:style-name="P75"><text:span text:style-name="Source_20_Text"><text:s text:c="2"/>cpu <text:s text:c="15"/>100m (2%) <text:s/>100m (2%)</text:span></text:p>
      <text:p text:style-name="P75"><text:span text:style-name="Source_20_Text"><text:s text:c="2"/>memory <text:s text:c="12"/>50Mi (1%) <text:s/>50Mi (1%)</text:span></text:p>
      <text:p text:style-name="P75"><text:span text:style-name="Source_20_Text"><text:s text:c="2"/>ephemeral-storage <text:s/>0 (0%) <text:s text:c="4"/>0 (0%)</text:span></text:p>
      <text:p text:style-name="P75"><text:span text:style-name="Source_20_Text"><text:s text:c="2"/>hugepages-1Gi <text:s text:c="5"/>0 (0%) <text:s text:c="4"/>0 (0%)</text:span></text:p>
      <text:p text:style-name="P75"><text:span text:style-name="Source_20_Text"><text:s text:c="2"/>hugepages-2Mi <text:s text:c="5"/>0 (0%) <text:s text:c="4"/>0 (0%)</text:span></text:p>
      <text:p text:style-name="P75"><text:span text:style-name="Source_20_Text">Events: <text:s text:c="13"/>&lt;none&gt;</text:span></text:p>
      <text:p text:style-name="P75"><text:span text:style-name="Source_20_Text"/></text:p>
      <text:p text:style-name="P75"><text:span text:style-name="Source_20_Text"/></text:p>
      <text:p text:style-name="P75"><text:span text:style-name="Source_20_Text"><text:span text:style-name="T29">แล้ว docker exec -it containername bash ได้เลย เช่น</text:span></text:span></text:p>
      <text:p text:style-name="P76"><text:span text:style-name="Source_20_Text"><text:span text:style-name="T29">docker exec -it iris-clf1-worker2 bash</text:span></text:span></text:p>
      <text:p text:style-name="P76"><text:span text:style-name="Source_20_Text"><text:span text:style-name="T29">ถ้าเข้าไปใน control-plane จะคุยกับ api-server ได้ทุกอย่าง ใช้ kubectl (cube control) ได้ แต่ถ้าเข้าไปใน worker จะใช้ kubectl ได้บางอย่าง แล้วก็สั่ง deployment ไม่ได้ เพราะไม่ได้คอนฟิกพอร์ท</text:span></text:span></text:p>
      <text:p text:style-name="P76"><text:span text:style-name="Source_20_Text"/></text:p>
      <text:p text:style-name="P76"><text:a xlink:type="simple" xlink:href="https://kubernetes.io/docs/reference/kubectl/docker-cli-to-kubectl/" text:style-name="Internet_20_link" text:visited-style-name="Visited_20_Internet_20_Link"><text:span text:style-name="Source_20_Text">https://kubernetes.io/docs/reference/kubectl/docker-cli-to-kubectl/</text:span></text:a></text:p>
      <text:p text:style-name="P76"><text:a xlink:type="simple" xlink:href="https://www.youtube.com/watch?v=oFglQ50O_rU" text:style-name="Internet_20_link" text:visited-style-name="Visited_20_Internet_20_Link"><text:span text:style-name="Source_20_Text">https://www.youtube.com/watch?v=oFglQ50O_rU</text:span></text:a></text:p>
      <text:p text:style-name="P77"><text:span text:style-name="Source_20_Text"><text:span text:style-name="T30">คือเข้าไปใน worker node (ซึ่งในที่นี้ใน kind มันเป็นdocker อยู่แล้ว) แล้วก็ไปสั่ง docker run จาก image ที่โหลดไว้ได้ แต่ไม่ได้ใช้คำสั่ง docker run แต่ใช้ kubectl create deployment แทน นอกนั้นก็คล้ายๆกัน</text:span></text:span></text:p>
      <text:p text:style-name="P77"><text:span text:style-name="Source_20_Text"/></text:p>
      <text:p text:style-name="P80"><text:span text:style-name="Source_20_Text"><text:span text:style-name="T33">ตกลง node กับ pod ใครใหญ่กว่ากัน</text:span></text:span></text:p>
      <text:p text:style-name="P77"><text:span text:style-name="Source_20_Text"/></text:p>
      <text:p text:style-name="P77"><text:span text:style-name="Source_20_Text">root@iris-clf1-worker2:/# </text:span></text:p>
      <text:p text:style-name="P77"><text:span text:style-name="Source_20_Text"><text:span text:style-name="T8">kubectl create deployment --image=keras/alone keras</text:span></text:span></text:p>
      <text:p text:style-name="P76"><text:span text:style-name="Source_20_Text"/></text:p>
      <text:p text:style-name="P76"><text:span text:style-name="Source_20_Text">error: failed to create deployment: Post "http://localhost:8080/apis/apps/v1/namespaces/default/deployments?fieldManager=kubectl-create": dial tcp [::1]:8080: connect: connection refused</text:span></text:p>
      <text:p text:style-name="P76"><text:span text:style-name="Source_20_Text"/></text:p>
      <text:p text:style-name="P78"><text:soft-page-break/><text:span text:style-name="Source_20_Text"><text:span text:style-name="T31">แต่อาจจะต้องสั่งจาก control-plane ไม่งั้นจะมีไว้ทำไมวะ ไม่งั้นต้องเข้าไปสั่ง worker ทีละคนให้ทำทีละอย่างงี้เหรอ</text:span></text:span></text:p>
      <text:p text:style-name="P82"><text:span text:style-name="Source_20_Text"><text:span text:style-name="T35">030621</text:span></text:span></text:p>
      <text:p text:style-name="P81"><text:span text:style-name="Source_20_Text"><text:span text:style-name="T34">เหมือนว่า สั่ง workload scheduler ก็คือการใส่ pod (sets of containers) ลงไปใน node ได้ แบบ default แต่ไม่รู้จะทำไง</text:span></text:span></text:p>
      <text:p text:style-name="P81"><text:span text:style-name="Source_20_Text"/></text:p>
      <text:p text:style-name="P81"><text:span text:style-name="Source_20_Text"><text:span text:style-name="T34">แล้วต้องมี networking ต่อให้เรียบร้อยก่อนจะใส่ใน pod ดังนี้</text:span></text:span></text:p>
      <text:p text:style-name="P81"><text:span text:style-name="Source_20_Text"/></text:p>
      <text:h text:style-name="P91" text:outline-level="1"><text:span text:style-name="Source_20_Text">Services, Load Balancing, and Networking</text:span></text:h>
      <text:p text:style-name="Text_20_body">Kubernetes networking addresses <text:span text:style-name="T8">four concerns:</text:span></text:p>
      <text:list xml:id="list3916211975" text:style-name="L1">
        <text:list-item>
          <text:p text:style-name="P176">Containers within a Pod use networking to communicate via loopback.</text:p>
        </text:list-item>
        <text:list-item>
          <text:p text:style-name="P177">Cluster networking provides communication between different Pods.</text:p>
        </text:list-item>
        <text:list-item>
          <text:p text:style-name="P177">The Service resource lets you expose an application running in Pods to be reachable from outside your cluster. <text:span text:style-name="T34">&lt;--อันนี้สำหรับ prediction ที่ต้องต่อออกข้างนอก</text:span></text:p>
        </text:list-item>
        <text:list-item>
          <text:p text:style-name="P154">You can also use Services to publish services only for consumption inside your cluster.</text:p>
        </text:list-item>
      </text:list>
      <text:p text:style-name="Text_20_body"/>
      <text:p text:style-name="P4">ก็คือ 5 คอนเทนเนอร์ ใส่ใน pod แล้วให้ scheduler assign node ให้ออโต้ ตรงนี้เรียกว่า deploy แต่ว่าต้องจัดการเรื่อง networking ระหว่างกันให้เสร็จก่อน ถึงจะเอาไปใส่ใน pod ได้</text:p>
      <text:p text:style-name="P4">จากนั้นต่อ prediction cluster ออกข้างนอก ทำเพิ่ม 1 replica</text:p>
      <text:p text:style-name="P4">ใส่ monitoring ซึ่งดึงข้อมูลจาก pod ที่เกี่ยวข้อง</text:p>
      <text:p text:style-name="P5">เริ่ม ใส่ containers เข้าไปใน pod โดยเขียน .yaml file แล้วสั่ง apply</text:p>
      <text:p text:style-name="P21"><text:span text:style-name="Source_20_Text">kubectl apply -f </text:span><text:a xlink:type="simple" xlink:href="https://k8s.io/examples/pods/two-container-pod.yaml" text:style-name="Internet_20_link" text:visited-style-name="Visited_20_Internet_20_Link"><text:span text:style-name="Source_20_Text">https://k8s.io/examples/pods/two-container-pod.yaml</text:span></text:a></text:p>
      <text:p text:style-name="P21"><text:span text:style-name="Source_20_Text"/></text:p>
      <text:p text:style-name="P22"><text:span text:style-name="Source_20_Text">pimpwhippa@pimpwhippa-Aspire-E5-473G:~/Works/ImpactTech/pod$ </text:span></text:p>
      <text:p text:style-name="P22"><text:span text:style-name="Source_20_Text"/></text:p>
      <text:p text:style-name="P22"><text:span text:style-name="Source_20_Text">kubectl apply -f podwith2containers.yaml</text:span></text:p>
      <text:p text:style-name="P21"><text:span text:style-name="Source_20_Text">pod/two-containers created</text:span></text:p>
      <text:p text:style-name="P21"><text:span text:style-name="Source_20_Text"/></text:p>
      <text:p text:style-name="P21"><text:span text:style-name="Source_20_Text"><text:span text:style-name="T36">จากนั้นเรียกมาดูได้ว่าที่สั่งไปได้อะไรมาบ้าง</text:span></text:span></text:p>
      <text:p text:style-name="P21"><text:span text:style-name="Source_20_Text">kubectl get pod two-containers –output=yaml</text:span></text:p>
      <text:p text:style-name="P21"><text:span text:style-name="Source_20_Text"/></text:p>
      <text:p text:style-name="P21"><text:span text:style-name="Source_20_Text"><text:span text:style-name="T37">เข้าไปดูรายละเอียดของ pod with two-containers คือ nginx กํบ debian ที่ได้มา ปรากฏว่า assign node ให้เรียบร้อยแล้วด้วย</text:span></text:span></text:p>
      <text:p text:style-name="P21"><text:span text:style-name="Source_20_Text"/></text:p>
      <text:p text:style-name="P85"><text:span text:style-name="Source_20_Text"><text:span text:style-name="T43">enableServiceLinks</text:span></text:span><text:span text:style-name="Source_20_Text"><text:span text:style-name="T38">: </text:span></text:span><text:span text:style-name="Source_20_Text"><text:span text:style-name="T43">true</text:span></text:span></text:p>
      <text:p text:style-name="P83"><text:span text:style-name="T42">nodeName</text:span>: <text:span text:style-name="T44">iris-clf1-worker</text:span></text:p>
      <text:p text:style-name="P83"><text:span text:style-name="T42">preemptionPolicy</text:span>: <text:span text:style-name="T44">PreemptLowerPriority</text:span></text:p>
      <text:p text:style-name="P83"><text:span text:style-name="T42">priority</text:span>: <text:span text:style-name="T46">0</text:span></text:p>
      <text:p text:style-name="P83"><text:span text:style-name="T42">restartPolicy</text:span>: <text:span text:style-name="T44">Never</text:span></text:p>
      <text:p text:style-name="P83"><text:span text:style-name="T42">schedulerName</text:span>: <text:span text:style-name="T44">default-scheduler</text:span></text:p>
      <text:p text:style-name="P83"><text:span text:style-name="T42">securityContext</text:span>: {}</text:p>
      <text:p text:style-name="P83"><text:span text:style-name="T42">serviceAccount</text:span>: <text:span text:style-name="T44">default</text:span></text:p>
      <text:p text:style-name="P21"><text:span text:style-name="Source_20_Text"/></text:p>
      <text:p text:style-name="P23"><text:span text:style-name="Source_20_Text"><text:span text:style-name="T37">ใส่ใน iris-clf1-worker ให้เฉยเลยไม่ได้บอกไม่ได้ถามกันสักคำ</text:span></text:span></text:p>
      <text:p text:style-name="P24"><text:soft-page-break/><text:span text:style-name="Source_20_Text"><text:span text:style-name="T48">ลองเข้าไปดู pimpwhippa@pimpwhippa-Aspire-E5-473G:~/Works/ImpactTech$ </text:span></text:span></text:p>
      <text:p text:style-name="P24"><text:span text:style-name="Source_20_Text"><text:span text:style-name="T48">kubectl exec -it two-containers -c nginx-container -- /bin/bash</text:span></text:span></text:p>
      <text:p text:style-name="P24"><text:span text:style-name="Source_20_Text"/></text:p>
      <text:p text:style-name="P24"><text:span text:style-name="Source_20_Text"><text:span text:style-name="T48">apt-get update</text:span></text:span></text:p>
      <text:p text:style-name="P24"><text:span text:style-name="Source_20_Text"><text:span text:style-name="T48">apt-get install curl procps</text:span></text:span></text:p>
      <text:p text:style-name="P24"><text:span text:style-name="Source_20_Text"><text:span text:style-name="T48">ps aux</text:span></text:span></text:p>
      <text:p text:style-name="P24"><text:span text:style-name="Source_20_Text"/></text:p>
      <text:p text:style-name="P24"><text:span text:style-name="Source_20_Text"><text:span text:style-name="T48">เสร็จแล้ว root@two-containers:/# curl localhost</text:span></text:span></text:p>
      <text:p text:style-name="P24"><text:span text:style-name="Source_20_Text">Hello from the debian container</text:span></text:p>
      <text:p text:style-name="P24"><text:span text:style-name="Source_20_Text"/></text:p>
      <text:p text:style-name="P24"><text:span text:style-name="Source_20_Text"><text:span text:style-name="T48">เหมือนที่ define ไว้ใน podwith2containers.yaml ว่าคอนเทนเนอร์นี้ทำอะไร แล้วก็วิธีต่อกันด้วย</text:span></text:span></text:p>
      <text:p text:style-name="P24"><text:span text:style-name="Source_20_Text"/></text:p>
      <text:p text:style-name="P25"><text:span text:style-name="Source_20_Text"><text:span text:style-name="T104">สรุปว่า</text:span></text:span></text:p>
      <text:p text:style-name="P25"><text:span text:style-name="Source_20_Text"><text:span text:style-name="T49">kind create cluster –config=config4workers.yaml</text:span></text:span></text:p>
      <text:p text:style-name="P25"><text:span text:style-name="Source_20_Text"><text:span text:style-name="T49">docker container ls มาดู หรือไม่ก็</text:span></text:span></text:p>
      <text:p text:style-name="P25"><text:span text:style-name="Source_20_Text"><text:span text:style-name="T49">kubectl get nodes –name iris-clf1 </text:span></text:span><text:span text:style-name="Source_20_Text"><text:span text:style-name="T50">(ชื่อตามที่ลงไว้ในคอนฟิคไฟล์)</text:span></text:span></text:p>
      <text:p text:style-name="P25"><text:span text:style-name="Source_20_Text"><text:span text:style-name="T50"/></text:span></text:p>
      <text:p text:style-name="P25"><text:span text:style-name="Source_20_Text"><text:span text:style-name="T49">kubectl describe nodes</text:span></text:span></text:p>
      <text:p text:style-name="P25"><text:span text:style-name="Source_20_Text"><text:span text:style-name="T49">kubectl config view</text:span></text:span></text:p>
      <text:p text:style-name="P25"><text:span text:style-name="Source_20_Text"><text:span text:style-name="T49">kubectl cluster-info iris-clf1</text:span></text:span></text:p>
      <text:p text:style-name="P25"><text:span text:style-name="Source_20_Text"><text:span text:style-name="T49"/></text:span></text:p>
      <text:p text:style-name="P25"><text:span text:style-name="Source_20_Text"><text:span text:style-name="T49">พอได้ node มาแล้วก็มาทำ pod ซึ่งคือ sets of containers</text:span></text:span></text:p>
      <text:p text:style-name="P25"><text:span text:style-name="Source_20_Text"><text:span text:style-name="T49">ก็ทำไฟล์ podwith2containers.yaml</text:span></text:span></text:p>
      <text:p text:style-name="P25"><text:span text:style-name="Source_20_Text"><text:span text:style-name="T49">แล้วก็สั่ง apply</text:span></text:span></text:p>
      <text:p text:style-name="P25"><text:span text:style-name="Source_20_Text"><text:span text:style-name="T49">kubectl apply -f pod/podwith2containers.yaml</text:span></text:span></text:p>
      <text:p text:style-name="P25"><text:span text:style-name="Source_20_Text"><text:span text:style-name="T49">kubectl get pod five-containers --output=yaml</text:span></text:span></text:p>
      <text:p text:style-name="P25"><text:span text:style-name="Source_20_Text"><text:span text:style-name="T49"/></text:span></text:p>
      <text:p text:style-name="P25"><text:span text:style-name="Source_20_Text"><text:span text:style-name="T49">ซึ่งคือการ assign pod onto node ที่ kubernetes เลือกให้</text:span></text:span></text:p>
      <text:p text:style-name="P25"><text:span text:style-name="Source_20_Text"><text:span text:style-name="T49">ณ ตอนนี้ใส่ไว้ nodename: iris-clf1-worker</text:span></text:span></text:p>
      <text:p text:style-name="P25"><text:span text:style-name="Source_20_Text"><text:span text:style-name="T49"/></text:span></text:p>
      <text:p text:style-name="P26"><text:span text:style-name="Source_20_Text"><text:span text:style-name="T51">เสร็จแล้วลอง exec เข้าไปดู 1ใน2 containers ที่สร้างมามะกี๊</text:span></text:span></text:p>
      <text:p text:style-name="P26"><text:span text:style-name="Source_20_Text"><text:span text:style-name="T52">kubectl exec -it two-containers -c nginx-container -- /bin/bash</text:span></text:span></text:p>
      <text:p text:style-name="P26"><text:span text:style-name="Source_20_Text"><text:span text:style-name="T51">ลง curl เพื่อจะเรียกมาดูได้ ก็พบว่ารันได้เรียบร้อย นี่คือเป็นอันเสร็จพิธีการใส่ pod ลงใน node</text:span></text:span></text:p>
      <text:p text:style-name="P26"><text:span text:style-name="Source_20_Text"><text:span text:style-name="T51"/></text:span></text:p>
      <text:p text:style-name="P26"><text:span text:style-name="Source_20_Text"><text:span text:style-name="T51">แล้วอี 5 กล่องของเราจะทำยังไง ไม่ได้เหมือนอย่างที่คิดเลยสักกะติ๊ดดดด</text:span></text:span></text:p>
      <text:p text:style-name="P26"><text:span text:style-name="Source_20_Text"><text:span text:style-name="T51">จะลองเขียน 5 กล่องดูก่อนไหม หรือต้องดู prometheus ไปด้วยเลย ทำตามขั้นตอนที่เขาบอก</text:span></text:span></text:p>
      <text:p text:style-name="P25"><text:span text:style-name="Source_20_Text"><text:span text:style-name="T49"/></text:span></text:p>
      <text:p text:style-name="P24"><text:span text:style-name="Source_20_Text"/></text:p>
      <text:p text:style-name="P24"><text:span text:style-name="Source_20_Text"/></text:p>
      <text:p text:style-name="P85"><text:span text:style-name="T47">Prometheus</text:span> acts as the storage backend and open source <text:span text:style-name="T47">grafana</text:span> as the interface for analysis and visualization. <text:span text:style-name="T47">Prometheus</text:span> collects metrics from monitored targets by scraping metrics from HTTP endpoints on these targets.Mar 14, 2017</text:p>
      <text:p text:style-name="P4"/>
      <text:p text:style-name="P6">หมดนี่คือแค่ทำ infrastructure เฉยๆ ยังไม่ได้อัพโหลดอะไรขึ้นไป ยังไม่ได้เริ่ม deploy app เลย มีแค่ลองเรียกดูว่ามันตอบรึเปล่าแค่นั้นเอง การ deploy คืองานต่อจากนี้ใน second fragment</text:p>
      <text:p text:style-name="P7">ตอนแรก kubectrl get pods </text:p>
      <text:p text:style-name="P7">No resources found in default namespace.</text:p>
      <text:p text:style-name="P7">ตอนหลังkubectl get pods</text:p>
      <text:p text:style-name="P7">NAME <text:s text:c="12"/>READY <text:s text:c="2"/>STATUS <text:s text:c="13"/>RESTARTS <text:s text:c="2"/>AGE</text:p>
      <text:p text:style-name="P7">two-containers <text:s text:c="2"/>0/2 <text:s text:c="4"/>ContainerCreating <text:s text:c="2"/>0 <text:s text:c="9"/>6m37s</text:p>
      <text:p text:style-name="P7"><text:soft-page-break/>NAME <text:s text:c="12"/>READY <text:s text:c="2"/>STATUS <text:s text:c="4"/>RESTARTS <text:s text:c="2"/>AGE</text:p>
      <text:p text:style-name="P7">two-containers <text:s text:c="2"/>1/2 <text:s text:c="4"/>NotReady <text:s text:c="2"/>0 <text:s text:c="9"/>16m</text:p>
      <text:p text:style-name="P7">kubectl get pods</text:p>
      <text:p text:style-name="P7">NAME <text:s text:c="13"/>READY <text:s text:c="2"/>STATUS <text:s text:c="12"/>RESTARTS <text:s text:c="2"/>AGE</text:p>
      <text:p text:style-name="P7">five-containers <text:s text:c="2"/>0/5 <text:s text:c="4"/>ImagePullBackOff <text:s text:c="2"/>0 <text:s text:c="9"/>167m</text:p>
      <text:p text:style-name="P7">two-containers <text:s text:c="3"/>1/2 <text:s text:c="4"/>NotReady <text:s text:c="10"/>0 <text:s text:c="9"/>4h35m</text:p>
      <text:p text:style-name="P7">คือถ้าจะ deploy ให้ถูกต้องปลอดภัย ต้องไปเอา client CA cert เลขอะไรมาอีกยุ่บยั่บ แต่นั่นมันตอนต้องต่อไป frontend</text:p>
      <text:p text:style-name="P7">นี่แม่งเหมือน blockchain เลยนี่หว่า คอนเส็ปเดียวกันเลยคือ distributed infrastructure</text:p>
      <text:p text:style-name="P7"/>
      <text:p text:style-name="P7">kubectl delete pod five-containers</text:p>
      <text:p text:style-name="P7">pod "five-containers" deleted</text:p>
      <text:p text:style-name="P7"/>
      <text:p text:style-name="P8">หา image ไม่เจอ เพราะ kubelet จะไปหาที่ dockerhub หรือไม่ก็ private registry หรือ local registry เราก็ทำเองขึ้นมาอันนึง ใช้ script ที่ kind เขียนให้ ก็คือสร้าง cluster ใหม่ with registry ขึ้นมาเลย แล้วเราสั่งขอ worker 2 คน ให้ชื่อคลัสเต้อว่า iris-clf2</text:p>
      <text:p text:style-name="P8">แล้วต้อง tag image ก่อน เพื่อให้ kubelet หาเจอ image ที่เรา docker images เจออยู่แล้ว แต่ต้องมา tag เพื่อใส่ใน local registry</text:p>
      <text:p text:style-name="P8">docker tag dl_iris_dataset:latest localhost:5000/dl_iris_dataset:latest</text:p>
      <text:p text:style-name="P8">docker push localhost:5000/dl_iris_dataset:latest</text:p>
      <text:p text:style-name="P8">docker tag keras/alone:latest localhost:5000/keras/alone:latest</text:p>
      <text:p text:style-name="P8">docker push localhost:5000/keras/alone:latest</text:p>
      <text:p text:style-name="P9">เสร็จแล้วก็ไปแก้ชื่อ image ใน podwith5containers.yaml ให้ใช้ชื่อใหม่พร้อมแทคใหม่</text:p>
      <text:p text:style-name="P88"><text:span text:style-name="Source_20_Text"><text:span text:style-name="T114">แต่เรา kind load docker-image ไปแล้ว ใน worker node ก็มี image พวกนี้อยู่แล้ว ทำไมถึงหาไม่เจอ?</text:span></text:span></text:p>
      <text:p text:style-name="P88"><text:span text:style-name="Source_20_Text"/></text:p>
      <text:p text:style-name="P88"><text:span text:style-name="Source_20_Text">~/Works/ImpactTech/kind$ </text:span><text:span text:style-name="Source_20_Text"><text:span text:style-name="T8">./create_cluster_with_registry.sh</text:span></text:span></text:p>
      <text:p text:style-name="P88"><text:span text:style-name="Source_20_Text">Creating cluster "iris-clf2" ...</text:span></text:p>
      <text:p text:style-name="P88"><text:span text:style-name="Source_20_Text"><text:s/>✓ Ensuring node image (kindest/node:v1.21.1) 🖼 </text:span></text:p>
      <text:p text:style-name="P88"><text:span text:style-name="Source_20_Text"><text:s/>✓ Preparing nodes 📦 📦 📦 <text:s/></text:span></text:p>
      <text:p text:style-name="P88"><text:span text:style-name="Source_20_Text"><text:s/>✓ Writing configuration 📜 </text:span></text:p>
      <text:p text:style-name="P88"><text:span text:style-name="Source_20_Text"><text:s/>✓ Starting control-plane 🕹️ </text:span></text:p>
      <text:p text:style-name="P88"><text:span text:style-name="Source_20_Text"><text:s/>✓ Installing CNI 🔌 </text:span></text:p>
      <text:p text:style-name="P88"><text:span text:style-name="Source_20_Text"><text:s/>✓ Installing StorageClass 💾 </text:span></text:p>
      <text:p text:style-name="P88"><text:span text:style-name="Source_20_Text"><text:s/>✓ Joining worker nodes 🚜 </text:span></text:p>
      <text:p text:style-name="P88"><text:span text:style-name="Source_20_Text">Set kubectl context to "kind-iris-clf2"</text:span></text:p>
      <text:p text:style-name="P88"><text:span text:style-name="Source_20_Text">You can now use your cluster with:</text:span></text:p>
      <text:p text:style-name="P88"><text:span text:style-name="Source_20_Text"/></text:p>
      <text:p text:style-name="P88"><text:soft-page-break/><text:span text:style-name="Source_20_Text">kubectl cluster-info --context kind-iris-clf2</text:span></text:p>
      <text:p text:style-name="P88"><text:span text:style-name="Source_20_Text"/></text:p>
      <text:p text:style-name="P88"><text:span text:style-name="Source_20_Text">rror response from daemon: endpoint with name kind-registry already exists in network kind</text:span></text:p>
      <text:p text:style-name="P88"><text:span text:style-name="Source_20_Text">configmap/local-registry-hosting created</text:span></text:p>
      <text:p text:style-name="P88"><text:span text:style-name="Source_20_Text"/></text:p>
      <text:p text:style-name="P27"><text:span text:style-name="Source_20_Text"><text:span text:style-name="T104">kubectl apply -f pod/podwith</text:span></text:span><text:span text:style-name="Source_20_Text"><text:span text:style-name="T106">5</text:span></text:span><text:span text:style-name="Source_20_Text"><text:span text:style-name="T104">containers.yaml</text:span></text:span></text:p>
      <text:p text:style-name="P27"><text:span text:style-name="Source_20_Text"><text:span text:style-name="T49">kubectl get pod five-containers –output=yaml</text:span></text:span></text:p>
      <text:p text:style-name="P27"><text:span text:style-name="Source_20_Text"><text:span text:style-name="T49"/></text:span></text:p>
      <text:p text:style-name="P27"><text:span text:style-name="Source_20_Text"><text:span text:style-name="T49">kubectl get pods</text:span></text:span></text:p>
      <text:p text:style-name="P27"><text:span text:style-name="Source_20_Text"><text:span text:style-name="T49">NAME <text:s text:c="13"/>READY <text:s text:c="2"/>STATUS <text:s text:c="13"/>RESTARTS <text:s text:c="2"/>AGE</text:span></text:span></text:p>
      <text:p text:style-name="P27"><text:span text:style-name="Source_20_Text"><text:span text:style-name="T49">five-containers <text:s text:c="2"/>0/5 <text:s text:c="4"/>ContainerCreating <text:s text:c="2"/>0 <text:s text:c="9"/>42s</text:span></text:span></text:p>
      <text:p text:style-name="P28"><text:span text:style-name="Source_20_Text"><text:span text:style-name="T49">pimpwhippa@pimpwhippa-Aspire-E5-473G:~/Works/ImpactTech$ </text:span></text:span></text:p>
      <text:p text:style-name="P28"><text:span text:style-name="Source_20_Text"><text:span text:style-name="T49">kubectl get pods</text:span></text:span></text:p>
      <text:p text:style-name="P27"><text:span text:style-name="Source_20_Text"><text:span text:style-name="T49">NAME <text:s text:c="13"/>READY <text:s text:c="2"/>STATUS <text:s text:c="5"/>RESTARTS <text:s text:c="2"/>AGE</text:span></text:span></text:p>
      <text:p text:style-name="P27"><text:span text:style-name="Source_20_Text"><text:span text:style-name="T49">five-containers <text:s text:c="2"/>0/5 <text:s text:c="4"/>Completed <text:s text:c="2"/>0 <text:s text:c="9"/>2m8s</text:span></text:span></text:p>
      <text:p text:style-name="P27"><text:span text:style-name="Source_20_Text"><text:span text:style-name="T49"/></text:span></text:p>
      <text:p text:style-name="P27"><text:span text:style-name="Source_20_Text"><text:span text:style-name="T53">ก็คือหา image มา รัน แล้ว image มันไม่ได้ให้ทำอะไรมากแค่สั่งว่า install keras มันก็ทำให้เสร็จแล้วก็ปิดไป containers statuses terminated เพราะว่างานเสร็จ completed</text:span></text:span></text:p>
      <text:p text:style-name="P27"><text:span text:style-name="Source_20_Text"><text:span text:style-name="T53"/></text:span></text:p>
      <text:p text:style-name="P28"><text:span text:style-name="Source_20_Text"><text:span text:style-name="T53">โอเค ทีนี้กูทำไงต่อล่ะ</text:span></text:span></text:p>
      <text:p text:style-name="P28"><text:span text:style-name="Source_20_Text"><text:span text:style-name="T53">ก็ต้องไป wrap code มาละ แล้วค่อยมาใส่ใน dockerfile ทีละอัน เปิด jupyter notebook เขียนเลยแล้วกัน แล้วค่อยมาแยกลงในกล่องทีละกล่อง</text:span></text:span></text:p>
      <text:p text:style-name="P28"><text:span text:style-name="Source_20_Text"><text:span text:style-name="T53"/></text:span></text:p>
      <text:p text:style-name="P28"><text:span text:style-name="Source_20_Text"><text:span text:style-name="T53">แต่ตอนนี้มันเหมือนว่ากล่อง 1 ต่อกับกล่อง 2 และกล่อง 3 ต่อกับกล่อง 4 แค่นั้น เพราะตัวอย่างที่ลอกมามันเป็นอย่างงั้น</text:span></text:span></text:p>
      <text:p text:style-name="P28"><text:span text:style-name="Source_20_Text"><text:span text:style-name="T53"/></text:span></text:p>
      <text:p text:style-name="P28"><text:span text:style-name="Source_20_Text"><text:span text:style-name="T54">k</text:span></text:span><text:span text:style-name="Source_20_Text"><text:span text:style-name="T53">ubectl exec -it </text:span></text:span><text:span text:style-name="Source_20_Text"><text:span text:style-name="T54">five</text:span></text:span><text:span text:style-name="Source_20_Text"><text:span text:style-name="T53">-containers -c </text:span></text:span><text:span text:style-name="Source_20_Text"><text:span text:style-name="T54">model</text:span></text:span><text:span text:style-name="Source_20_Text"><text:span text:style-name="T53"> -- /bin/bash</text:span></text:span></text:p>
      <text:p text:style-name="P28"><text:span text:style-name="Source_20_Text"><text:span text:style-name="T53">error: cannot exec into a container in a completed pod; current phase is Failed</text:span></text:span></text:p>
      <text:p text:style-name="P28"><text:span text:style-name="Source_20_Text"><text:span text:style-name="T53"/></text:span></text:p>
      <text:p text:style-name="P29"><text:span text:style-name="Source_20_Text"><text:span text:style-name="T55">เนื่องด้วยไป docker system prune และ docker image prune -a</text:span></text:span></text:p>
      <text:p text:style-name="P29"><text:span text:style-name="Source_20_Text"><text:span text:style-name="T55">ทำให้ stopped containers โดนลบไปและ image ที่ไม่ได้มี running container ก็โดนลบไปหมดด้วยเช่นกัน ได้คืนมา 40GB สะใจเป็นบ้าแต่ว่า</text:span></text:span></text:p>
      <text:p text:style-name="P29"><text:span text:style-name="Source_20_Text"><text:span text:style-name="T55">1. ลบ node2 backend ที่ deploy ไปแล้วของ pooltogether ด้วย แต่ยังไงแม่งก็ต้องทำใหม่อยู่ดี</text:span></text:span></text:p>
      <text:p text:style-name="P29"><text:span text:style-name="Source_20_Text"><text:span text:style-name="T55">2. dl_iris_dataset image ที่เพิ่งบิ้วมา โดนลบไปด้วย พอบิ้วใหม่ไม่ได้เหมือนเดิม ตอนนี้ติดที่ wget iris_training.csv, iris_test.csv มาจาก googleapi แต่ไม่มีที่เซฟ เลย error exit ด้วย non-zero code:4</text:span></text:span></text:p>
      <text:p text:style-name="P29"><text:span text:style-name="Source_20_Text"><text:span text:style-name="T55"/></text:span></text:p>
      <text:p text:style-name="P29"><text:span text:style-name="Source_20_Text"><text:span text:style-name="T55">เดี๋ยวต้องไป docker tag dl_iris_dataset:latest localhost:5000/dl_iris_dataset latest แล้วก็ push ไป ถึงจะให้ worker หา image ที่อยู่ใน local registry เจอ</text:span></text:span></text:p>
      <text:p text:style-name="P29"><text:span text:style-name="Source_20_Text"><text:span text:style-name="T55"/></text:span></text:p>
      <text:p text:style-name="P29"><text:span text:style-name="Source_20_Text"><text:span text:style-name="T55">แต่ทั้งนี้ทั้งนั้น จะโหลดอิมเมจนี้ได้ ก็ไม่ได้เกิดอะไรขึ้นอยู่ดี เพราะไม่ใช่สิ่งที่ต้องการอยู่ดี ดาวโหลดมาเสร็๗ต้องหาที่เก็บ external storage</text:span></text:span></text:p>
      <text:p text:style-name="P29"><text:span text:style-name="Source_20_Text"><text:span text:style-name="T55"/></text:span></text:p>
      <text:p text:style-name="P29"><text:span text:style-name="Source_20_Text"><text:span text:style-name="T55">3. cocotoyolo โดนลบไปด้วย ลืม แล้วในdocker hub ก็ inactive มานานเกิน โดนลบไปด้วย เชี่ย ไม่เหลือเลยนะเนี่ย</text:span></text:span></text:p>
      <text:p text:style-name="P30"><text:span text:style-name="Source_20_Text"><text:span text:style-name="T56">4.อย่างน้อยยัง push tensorflow-flask:heroku, flask-tf:port ที่เป็นงานสุดท้ายของ recommendation engine ไปได้ </text:span></text:span><text:span text:style-name="Source_20_Text"><text:span text:style-name="T57">อยู่ที่ dockerhub</text:span></text:span><text:span text:style-name="Source_20_Text"><text:span text:style-name="T58">1</text:span></text:span></text:p>
      <text:p text:style-name="P30"><text:span text:style-name="Source_20_Text"><text:span text:style-name="T58"/></text:span></text:p>
      <text:p text:style-name="P51"><text:soft-page-break/><text:span text:style-name="Source_20_Text"><text:span text:style-name="T59">ในขณะเดียวกันงานที่ต้องทำคือ wrap code จากในtensorflow walkthrough ลงไปใน container แค่อันแรกที่ใช้ tf.keras.utils เพื่อดาวโหลดไฟล์มาเก็บไว้ใน /home/jovyan/.keras/datasets/iris_training.csv</text:span></text:span></text:p>
      <text:p text:style-name="P51"><text:span text:style-name="Source_20_Text"><text:span text:style-name="T59">หรือ ~/.keras/datasets/iris_training.csv ก็จอดแล้วจ้า</text:span></text:span></text:p>
      <text:p text:style-name="P51"><text:span text:style-name="Source_20_Text"><text:span text:style-name="T59"/></text:span></text:p>
      <text:p text:style-name="P54"><text:span text:style-name="Source_20_Text"><text:span text:style-name="T69">040621</text:span></text:span></text:p>
      <text:p text:style-name="P51"><text:span text:style-name="Source_20_Text"><text:span text:style-name="T59"/></text:span></text:p>
      <text:p text:style-name="P52"><text:span text:style-name="Source_20_Text"><text:span text:style-name="T60">1. deploy kubernetes cluster with kind -done</text:span></text:span></text:p>
      <text:p text:style-name="P52"><text:span text:style-name="Source_20_Text"><text:span text:style-name="T60">2.have 2 pipelines; training and inference –</text:span></text:span><text:span text:style-name="Source_20_Text"><text:span text:style-name="T61">what??</text:span></text:span></text:p>
      <text:p text:style-name="P52"><text:span text:style-name="Source_20_Text"><text:span text:style-name="T60">3. configure a remote storage; docker volume create iris-clf -done</text:span></text:span></text:p>
      <text:p text:style-name="P52"><text:span text:style-name="Source_20_Text"><text:span text:style-name="T60">4.configure resource monitoring (prometheus and grafana)</text:span></text:span></text:p>
      <text:p text:style-name="P52"><text:span text:style-name="Source_20_Text"><text:span text:style-name="T60">5. wrap code into 5 containers</text:span></text:span></text:p>
      <text:p text:style-name="P52"><text:span text:style-name="Source_20_Text"><text:span text:style-name="T60"/></text:span></text:p>
      <text:p text:style-name="P52"><text:bookmark text:name="623c"/><text:span text:style-name="Source_20_Text"><text:span text:style-name="T60">docker run -v &lt;volume_name&gt;:&lt;container_directory&gt; &lt;image_name&gt;</text:span></text:span></text:p>
      <text:p text:style-name="P52"><text:span text:style-name="Source_20_Text"><text:span text:style-name="T60">docker volume inspect iris-clf-</text:span></text:span><text:span text:style-name="Source_20_Text"><text:span text:style-name="T62">shared-data</text:span></text:span></text:p>
      <text:p text:style-name="P52"><text:span text:style-name="Source_20_Text"><text:span text:style-name="T60">[</text:span></text:span></text:p>
      <text:p text:style-name="P52"><text:span text:style-name="Source_20_Text"><text:span text:style-name="T60"><text:s text:c="4"/>{</text:span></text:span></text:p>
      <text:p text:style-name="P52"><text:span text:style-name="Source_20_Text"><text:span text:style-name="T60"><text:s text:c="8"/>"CreatedAt": "2021-06-04T12:25:36+02:00",</text:span></text:span></text:p>
      <text:p text:style-name="P52"><text:span text:style-name="Source_20_Text"><text:span text:style-name="T60"><text:s text:c="8"/>"Driver": "local",</text:span></text:span></text:p>
      <text:p text:style-name="P52"><text:span text:style-name="Source_20_Text"><text:span text:style-name="T60"><text:s text:c="8"/>"Labels": {},</text:span></text:span></text:p>
      <text:p text:style-name="P52"><text:span text:style-name="Source_20_Text"><text:span text:style-name="T60"><text:s text:c="8"/>"Mountpoint": "/var/lib/docker/volumes/iris-clf/_data",</text:span></text:span></text:p>
      <text:p text:style-name="P52"><text:span text:style-name="Source_20_Text"><text:span text:style-name="T60"><text:s text:c="8"/>"Name": "iris-clf",</text:span></text:span></text:p>
      <text:p text:style-name="P52"><text:span text:style-name="Source_20_Text"><text:span text:style-name="T60"><text:tab/> <text:s text:c="2"/>"Options": {},</text:span></text:span></text:p>
      <text:p text:style-name="P52"><text:span text:style-name="Source_20_Text"><text:span text:style-name="T60"><text:s text:c="8"/>"Scope": "local"</text:span></text:span></text:p>
      <text:p text:style-name="P52"><text:span text:style-name="Source_20_Text"><text:span text:style-name="T60"><text:s text:c="4"/>}</text:span></text:span></text:p>
      <text:p text:style-name="P31"><text:span text:style-name="Source_20_Text"><text:span text:style-name="T59"/></text:span></text:p>
      <text:p text:style-name="P31"><text:span text:style-name="Source_20_Text"><text:span text:style-name="T59"/></text:span></text:p>
      <text:p text:style-name="P32"><text:span text:style-name="Source_20_Text"><text:span text:style-name="T60">docker run -v </text:span></text:span><text:span text:style-name="Source_20_Text"><text:span text:style-name="T62">iris-clf-shared-data</text:span></text:span><text:span text:style-name="Source_20_Text"><text:span text:style-name="T60">:/</text:span></text:span><text:span text:style-name="Source_20_Text"><text:span text:style-name="T62">irisdataset</text:span></text:span><text:span text:style-name="Source_20_Text"><text:span text:style-name="T60"> </text:span></text:span><text:span text:style-name="Source_20_Text"><text:span text:style-name="T62">dl_iris_keras</text:span></text:span></text:p>
      <text:p text:style-name="P32"><text:span text:style-name="Source_20_Text"><text:span text:style-name="T62"/></text:span></text:p>
      <text:p text:style-name="P33"><text:span text:style-name="Source_20_Text"><text:span text:style-name="T63">but then when I put data on the shared volume, I cannot access the data from host filesystem, because volume is managed by docker </text:span></text:span></text:p>
      <text:p text:style-name="P33"><text:span text:style-name="Source_20_Text"><text:span text:style-name="T63"/></text:span></text:p>
      <text:p text:style-name="P33"><text:span text:style-name="Source_20_Text"><text:span text:style-name="T63">so I have to bind a host folder to that shared volume</text:span></text:span></text:p>
      <text:p text:style-name="P33"><text:span text:style-name="Source_20_Text"><text:span text:style-name="T63"/></text:span></text:p>
      <text:p text:style-name="P33"><text:span text:style-name="Source_20_Text"><text:span text:style-name="T105">docker volume create --driver local -o o=bind -o type=none -o device="/root/nms" nmsvol</text:span></text:span></text:p>
      <text:p text:style-name="P33"><text:span text:style-name="Source_20_Text"><text:span text:style-name="T63"/></text:span></text:p>
      <text:p text:style-name="P34"><text:span text:style-name="Source_20_Text"><text:span text:style-name="T63">docker run -it --name=dl_iris_keras_</text:span></text:span><text:span text:style-name="Source_20_Text"><text:span text:style-name="T64">volume</text:span></text:span><text:span text:style-name="Source_20_Text"><text:span text:style-name="T63"> -v </text:span></text:span><text:span text:style-name="Source_20_Text"><text:span text:style-name="T62">iris-clf-shared-data</text:span></text:span><text:span text:style-name="Source_20_Text"><text:span text:style-name="T63">:/home dl_iris_keras:latest</text:span></text:span></text:p>
      <text:p text:style-name="P33"><text:span text:style-name="Source_20_Text"><text:span text:style-name="T63"/></text:span></text:p>
      <text:p text:style-name="P35"><text:span text:style-name="Source_20_Text"><text:span text:style-name="T63">docker volume create --driver local -o o=bind -o type=none -o device="/</text:span></text:span><text:span text:style-name="Source_20_Text"><text:span text:style-name="T65">home/pimpwhippa/Works/ImpactTech/storage/</text:span></text:span><text:span text:style-name="Source_20_Text"><text:span text:style-name="T63">" </text:span></text:span><text:span text:style-name="Source_20_Text"><text:span text:style-name="T65">iris-clf-shared-data</text:span></text:span></text:p>
      <text:p text:style-name="P35"><text:span text:style-name="Source_20_Text"><text:span text:style-name="T65"/></text:span></text:p>
      <text:p text:style-name="P36"><text:span text:style-name="Source_20_Text"><text:span text:style-name="T66">alias dm-disk='docker run --rm -it -v /:/docker alpine:edge $@'</text:span></text:span></text:p>
      <text:p text:style-name="P36"><text:span text:style-name="Source_20_Text"><text:span text:style-name="T66"/></text:span></text:p>
      <text:p text:style-name="P37"><text:span text:style-name="Source_20_Text"><text:span text:style-name="T66">dm-disk ls -l /docker</text:span></text:span><text:span text:style-name="Source_20_Text"><text:span text:style-name="T60">/var/lib/docker/volumes/iris-clf-</text:span></text:span><text:span text:style-name="Source_20_Text"><text:span text:style-name="T67">shared-data</text:span></text:span><text:span text:style-name="Source_20_Text"><text:span text:style-name="T60">/_data</text:span></text:span></text:p>
      <text:p text:style-name="P37"><text:span text:style-name="Source_20_Text"><text:span text:style-name="T60"/></text:span></text:p>
      <text:p text:style-name="P38"><text:span text:style-name="Source_20_Text"><text:span text:style-name="T68">wget ไปเก็บไว้ใน iris-clf-shared-data ก่อน</text:span></text:span></text:p>
      <text:p text:style-name="P53"><text:span text:style-name="Source_20_Text"><text:span text:style-name="T68">wget -P /home </text:span></text:span><text:span text:style-name="Source_20_Text"><text:span text:style-name="T45">"</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5">"</text:span></text:span></text:p>
      <text:p text:style-name="P53"><text:span text:style-name="Source_20_Text"><text:span text:style-name="T45"/></text:span></text:p>
      <text:p text:style-name="P53"><text:soft-page-break/><text:span text:style-name="Source_20_Text"><text:span text:style-name="T119">เสร็จแล้วใน datapreprocess.py ค่อย assign train_dataset_url =</text:span></text:span></text:p>
      <text:p text:style-name="P53"><text:span text:style-name="Source_20_Text"><text:span text:style-name="T119"/></text:span></text:p>
      <text:p text:style-name="P39"><text:span text:style-name="Source_20_Text"><text:span text:style-name="T121">docker run -it --name=dl_iris_keras_</text:span></text:span><text:span text:style-name="Source_20_Text"><text:span text:style-name="T122">volume</text:span></text:span><text:span text:style-name="Source_20_Text"><text:span text:style-name="T121"> -v </text:span></text:span><text:span text:style-name="Source_20_Text"><text:span text:style-name="T123">iris-clf-shared-data</text:span></text:span><text:span text:style-name="Source_20_Text"><text:span text:style-name="T121">:/home dl_iris_keras:latest</text:span></text:span></text:p>
      <text:p text:style-name="P39"><text:span text:style-name="Source_20_Text"><text:span text:style-name="T121"/></text:span></text:p>
      <text:p text:style-name="P39"><text:span text:style-name="Source_20_Text"><text:span text:style-name="T121">docker run -it --name=checkvolume -v iris-clf-shared-data:/home ubuntu:20.04</text:span></text:span></text:p>
      <text:p text:style-name="P39"><text:span text:style-name="Source_20_Text"><text:span text:style-name="T121"/></text:span></text:p>
      <text:p text:style-name="P40"><text:span text:style-name="Source_20_Text"><text:span text:style-name="T124">อยากจะเปิด docker container มาเพื่อดาวโหลดดาต้า เพื่อไปเก็บไว้ใน shared volume แค่นี้ทำไมยากจังวะ</text:span></text:span></text:p>
      <text:p text:style-name="P41"><text:span text:style-name="Source_20_Text"><text:span text:style-name="T125">แต่เสร็จจากนี้เดี๋ยวก็จะต้องทำแบบเดียวกันกับคอนเทนเน่อเบอร์ 2,3,4 แต่นั่นเอาไปเก็บหลังจากคอนเทนเนอร์รันเสร็จแล้ว</text:span></text:span></text:p>
      <text:p text:style-name="P41"><text:span text:style-name="Source_20_Text"><text:span text:style-name="T125"/></text:span></text:p>
      <text:p text:style-name="P42"><text:span text:style-name="Source_20_Text"><text:span text:style-name="T125">RUN wget -O - </text:span></text:span><text:a xlink:type="simple" xlink:href="https://storage.googleapis.com/download.tensorflow.org/data/iris_training.csv" text:style-name="Internet_20_link" text:visited-style-name="Visited_20_Internet_20_Link"><text:span text:style-name="Source_20_Text">https://storage.googleapis.com/download.tensorflow.org/data/iris_training.csv</text:span></text:a><text:span text:style-name="Source_20_Text"><text:span text:style-name="T45">"</text:span></text:span><text:span text:style-name="Source_20_Text"><text:span text:style-name="T125"> | wc -l &gt; /number</text:span></text:span></text:p>
      <text:p text:style-name="P42"><text:span text:style-name="Source_20_Text"><text:span text:style-name="T125"/></text:span></text:p>
      <text:p text:style-name="P43"><text:span text:style-name="Source_20_Text"><text:span text:style-name="T126">ถ้าต่อท่อนี้ได้</text:span></text:span></text:p>
      <text:p text:style-name="P43"><text:span text:style-name="Source_20_Text"><text:span text:style-name="T126"/></text:span></text:p>
      <text:p text:style-name="P43"><text:span text:style-name="Source_20_Text"><text:span text:style-name="T126">ก็ต้องไปต่อ อีก 4 กล่องที่เหลือ</text:span></text:span></text:p>
      <text:p text:style-name="P43"><text:span text:style-name="Source_20_Text"><text:span text:style-name="T126">ต่อ prometheus grafana</text:span></text:span></text:p>
      <text:p text:style-name="P43"><text:span text:style-name="Source_20_Text"><text:span text:style-name="T126">deploy prediction API</text:span></text:span></text:p>
      <text:p text:style-name="P43"><text:span text:style-name="Source_20_Text"><text:span text:style-name="T126">ลองเรียกโดยการ send requestเข้ามาที่ API</text:span></text:span></text:p>
      <text:p text:style-name="P43"><text:span text:style-name="Source_20_Text"><text:span text:style-name="T126">make 1 replica</text:span></text:span></text:p>
      <text:p text:style-name="P43"><text:span text:style-name="Source_20_Text"><text:span text:style-name="T126">write user guide</text:span></text:span></text:p>
      <text:p text:style-name="P43"><text:span text:style-name="Source_20_Text"><text:span text:style-name="T126">write cover letter โหแม่ง</text:span></text:span></text:p>
      <text:p text:style-name="P43"><text:span text:style-name="Source_20_Text"><text:span text:style-name="T126"/></text:span></text:p>
      <text:p text:style-name="P44"><text:span text:style-name="Source_20_Text"><text:span text:style-name="T127">หลังจากนั่งกดมาทั้งวัน ไอ้เหี้ย เข้าใจแล้วคำว่านั่งกด ที่ม่ำพูด</text:span></text:span></text:p>
      <text:p text:style-name="P43"><text:span text:style-name="Source_20_Text"><text:span text:style-name="T126"/></text:span></text:p>
      <text:p text:style-name="P45"><text:span text:style-name="Source_20_Text"><text:span text:style-name="T135">Dockerfile</text:span></text:span></text:p>
      <text:p text:style-name="P86"><text:span text:style-name="Source_20_Text"><text:span text:style-name="T151">#!/bin/bash</text:span></text:span></text:p>
      <text:p text:style-name="P83"><text:span text:style-name="T152">FROM</text:span> <text:span text:style-name="T153">ubuntu</text:span>:<text:span text:style-name="T115">20.04</text:span></text:p>
      <text:p text:style-name="P84"/>
      <text:p text:style-name="P83"><text:span text:style-name="T152">RUN</text:span> <text:span text:style-name="T115">apt-get</text:span> <text:span text:style-name="T115">update</text:span> <text:span text:style-name="T115">&amp;&amp;</text:span> <text:span text:style-name="T115">apt-get</text:span> <text:span text:style-name="T115">install</text:span> <text:span text:style-name="T115">-y</text:span> <text:span text:style-name="T42">\</text:span></text:p>
      <text:p text:style-name="P83"><text:span text:style-name="T115">curl</text:span> <text:span text:style-name="T42">\</text:span></text:p>
      <text:p text:style-name="P83"><text:span text:style-name="T115">nano</text:span> </text:p>
      <text:p text:style-name="P83"><text:span text:style-name="T152">WORKDIR</text:span> <text:span text:style-name="T115">/irisdataset</text:span></text:p>
      <text:p text:style-name="P89">#RUN curl https://storage.googleapis.com/download.tensorflow.org/data/iris_training.csv \</text:p>
      <text:p text:style-name="P89"># curl https://storage.googleapis.com/download.tensorflow.org/data/iris_test.csv</text:p>
      <text:p text:style-name="P84"/>
      <text:p text:style-name="P83"><text:span text:style-name="T152">COPY</text:span> <text:span text:style-name="T115">curl.sh</text:span> <text:span text:style-name="T115">curl.sh</text:span></text:p>
      <text:p text:style-name="P83"><text:span text:style-name="T152">RUN</text:span> <text:span text:style-name="T115">chmod</text:span> <text:span text:style-name="T115">+rx</text:span> <text:span text:style-name="T115">curl.sh</text:span></text:p>
      <text:p text:style-name="P83"><text:span text:style-name="T152">CMD</text:span> <text:span text:style-name="T115">/bin/bash</text:span> <text:span text:style-name="T115">-c</text:span> <text:span text:style-name="T44">'./curl.sh; /bin/bash'</text:span></text:p>
      <text:p text:style-name="P43"><text:span text:style-name="Source_20_Text"><text:span text:style-name="T126"/></text:span></text:p>
      <text:p text:style-name="P45"><text:span text:style-name="Source_20_Text"><text:span text:style-name="T135">curl.sh </text:span></text:span><text:span text:style-name="Source_20_Text"><text:span text:style-name="T137">นี่ iris_curl4 จริงๆต้อง iris_curl5 ย้ายไปไว้ที่ /data ให้ด้วย</text:span></text:span></text:p>
      <text:p text:style-name="P86"><text:span text:style-name="Source_20_Text"><text:span text:style-name="T39">curl https://storage.googleapis.com/download.tensorflow.org/data/iris_training.csv &gt; iris_training.csv</text:span></text:span></text:p>
      <text:p text:style-name="P83">curl https://storage.googleapis.com/download.tensorflow.org/data/iris_test.csv &gt; iris_test.csv</text:p>
      <text:p text:style-name="P90">ย้ายไป ../data คือที่ๆ shared volume -v อยู่</text:p>
      <text:p text:style-name="P86"><text:span text:style-name="Source_20_Text"><text:span text:style-name="T39">curl https://storage.googleapis.com/download.tensorflow.org/data/iris_training.csv &gt; ../data/iris_training.csv</text:span></text:span></text:p>
      <text:p text:style-name="P83"><text:soft-page-break/>curl https://storage.googleapis.com/download.tensorflow.org/data/iris_test.csv &gt; ../data/iris_test.csv</text:p>
      <text:p text:style-name="P43"><text:span text:style-name="Source_20_Text"><text:span text:style-name="T126"/></text:span></text:p>
      <text:p text:style-name="P43"><text:span text:style-name="Source_20_Text"><text:span text:style-name="T126"/></text:span></text:p>
      <text:p text:style-name="P45"><text:span text:style-name="Source_20_Text"><text:span text:style-name="T136">docker build -t dl_iris_curl .</text:span></text:span></text:p>
      <text:p text:style-name="P45"><text:span text:style-name="Source_20_Text"><text:span text:style-name="T126">Sending build context to Docker daemon <text:s/>13.31kB</text:span></text:span></text:p>
      <text:p text:style-name="P45"><text:span text:style-name="Source_20_Text"><text:span text:style-name="T126">Step 1/6 : FROM ubuntu:20.04</text:span></text:span></text:p>
      <text:p text:style-name="P45"><text:span text:style-name="Source_20_Text"><text:span text:style-name="T126"><text:s/>---&gt; 7e0aa2d69a15</text:span></text:span></text:p>
      <text:p text:style-name="P45"><text:span text:style-name="Source_20_Text"><text:span text:style-name="T126">Step 2/6 : RUN apt-get update &amp;&amp; apt-get install -y <text:s text:c="4"/>curl <text:s text:c="4"/>nano</text:span></text:span></text:p>
      <text:p text:style-name="P45"><text:span text:style-name="Source_20_Text"><text:span text:style-name="T126"><text:s/>---&gt; Using cache</text:span></text:span></text:p>
      <text:p text:style-name="P45"><text:span text:style-name="Source_20_Text"><text:span text:style-name="T126"><text:s/>---&gt; c00bd886bec0</text:span></text:span></text:p>
      <text:p text:style-name="P45"><text:span text:style-name="Source_20_Text"><text:span text:style-name="T126">Step 3/6 : WORKDIR /irisdataset</text:span></text:span></text:p>
      <text:p text:style-name="P45"><text:span text:style-name="Source_20_Text"><text:span text:style-name="T126"><text:s/>---&gt; Using cache</text:span></text:span></text:p>
      <text:p text:style-name="P45"><text:span text:style-name="Source_20_Text"><text:span text:style-name="T126"><text:s/>---&gt; abde57b25732</text:span></text:span></text:p>
      <text:p text:style-name="P45"><text:span text:style-name="Source_20_Text"><text:span text:style-name="T126">Step 4/6 : COPY curl.sh curl.sh</text:span></text:span></text:p>
      <text:p text:style-name="P45"><text:span text:style-name="Source_20_Text"><text:span text:style-name="T126"><text:s/>---&gt; 6f94ce91357d</text:span></text:span></text:p>
      <text:p text:style-name="P45"><text:span text:style-name="Source_20_Text"><text:span text:style-name="T126">Step 5/6 : RUN chmod +rx curl.sh</text:span></text:span></text:p>
      <text:p text:style-name="P45"><text:span text:style-name="Source_20_Text"><text:span text:style-name="T126"><text:s/>---&gt; Running in a2bb05947ef3</text:span></text:span></text:p>
      <text:p text:style-name="P45"><text:span text:style-name="Source_20_Text"><text:span text:style-name="T126">Removing intermediate container a2bb05947ef3</text:span></text:span></text:p>
      <text:p text:style-name="P45"><text:span text:style-name="Source_20_Text"><text:span text:style-name="T126"><text:s/>---&gt; 8941d8dc2446</text:span></text:span></text:p>
      <text:p text:style-name="P45"><text:span text:style-name="Source_20_Text"><text:span text:style-name="T126">Step 6/6 : CMD /bin/bash -c './curl.sh; /bin/bash'</text:span></text:span></text:p>
      <text:p text:style-name="P45"><text:span text:style-name="Source_20_Text"><text:span text:style-name="T126"><text:s/>---&gt; Running in 57a608826b61</text:span></text:span></text:p>
      <text:p text:style-name="P45"><text:span text:style-name="Source_20_Text"><text:span text:style-name="T126">Removing intermediate container 57a608826b61</text:span></text:span></text:p>
      <text:p text:style-name="P45"><text:span text:style-name="Source_20_Text"><text:span text:style-name="T126"><text:s/>---&gt; de3ff0ba8f5f</text:span></text:span></text:p>
      <text:p text:style-name="P45"><text:span text:style-name="Source_20_Text"><text:span text:style-name="T126">Successfully built de3ff0ba8f5f</text:span></text:span></text:p>
      <text:p text:style-name="P45"><text:span text:style-name="Source_20_Text"><text:span text:style-name="T126">Successfully tagged dl_iris_curl:latest</text:span></text:span></text:p>
      <text:p text:style-name="P43"><text:span text:style-name="Source_20_Text"><text:span text:style-name="T126"/></text:span></text:p>
      <text:p text:style-name="P45"><text:span text:style-name="Source_20_Text"><text:span text:style-name="T136">docker run -it --name=iris_curl4 -v iris-clf-shared-data:/data dl_iris_curl</text:span></text:span></text:p>
      <text:p text:style-name="P45"><text:span text:style-name="Source_20_Text"><text:span text:style-name="T126"><text:s text:c="2"/>% Total <text:s text:c="3"/>% Received % Xferd <text:s/>Average Speed <text:s text:c="2"/>Time <text:s text:c="3"/>Time <text:s text:c="4"/>Time <text:s/>Current</text:span></text:span></text:p>
      <text:p text:style-name="P45"><text:span text:style-name="Source_20_Text"><text:span text:style-name="T126"><text:s text:c="33"/>Dload <text:s/>Upload <text:s text:c="2"/>Total <text:s text:c="2"/>Spent <text:s text:c="3"/>Left <text:s/>Speed</text:span></text:span></text:p>
      <text:p text:style-name="P45"><text:span text:style-name="Source_20_Text"><text:span text:style-name="T126">100 <text:s/>2194 <text:s/>100 <text:s/>2194 <text:s text:c="3"/>0 <text:s text:c="4"/>0 <text:s text:c="2"/>8007 <text:s text:c="5"/>0 --:--:-- --:--:-- --:--:-- <text:s/>8007</text:span></text:span></text:p>
      <text:p text:style-name="P45"><text:span text:style-name="Source_20_Text"><text:span text:style-name="T126"><text:s text:c="2"/>% Total <text:s text:c="3"/>% Received % Xferd <text:s/>Average Speed <text:s text:c="2"/>Time <text:s text:c="3"/>Time <text:s text:c="4"/>Time <text:s/>Current</text:span></text:span></text:p>
      <text:p text:style-name="P45"><text:span text:style-name="Source_20_Text"><text:span text:style-name="T126"><text:s text:c="33"/>Dload <text:s/>Upload <text:s text:c="2"/>Total <text:s text:c="2"/>Spent <text:s text:c="3"/>Left <text:s/>Speed</text:span></text:span></text:p>
      <text:p text:style-name="P45"><text:span text:style-name="Source_20_Text"><text:span text:style-name="T126">100 <text:s text:c="2"/>573 <text:s/>100 <text:s text:c="2"/>573 <text:s text:c="3"/>0 <text:s text:c="4"/>0 <text:s text:c="2"/>2524 <text:s text:c="5"/>0 --:--:-- --:--:-- --:--:-- <text:s/>2513</text:span></text:span></text:p>
      <text:p text:style-name="P45"><text:span text:style-name="Source_20_Text"><text:span text:style-name="T126">root@94d4eee00877:/irisdataset# ls</text:span></text:span></text:p>
      <text:p text:style-name="P45"><text:span text:style-name="Source_20_Text"><text:span text:style-name="T126">curl.sh <text:s/>iris_test.csv <text:s/>iris_training.csv</text:span></text:span></text:p>
      <text:p text:style-name="P45"><text:span text:style-name="Source_20_Text"><text:span text:style-name="T126">root@94d4eee00877:/irisdataset# nano iris_training.csv </text:span></text:span></text:p>
      <text:p text:style-name="P45"><text:span text:style-name="Source_20_Text"><text:span text:style-name="T126">root@94d4eee00877:/irisdataset# </text:span></text:span></text:p>
      <text:p text:style-name="P45"><text:span text:style-name="Source_20_Text"><text:span text:style-name="T126"/></text:span></text:p>
      <text:p text:style-name="P45"><text:span text:style-name="Source_20_Text"><text:span text:style-name="T126"/></text:span></text:p>
      <text:p text:style-name="P45"><text:span text:style-name="Source_20_Text"><text:span text:style-name="T128">อย่าบอกว่าต้องย้ายจาก /irisdataset ไป /data อีก</text:span></text:span></text:p>
      <text:p text:style-name="P46"><text:span text:style-name="Source_20_Text"><text:span text:style-name="T128">คือ copy curl.sh มาที่ irisdataset เพื่อมารัน แต่รันแล้วให้ไปเก็บอีกที่นึง ไม่งั้นถ้า -v บน shared volume เลยมันจะทับ irisdataset ไป เพราะ cli มันจะ override คำสั่งในไฟล์ ?? ใช่ไหม</text:span></text:span></text:p>
      <text:p text:style-name="P46"><text:span text:style-name="Source_20_Text"><text:span text:style-name="T129">ตอนนี้อยู่ที่ </text:span></text:span></text:p>
      <text:p text:style-name="P46"><text:soft-page-break/><text:span text:style-name="Source_20_Text"><text:span text:style-name="T138">docker run -it --name=iris_curl5 -v iris-clf-shared-data:/data dl_iris_curl</text:span></text:span></text:p>
      <text:p text:style-name="P46"><text:span text:style-name="Source_20_Text"><text:span text:style-name="T129"><text:s text:c="2"/>% Total <text:s text:c="3"/>% Received % Xferd <text:s/>Average Speed <text:s text:c="2"/>Time <text:s text:c="3"/>Time <text:s text:c="4"/>Time <text:s/>Current</text:span></text:span></text:p>
      <text:p text:style-name="P46"><text:span text:style-name="Source_20_Text"><text:span text:style-name="T129"><text:s text:c="33"/>Dload <text:s/>Upload <text:s text:c="2"/>Total <text:s text:c="2"/>Spent <text:s text:c="3"/>Left <text:s/>Speed</text:span></text:span></text:p>
      <text:p text:style-name="P46"><text:span text:style-name="Source_20_Text"><text:span text:style-name="T129">100 <text:s/>2194 <text:s/>100 <text:s/>2194 <text:s text:c="3"/>0 <text:s text:c="4"/>0 <text:s text:c="2"/>6588 <text:s text:c="5"/>0 --:--:-- --:--:-- --:--:-- <text:s/>6588</text:span></text:span></text:p>
      <text:p text:style-name="P46"><text:span text:style-name="Source_20_Text"><text:span text:style-name="T129"><text:s text:c="2"/>% Total <text:s text:c="3"/>% Received % Xferd <text:s/>Average Speed <text:s text:c="2"/>Time <text:s text:c="3"/>Time <text:s text:c="4"/>Time <text:s/>Current</text:span></text:span></text:p>
      <text:p text:style-name="P46"><text:span text:style-name="Source_20_Text"><text:span text:style-name="T129"><text:s text:c="33"/>Dload <text:s/>Upload <text:s text:c="2"/>Total <text:s text:c="2"/>Spent <text:s text:c="3"/>Left <text:s/>Speed</text:span></text:span></text:p>
      <text:p text:style-name="P46"><text:span text:style-name="Source_20_Text"><text:span text:style-name="T129">100 <text:s text:c="2"/>573 <text:s/>100 <text:s text:c="2"/>573 <text:s text:c="3"/>0 <text:s text:c="4"/>0 <text:s text:c="2"/>1955 <text:s text:c="5"/>0 --:--:-- --:--:-- --:--:-- <text:s/>1948</text:span></text:span></text:p>
      <text:p text:style-name="P46"><text:span text:style-name="Source_20_Text"><text:span text:style-name="T129">root@255410f5ddf6:/irisdataset# ls</text:span></text:span></text:p>
      <text:p text:style-name="P46"><text:span text:style-name="Source_20_Text"><text:span text:style-name="T129">curl.sh</text:span></text:span></text:p>
      <text:p text:style-name="P46"><text:span text:style-name="Source_20_Text"><text:span text:style-name="T129">root@255410f5ddf6:/irisdataset# cd ../data</text:span></text:span></text:p>
      <text:p text:style-name="P46"><text:span text:style-name="Source_20_Text"><text:span text:style-name="T129">root@255410f5ddf6:/data# ls</text:span></text:span></text:p>
      <text:p text:style-name="P46"><text:span text:style-name="Source_20_Text"><text:span text:style-name="T129">blabla.txt <text:s/>iris_test.csv <text:s/>iris_training.csv</text:span></text:span></text:p>
      <text:p text:style-name="P46"><text:span text:style-name="Source_20_Text"><text:span text:style-name="T129">root@255410f5ddf6:/data# cd ../irisdataset/</text:span></text:span></text:p>
      <text:p text:style-name="P43"><text:span text:style-name="Source_20_Text"><text:span text:style-name="T126"/></text:span></text:p>
      <text:p text:style-name="P43"><text:span text:style-name="Source_20_Text"><text:span text:style-name="T126"/></text:span></text:p>
      <text:p text:style-name="P43"><text:span text:style-name="Source_20_Text"><text:span text:style-name="T130">ทะนี้ต้องคิดว่าจะส่งจากกล่องแรกมากล่องที่สองยังไง?!</text:span></text:span></text:p>
      <text:p text:style-name="P47"><text:span text:style-name="Source_20_Text"><text:span text:style-name="T131">ไปเอามาจาก shared-data เหรอก็เปล่า? เพราะจะเอา iris_training.csv มาทำไม ที่จะเอา จะเอาแค่ url เองนะ?</text:span></text:span></text:p>
      <text:p text:style-name="P47"><text:span text:style-name="Source_20_Text"><text:span text:style-name="T131"/></text:span></text:p>
      <text:p text:style-name="P49"><text:span text:style-name="Source_20_Text"><text:span text:style-name="T133">050621</text:span></text:span></text:p>
      <text:p text:style-name="P49"><text:span text:style-name="Source_20_Text"><text:span text:style-name="T133">แทนที่จะ apply pod.yaml ก็ให้ใส่ kubeflow ลงไปแทน แล้วเดี่๋ยว kubeflow จะทำ pipeline ทั้งหมดให้ เริ่มจากการ kubectl apply เหมือนกัน แต่เป็น apply -k ไม่ใช่ apply -f เหมือนก่อน</text:span></text:span></text:p>
      <text:p text:style-name="P47"><text:span text:style-name="Source_20_Text"><text:span text:style-name="T131"/></text:span></text:p>
      <text:p text:style-name="P48"><text:span text:style-name="Source_20_Text"><text:span text:style-name="T132">Kubeflow มาแล้วจ้า</text:span></text:span></text:p>
      <text:p text:style-name="P48"><text:span text:style-name="Source_20_Text"><text:span text:style-name="T132"/></text:span></text:p>
      <text:p text:style-name="P48"><text:span text:style-name="Source_20_Text"><text:span text:style-name="T132">kubectl apply -k </text:span></text:span><text:span text:style-name="Source_20_Text"><text:span text:style-name="T155">"github.com/kubeflow/pipelines/manifests/kustomize/cluster-scoped-resources?ref=</text:span></text:span><text:span text:style-name="Source_20_Text"><text:span text:style-name="T132">$PIPELINE_VERSION</text:span></text:span><text:span text:style-name="Source_20_Text"><text:span text:style-name="T155">"</text:span></text:span></text:p>
      <text:p text:style-name="P48"><text:span text:style-name="Source_20_Text"><text:span text:style-name="T155"/></text:span></text:p>
      <text:h text:style-name="P92" text:outline-level="2"><text:span text:style-name="Source_20_Text"><text:span text:style-name="T155">Install Kubeflow Pipelines</text:span></text:span></text:h>
      <text:p text:style-name="Text_20_body">This folder contains Kubeflow Pipelines Kustomize manifests for a light weight deployment. You can follow the instruction and deploy Kubeflow Pipelines in an existing cluster.</text:p>
      <text:p text:style-name="Text_20_body"/>
      <text:h text:style-name="Heading_20_3" text:outline-level="3">Install via Kustomize</text:h>
      <text:p text:style-name="Text_20_body">Deploy latest version of Kubeflow Pipelines.</text:p>
      <text:p text:style-name="Text_20_body">It uses following default settings.</text:p>
      <text:list xml:id="list1062535905" text:style-name="L2">
        <text:list-item>
          <text:p text:style-name="P178">image: latest released images </text:p>
        </text:list-item>
        <text:list-item>
          <text:p text:style-name="P178">namespace: kubeflow </text:p>
        </text:list-item>
        <text:list-item>
          <text:p text:style-name="P155">application name: pipeline </text:p>
        </text:list-item>
      </text:list>
      <text:h text:style-name="Heading_20_4" text:outline-level="4"><text:bookmark text:name="user-content-option-1-install-it-to-any-k8s-cluster"/><text:soft-page-break/>Option-1 Install it to any K8s cluster</text:h>
      <text:p text:style-name="Text_20_body">It's based on in-cluster PersistentVolumeClaim storage.</text:p>
      <text:p text:style-name="Preformatted_20_Text">kubectl apply -k cluster-scoped-resources/</text:p>
      <text:p text:style-name="Preformatted_20_Text">kubectl wait crd/applications.app.k8s.io --for condition=established --timeout=60s</text:p>
      <text:p text:style-name="Preformatted_20_Text">kubectl apply -k env/platform-agnostic/</text:p>
      <text:p text:style-name="Preformatted_20_Text">kubectl wait pods -l application-crd-id=kubeflow-pipelines -n kubeflow --for condition=Ready --timeout=1800s</text:p>
      <text:p text:style-name="P94">kubectl port-forward -n kubeflow svc/ml-pipeline-ui 8080:80</text:p>
      <text:p text:style-name="Text_20_body">Now you can access it via localhost:8080</text:p>
      <text:p text:style-name="Text_20_body"/>
      <text:p text:style-name="P10">installing kubeflow pipeline—why there re so many pages talking about it</text:p>
      <text:p text:style-name="P10">kubeflow pipeline, kubeflow sdk, and kubeflow itself</text:p>
      <text:p text:style-name="Text_20_body"><text:bookmark text:name="user-content-option-2-install-it-to-gcp-with-in-cluster-persistentvolumeclaim-storage"/>https://www.kubeflow.org/docs/components/pipelines/installation/localcluster-deployment/</text:p>
      <text:p text:style-name="P11"><text:a xlink:type="simple" xlink:href="mailto:pimpwhippa@pimpwhippa-Aspire-E5-473G" text:style-name="Internet_20_link" text:visited-style-name="Visited_20_Internet_20_Link">pimpwhippa@pimpwhippa-Aspire-E5-473G</text:a>:~/Works/ImpactTech$</text:p>
      <text:p text:style-name="P11">export PIPELINE_VERSION=1.6.0</text:p>
      <text:p text:style-name="P11">pimpwhippa@pimpwhippa-Aspire-E5-473G:~/Works/ImpactTech$ </text:p>
      <text:p text:style-name="P11">kubectl apply -k "github.com/kubeflow/pipelines/manifests/kustomize/cluster-scoped-resources?ref=$PIPELINE_VERSION"</text:p>
      <text:p text:style-name="Text_20_body">namespace/kubeflow created</text:p>
      <text:p text:style-name="Text_20_body"/>
      <text:p text:style-name="P95"><text:span text:style-name="Source_20_Text">oot@1111fc286e97:/usr/local/lib/python3.9/site-packages/kfp# nano _client.py </text:span></text:p>
      <text:p text:style-name="P95"><text:span text:style-name="Source_20_Text">root@1111fc286e97:/usr/local/lib/python3.9/site-packages/kfp# python3</text:span></text:p>
      <text:p text:style-name="P95"><text:span text:style-name="Source_20_Text">Python 3.9.5 (default, May 12 2021, 15:26:36) </text:span></text:p>
      <text:p text:style-name="P95"><text:span text:style-name="Source_20_Text">[GCC 8.3.0] on linux</text:span></text:p>
      <text:p text:style-name="P95"><text:span text:style-name="Source_20_Text">Type "help", "copyright", "credits" or "license" for more information.</text:span></text:p>
      <text:p text:style-name="P95"><text:span text:style-name="Source_20_Text">&gt;&gt;&gt; client = kfp.Client(host=f'http://{host}:{port}')</text:span></text:p>
      <text:p text:style-name="P95"><text:span text:style-name="Source_20_Text">Traceback (most recent call last):</text:span></text:p>
      <text:p text:style-name="P95"><text:span text:style-name="Source_20_Text"><text:s text:c="2"/>File "&lt;stdin&gt;", line 1, in &lt;module&gt;</text:span></text:p>
      <text:p text:style-name="P95"><text:span text:style-name="Source_20_Text">NameError: name 'kfp' is not defined</text:span></text:p>
      <text:p text:style-name="P95"><text:span text:style-name="Source_20_Text">&gt;&gt;&gt; import kfp</text:span></text:p>
      <text:p text:style-name="P95"><text:span text:style-name="Source_20_Text">&gt;&gt;&gt; import os</text:span></text:p>
      <text:p text:style-name="P95"><text:span text:style-name="Source_20_Text">&gt;&gt;&gt; client = kfp.Client(host=f'http://{host}:{port}')</text:span></text:p>
      <text:p text:style-name="P95"><text:span text:style-name="Source_20_Text">Traceback (most recent call last):</text:span></text:p>
      <text:p text:style-name="P95"><text:soft-page-break/><text:span text:style-name="Source_20_Text"><text:s text:c="2"/>File "&lt;stdin&gt;", line 1, in &lt;module&gt;</text:span></text:p>
      <text:p text:style-name="P95"><text:span text:style-name="Source_20_Text">NameError: name 'host' is not defined</text:span></text:p>
      <text:p text:style-name="P95"><text:span text:style-name="Source_20_Text">&gt;&gt;&gt; host = os.getenv('ML_PIPELINE_UI_SERVICE_HOST')</text:span></text:p>
      <text:p text:style-name="P95"><text:span text:style-name="Source_20_Text">&gt;&gt;&gt; port = os.getenv('ML_PIPELINE_UI_SERVICE_PORT')</text:span></text:p>
      <text:p text:style-name="P95"><text:span text:style-name="Source_20_Text">&gt;&gt;&gt; client = kfp.Client(host=f'http://{host}:{port}')</text:span></text:p>
      <text:p text:style-name="P95"><text:span text:style-name="Source_20_Text">Traceback (most recent call last):</text:span></text:p>
      <text:p text:style-name="P95"><text:span text:style-name="Source_20_Text"><text:s text:c="2"/>File "&lt;stdin&gt;", line 1, in &lt;module&gt;</text:span></text:p>
      <text:p text:style-name="P95"><text:span text:style-name="Source_20_Text"><text:s text:c="2"/>File "/usr/local/lib/python3.9/site-packages/kfp/_client.py", line 158, in __init__</text:span></text:p>
      <text:p text:style-name="P95"><text:span text:style-name="Source_20_Text"><text:s text:c="4"/>if not self._context_setting['namespace'] and self.get_kfp_healthz().multi_user is False: </text:span><text:span text:style-name="Source_20_Text"><text:span text:style-name="T162">ตอนแรกเป็น True นะ เราไปแก้เป็น False</text:span></text:span></text:p>
      <text:p text:style-name="P95"><text:span text:style-name="Source_20_Text"><text:s text:c="2"/>File "/usr/local/lib/python3.9/site-packages/kfp/_client.py", line 333, in get_kfp_healthz</text:span></text:p>
      <text:p text:style-name="P95"><text:span text:style-name="Source_20_Text"><text:s text:c="4"/>response = self._healthz_api.get_healthz()</text:span></text:p>
      <text:p text:style-name="P95"><text:span text:style-name="Source_20_Text"><text:s text:c="2"/>File "/usr/local/lib/python3.9/site-packages/kfp_server_api</text:span></text:p>
      <text:p text:style-name="Text_20_body"/>
      <text:p text:style-name="P50"><text:span text:style-name="Source_20_Text"><text:span text:style-name="T156">อันนี้คือจะต่อ host port กับ client ซึ่งยังต่อไม่ได้ เอาไว้ก่อน urllib3.exceptions.LocationParseError: Failed to parse: http://None:None/apis/v1beta1/healthz</text:span></text:span></text:p>
      <text:p text:style-name="P50"><text:span text:style-name="Source_20_Text"><text:span text:style-name="T156"/></text:span></text:p>
      <text:p text:style-name="P50"><text:span text:style-name="Source_20_Text"><text:span text:style-name="T156">เราจะมาสร้าง pipeline กันเลย</text:span></text:span></text:p>
      <text:p text:style-name="P50"><text:span text:style-name="Source_20_Text"><text:span text:style-name="T156"/></text:span></text:p>
      <text:p text:style-name="P50"><text:span text:style-name="Source_20_Text"><text:span text:style-name="T156">web_downloader_op = kfp.components.load_component_from_url(</text:span></text:span></text:p>
      <text:p text:style-name="P50"><text:span text:style-name="Source_20_Text"><text:span text:style-name="T156">... '</text:span></text:span><text:a xlink:type="simple" xlink:href="https://raw.githubusercontent.com/kubeflow/pipelines/master/components/web/Download/component-sdk-v2.yaml" text:style-name="Internet_20_link" text:visited-style-name="Visited_20_Internet_20_Link"><text:span text:style-name="Source_20_Text">https://raw.githubusercontent.com/kubeflow/pipelines/master/components/web/Download/component-sdk-v2.yaml</text:span></text:a><text:span text:style-name="Source_20_Text"><text:span text:style-name="T156">')</text:span></text:span></text:p>
      <text:p text:style-name="P50"><text:span text:style-name="Source_20_Text"><text:span text:style-name="T156"/></text:span></text:p>
      <text:p text:style-name="P50"><text:span text:style-name="Source_20_Text"><text:span text:style-name="T156">&gt;&gt;&gt; web_downloader_op</text:span></text:span></text:p>
      <text:p text:style-name="P50"><text:span text:style-name="Source_20_Text"><text:span text:style-name="T156">&lt;function Download data (KFP SDK v2) at 0x7f2cc23e0ee0&gt;</text:span></text:span></text:p>
      <text:p text:style-name="P50"><text:span text:style-name="Source_20_Text"><text:span text:style-name="T156"/></text:span></text:p>
      <text:p text:style-name="P50"><text:span text:style-name="Source_20_Text"><text:span text:style-name="T157">specification.yaml for any components I am going to reuse in this pipelines</text:span></text:span></text:p>
      <text:p text:style-name="P50"><text:span text:style-name="Source_20_Text"><text:span text:style-name="T157"/></text:span></text:p>
      <text:p text:style-name="P50"><text:span text:style-name="Source_20_Text"><text:span text:style-name="T157">https://www.kubeflow.org/docs/components/pipelines/sdk/v2/build-pipeline/</text:span></text:span></text:p>
      <text:p text:style-name="P48"><text:span text:style-name="Source_20_Text"><text:span text:style-name="T132"/></text:span></text:p>
      <text:p text:style-name="P109"><text:span text:style-name="Source_20_Text"><text:span text:style-name="T134">docker run -it –name=python3kfp ubuntu:20.04</text:span></text:span></text:p>
      <text:p text:style-name="P139">docker exec -it python3kfp bash</text:p>
      <text:p text:style-name="P139">python3</text:p>
      <text:p text:style-name="P139"/>
      <text:p text:style-name="P139">&gt;&gt;&gt; import kfp</text:p>
      <text:p text:style-name="P139">&gt;&gt;&gt; import os</text:p>
      <text:p text:style-name="P139">&gt;&gt;&gt; from kfp.v2 import dsl</text:p>
      <text:p text:style-name="P139"><text:soft-page-break/>&gt;&gt;&gt; from kfp.v2.dsl import component</text:p>
      <text:p text:style-name="P139">&gt;&gt;&gt; from kfp.v2.dsl import (</text:p>
      <text:p text:style-name="P139">... <text:s text:c="4"/>Input,</text:p>
      <text:p text:style-name="P139">... <text:s text:c="4"/>Output,</text:p>
      <text:p text:style-name="P139">... <text:s text:c="4"/>Artifact,</text:p>
      <text:p text:style-name="P139">... <text:s text:c="4"/>Dataset,</text:p>
      <text:p text:style-name="P139">... )</text:p>
      <text:p text:style-name="P38"><text:span text:style-name="Source_20_Text"><text:span text:style-name="T68"/></text:span></text:p>
      <text:p text:style-name="P36"><text:span text:style-name="Source_20_Text"><text:span text:style-name="T139">web_downloader_op</text:span></text:span><text:span text:style-name="Source_20_Text"><text:span text:style-name="T66"> </text:span></text:span><text:span text:style-name="Source_20_Text"><text:span text:style-name="T163">=</text:span></text:span><text:span text:style-name="Source_20_Text"><text:span text:style-name="T66"> </text:span></text:span><text:span text:style-name="Source_20_Text"><text:span text:style-name="T139">kfp</text:span></text:span><text:span text:style-name="Source_20_Text"><text:span text:style-name="T163">.</text:span></text:span><text:span text:style-name="Source_20_Text"><text:span text:style-name="T139">components</text:span></text:span><text:span text:style-name="Source_20_Text"><text:span text:style-name="T163">.</text:span></text:span><text:span text:style-name="Source_20_Text"><text:span text:style-name="T139">load_component_from_url</text:span></text:span><text:span text:style-name="Source_20_Text"><text:span text:style-name="T146">(</text:span></text:span></text:p>
      <text:p text:style-name="P95"><text:span text:style-name="Source_20_Text"><text:s text:c="4"/></text:span><text:span text:style-name="Source_20_Text"><text:span text:style-name="T154">'https://raw.githubusercontent.com/kubeflow/pipelines/master/components/web/Download/component-sdk-v2.yaml'</text:span></text:span><text:span text:style-name="Source_20_Text"><text:span text:style-name="T150">)</text:span></text:span></text:p>
      <text:p text:style-name="P36"><text:span text:style-name="Source_20_Text"><text:span text:style-name="T66"/></text:span></text:p>
      <text:p text:style-name="P99"><text:span text:style-name="Source_20_Text"><text:span text:style-name="T70">ทีนี้ ได้ python file to create download object and merge function มาแล้ว แต่ว่าแล้วจะไปสั่งใครทำ งงเลย</text:span></text:span></text:p>
      <text:p text:style-name="P99"><text:span text:style-name="Source_20_Text"><text:span text:style-name="T70">เข้าไปที่ iris-clf-control-plane เฮ้ยไม่ใช่นี่หว่า</text:span></text:span></text:p>
      <text:p text:style-name="P99"><text:span text:style-name="Source_20_Text"><text:span text:style-name="T70"/></text:span></text:p>
      <text:p text:style-name="P99"><text:span text:style-name="Source_20_Text"><text:span text:style-name="T70">คราวที่แล้วต้องไปสั่ง iris-curl5 ที่เขียน docker file build มาเอง</text:span></text:span></text:p>
      <text:p text:style-name="P99"><text:span text:style-name="Source_20_Text"><text:span text:style-name="T70">แล้วนี่จะไปสั่ง control-plane ได้ไง?</text:span></text:span></text:p>
      <text:p text:style-name="P99"><text:span text:style-name="Source_20_Text"><text:span text:style-name="T70"/></text:span></text:p>
      <text:p text:style-name="P99"><text:span text:style-name="Source_20_Text"><text:span text:style-name="T70">แล้วจะทำไงให้ขึ้นไปที่ control-plane</text:span></text:span></text:p>
      <text:p text:style-name="P100"><text:span text:style-name="Source_20_Text"><text:span text:style-name="T71">จะบอก control-plane แค่ฟังชั่นเดียวก็ได้ใช่ไหม</text:span></text:span></text:p>
      <text:p text:style-name="P100"><text:span text:style-name="Source_20_Text"><text:span text:style-name="T71">ก่อนหน้านี้มี 2pod and 5pods รันอยู่เหรอ? อยู่ที่ไหนนะ</text:span></text:span></text:p>
      <text:p text:style-name="P100"><text:span text:style-name="Source_20_Text"><text:span text:style-name="T71">จะดูยังไงว่ามี <text:s text:c="4"/>workloadอะไรแล้ว ที่ไหนบ้าง</text:span></text:span></text:p>
      <text:p text:style-name="P100"><text:span text:style-name="Source_20_Text"><text:span text:style-name="T71"/></text:span></text:p>
      <text:p text:style-name="P101"><text:span text:style-name="Source_20_Text"><text:span text:style-name="T72">รู้แล้วว่า เวลาที่จะส่งต่อฟังชั่นกัน ส่งแค่ว่า อินพุทอยู่ไหน เอ้าท์พุทให้เอาไว้ใน ส่งมาในรูปแบบอะไร ให้ส่งไปรูปแบบอะไร</text:span></text:span></text:p>
      <text:p text:style-name="P101"><text:span text:style-name="Source_20_Text"><text:span text:style-name="T72"/></text:span></text:p>
      <text:p text:style-name="P101"><text:span text:style-name="Source_20_Text"><text:span text:style-name="T72">แต่จะให้คำสั่งไปอยู่บนโหนดได้ยังไง แล้วจะทำไงให้โหนดสร้าง pod มารันไฟล์ไพธอนที่มีฟังชั่นอยู่ในนั้น</text:span></text:span></text:p>
      <text:p text:style-name="P101"><text:span text:style-name="Source_20_Text"><text:span text:style-name="T72"/></text:span></text:p>
      <text:p text:style-name="P102"><text:span text:style-name="Source_20_Text"><text:span text:style-name="T73">กลับกัน ก็คือต้องเอาไฟล์ไพธอนนั้น ไปใส่ใน pod แล้วเอา pod ส่งไปให้โหนด ผ่านทาง control-plane เอ แต่ว่าคนสั่ง apply pod.yaml คือ kubectl นะ สั่งจากที่ไหนนะ สั่งในเครื่องนี่แหละ</text:span></text:span></text:p>
      <text:p text:style-name="P102"><text:span text:style-name="Source_20_Text"><text:span text:style-name="T73"/></text:span></text:p>
      <text:p text:style-name="P102"><text:span text:style-name="Source_20_Text"><text:span text:style-name="T140">client</text:span></text:span><text:span text:style-name="Source_20_Text"><text:span text:style-name="T73"> </text:span></text:span><text:span text:style-name="Source_20_Text"><text:span text:style-name="T164">=</text:span></text:span><text:span text:style-name="Source_20_Text"><text:span text:style-name="T73"> </text:span></text:span><text:span text:style-name="Source_20_Text"><text:span text:style-name="T140">kfp</text:span></text:span><text:span text:style-name="Source_20_Text"><text:span text:style-name="T164">.</text:span></text:span><text:span text:style-name="Source_20_Text"><text:span text:style-name="T140">Client</text:span></text:span><text:span text:style-name="Source_20_Text"><text:span text:style-name="T147">(</text:span></text:span><text:span text:style-name="Source_20_Text"><text:span text:style-name="T140">host</text:span></text:span><text:span text:style-name="Source_20_Text"><text:span text:style-name="T164">=</text:span></text:span><text:span text:style-name="Source_20_Text"><text:span text:style-name="T158">'http://ml-pipeline-ui:80'</text:span></text:span><text:span text:style-name="Source_20_Text"><text:span text:style-name="T147">)</text:span></text:span></text:p>
      <text:p text:style-name="P102"><text:span text:style-name="Source_20_Text"><text:span text:style-name="T73"/></text:span></text:p>
      <text:p text:style-name="P103"><text:span text:style-name="Source_20_Text"><text:span text:style-name="T74">อ่ออออออออออออ</text:span></text:span></text:p>
      <text:p text:style-name="P103"><text:span text:style-name="Source_20_Text"><text:span text:style-name="T107">คือเมื่อวานที่เราทำ</text:span></text:span><text:span text:style-name="Source_20_Text"><text:span text:style-name="T108">กล่อง</text:span></text:span><text:span text:style-name="Source_20_Text"><text:span text:style-name="T107">คือ component แต่ตอนนี้มาเริ่มทำ pipeline ซึ่งไม่เคยทำมาก่อน กูงง คือ kubeflow เป็นคนจัดการ pipeline ที่อยาก</text:span></text:span><text:span text:style-name="Source_20_Text"><text:span text:style-name="T109">รู้คือ</text:span></text:span><text:span text:style-name="Source_20_Text"><text:span text:style-name="T107">แค่</text:span></text:span><text:span text:style-name="Source_20_Text"><text:span text:style-name="T109">จะให้</text:span></text:span><text:span text:style-name="Source_20_Text"><text:span text:style-name="T107">ต่อจากไหนไปไหน จะให้ใส่ format อะไร แค่นั้นแหละ</text:span></text:span></text:p>
      <text:p text:style-name="P103"><text:span text:style-name="Source_20_Text"><text:span text:style-name="T74"/></text:span></text:p>
      <text:p text:style-name="P103"><text:span text:style-name="Source_20_Text"><text:span text:style-name="T170"># Define a pipeline and create a task from a component:</text:span></text:span></text:p>
      <text:p text:style-name="P128"><text:span text:style-name="Source_20_Text"><text:span text:style-name="T171">@dsl.pipeline</text:span></text:span><text:span text:style-name="Source_20_Text"><text:span text:style-name="T150">(</text:span></text:span></text:p>
      <text:p text:style-name="P128"><text:span text:style-name="Source_20_Text"><text:s text:c="4"/></text:span><text:span text:style-name="Source_20_Text"><text:span text:style-name="T118">name</text:span></text:span><text:span text:style-name="Source_20_Text"><text:span text:style-name="T168">=</text:span></text:span><text:span text:style-name="Source_20_Text"><text:span text:style-name="T154">'my-pipeline'</text:span></text:span><text:span text:style-name="Source_20_Text"><text:span text:style-name="T150">,</text:span></text:span></text:p>
      <text:p text:style-name="P128"><text:span text:style-name="Source_20_Text"><text:s text:c="4"/></text:span><text:span text:style-name="Source_20_Text"><text:span text:style-name="T169"># You can optionally specify your own pipeline_root</text:span></text:span></text:p>
      <text:p text:style-name="P128"><text:span text:style-name="Source_20_Text"><text:s text:c="4"/></text:span><text:span text:style-name="Source_20_Text"><text:span text:style-name="T169"># pipeline_root='gs://my-pipeline-root/example-pipeline',</text:span></text:span></text:p>
      <text:p text:style-name="P129"><text:span text:style-name="Source_20_Text">)</text:span></text:p>
      <text:p text:style-name="P128"><text:span text:style-name="Source_20_Text"><text:span text:style-name="T174">def</text:span></text:span><text:span text:style-name="Source_20_Text"> </text:span><text:span text:style-name="Source_20_Text"><text:span text:style-name="T118">my_pipeline</text:span></text:span><text:span text:style-name="Source_20_Text"><text:span text:style-name="T150">(</text:span></text:span><text:span text:style-name="Source_20_Text"><text:span text:style-name="T118">url</text:span></text:span><text:span text:style-name="Source_20_Text"><text:span text:style-name="T150">:</text:span></text:span><text:span text:style-name="Source_20_Text"> </text:span><text:span text:style-name="Source_20_Text"><text:span text:style-name="T173">str</text:span></text:span><text:span text:style-name="Source_20_Text"><text:span text:style-name="T150">):</text:span></text:span></text:p>
      <text:p text:style-name="P128"><text:span text:style-name="Source_20_Text"><text:s text:c="2"/></text:span><text:span text:style-name="Source_20_Text"><text:span text:style-name="T118">web_downloader_task</text:span></text:span><text:span text:style-name="Source_20_Text"> </text:span><text:span text:style-name="Source_20_Text"><text:span text:style-name="T168">=</text:span></text:span><text:span text:style-name="Source_20_Text"> </text:span><text:span text:style-name="Source_20_Text"><text:span text:style-name="T118">web_downloader_op</text:span></text:span><text:span text:style-name="Source_20_Text"><text:span text:style-name="T150">(</text:span></text:span><text:span text:style-name="Source_20_Text"><text:span text:style-name="T118">url</text:span></text:span><text:span text:style-name="Source_20_Text"><text:span text:style-name="T168">=</text:span></text:span><text:span text:style-name="Source_20_Text"><text:span text:style-name="T118">url</text:span></text:span><text:span text:style-name="Source_20_Text"><text:span text:style-name="T150">)</text:span></text:span></text:p>
      <text:p text:style-name="P128"><text:span text:style-name="Source_20_Text"><text:s text:c="2"/></text:span><text:span text:style-name="Source_20_Text"><text:span text:style-name="T118">merge_csv_task</text:span></text:span><text:span text:style-name="Source_20_Text"> </text:span><text:span text:style-name="Source_20_Text"><text:span text:style-name="T168">=</text:span></text:span><text:span text:style-name="Source_20_Text"> </text:span><text:span text:style-name="Source_20_Text"><text:span text:style-name="T118">merge_csv</text:span></text:span><text:span text:style-name="Source_20_Text"><text:span text:style-name="T150">(</text:span></text:span><text:span text:style-name="Source_20_Text"><text:span text:style-name="T118">tar_data</text:span></text:span><text:span text:style-name="Source_20_Text"><text:span text:style-name="T168">=</text:span></text:span><text:span text:style-name="Source_20_Text"><text:span text:style-name="T118">web_downloader_task</text:span></text:span><text:span text:style-name="Source_20_Text"><text:span text:style-name="T168">.</text:span></text:span><text:span text:style-name="Source_20_Text"><text:span text:style-name="T118">outputs</text:span></text:span><text:span text:style-name="Source_20_Text"><text:span text:style-name="T150">[</text:span></text:span><text:span text:style-name="Source_20_Text"><text:span text:style-name="T154">'data'</text:span></text:span><text:span text:style-name="Source_20_Text"><text:span text:style-name="T150">])</text:span></text:span></text:p>
      <text:p text:style-name="P128"><text:span text:style-name="Source_20_Text"><text:s text:c="2"/></text:span><text:span text:style-name="Source_20_Text"><text:span text:style-name="T169"># The outputs of the merge_csv_task can be referenced using the</text:span></text:span></text:p>
      <text:p text:style-name="P95"><text:span text:style-name="Source_20_Text"><text:s text:c="2"/></text:span><text:span text:style-name="Source_20_Text"><text:span text:style-name="T169"># merge_csv_task.outputs dictionary: merge_csv_task.outputs['output_csv']</text:span></text:span></text:p>
      <text:p text:style-name="P103"><text:span text:style-name="Source_20_Text"><text:span text:style-name="T74"/></text:span></text:p>
      <text:p text:style-name="P103"><text:span text:style-name="Source_20_Text"><text:span text:style-name="T74">พอทำ function my_pipeline มาเสร็จ ก็เอาไปใช้ คือ run the pipeline</text:span></text:span></text:p>
      <text:h text:style-name="P96" text:outline-level="4"><text:bookmark text:name="option-2-run-the-pipeline-using-kubeflow-pipelines-sdk-client"/><text:soft-page-break/><text:span text:style-name="Source_20_Text"><text:span text:style-name="T74">Option 2: run the pipeline using Kubeflow Pipelines SDK client</text:span></text:span></text:h>
      <text:list xml:id="list1615552216" text:style-name="L3">
        <text:list-item>
          <text:p text:style-name="P156">Create an instance of the <text:a xlink:type="simple" xlink:href="https://kubeflow-pipelines.readthedocs.io/en/latest/source/kfp.client.html#kfp.Client" text:style-name="Internet_20_link" text:visited-style-name="Visited_20_Internet_20_Link"><text:span text:style-name="Source_20_Text">kfp.Client</text:span></text:a><text:a xlink:type="simple" xlink:href="https://kubeflow-pipelines.readthedocs.io/en/latest/source/kfp.client.html#kfp.Client" text:style-name="Internet_20_link" text:visited-style-name="Visited_20_Internet_20_Link"> class</text:a> following steps in <text:a xlink:type="simple" xlink:href="https://www.kubeflow.org/docs/components/pipelines/sdk/connect-api" text:style-name="Internet_20_link" text:visited-style-name="Visited_20_Internet_20_Link">connecting to Kubeflow Pipelines using the SDK client</text:a>. </text:p>
        </text:list-item>
      </text:list>
      <text:p text:style-name="P95"><text:span text:style-name="Source_20_Text"><text:span text:style-name="T118">client</text:span></text:span><text:span text:style-name="Source_20_Text"> </text:span><text:span text:style-name="Source_20_Text"><text:span text:style-name="T168">=</text:span></text:span><text:span text:style-name="Source_20_Text"> </text:span><text:span text:style-name="Source_20_Text"><text:span text:style-name="T118">kfp</text:span></text:span><text:span text:style-name="Source_20_Text"><text:span text:style-name="T168">.</text:span></text:span><text:span text:style-name="Source_20_Text"><text:span text:style-name="T118">Client</text:span></text:span><text:span text:style-name="Source_20_Text"><text:span text:style-name="T150">()</text:span></text:span><text:span text:style-name="Source_20_Text"> </text:span><text:span text:style-name="Source_20_Text"><text:span text:style-name="T169"># change arguments accordingly</text:span></text:span></text:p>
      <text:list xml:id="list4188036969" text:style-name="L4">
        <text:list-item>
          <text:p text:style-name="P157">Run the pipeline using the <text:span text:style-name="Source_20_Text">kfp.Client</text:span> instance: </text:p>
        </text:list-item>
      </text:list>
      <text:p text:style-name="P128"><text:span text:style-name="Source_20_Text"><text:span text:style-name="T118">client</text:span></text:span><text:span text:style-name="Source_20_Text"><text:span text:style-name="T168">.</text:span></text:span><text:span text:style-name="Source_20_Text"><text:span text:style-name="T118">create_run_from_pipeline_func</text:span></text:span><text:span text:style-name="Source_20_Text"><text:span text:style-name="T150">(</text:span></text:span></text:p>
      <text:p text:style-name="P128"><text:span text:style-name="Source_20_Text"><text:s text:c="4"/></text:span><text:span text:style-name="Source_20_Text"><text:span text:style-name="T118">my_pipeline</text:span></text:span><text:span text:style-name="Source_20_Text"><text:span text:style-name="T150">,</text:span></text:span></text:p>
      <text:p text:style-name="P128"><text:span text:style-name="Source_20_Text"><text:s text:c="4"/></text:span><text:span text:style-name="Source_20_Text"><text:span text:style-name="T118">mode</text:span></text:span><text:span text:style-name="Source_20_Text"><text:span text:style-name="T168">=</text:span></text:span><text:span text:style-name="Source_20_Text"><text:span text:style-name="T118">kfp</text:span></text:span><text:span text:style-name="Source_20_Text"><text:span text:style-name="T168">.</text:span></text:span><text:span text:style-name="Source_20_Text"><text:span text:style-name="T118">dsl</text:span></text:span><text:span text:style-name="Source_20_Text"><text:span text:style-name="T168">.</text:span></text:span><text:span text:style-name="Source_20_Text"><text:span text:style-name="T118">PipelineExecutionMode</text:span></text:span><text:span text:style-name="Source_20_Text"><text:span text:style-name="T168">.</text:span></text:span><text:span text:style-name="Source_20_Text"><text:span text:style-name="T118">V2_COMPATIBLE</text:span></text:span><text:span text:style-name="Source_20_Text"><text:span text:style-name="T150">,</text:span></text:span></text:p>
      <text:p text:style-name="P128"><text:span text:style-name="Source_20_Text"><text:s text:c="4"/></text:span><text:span text:style-name="Source_20_Text"><text:span text:style-name="T169"># You can optionally override your pipeline_root when submitting the run too:</text:span></text:span></text:p>
      <text:p text:style-name="P128"><text:span text:style-name="Source_20_Text"><text:s text:c="4"/></text:span><text:span text:style-name="Source_20_Text"><text:span text:style-name="T169"># pipeline_root='gs://my-pipeline-root/example-pipeline',</text:span></text:span></text:p>
      <text:p text:style-name="P128"><text:span text:style-name="Source_20_Text"><text:s text:c="4"/></text:span><text:span text:style-name="Source_20_Text"><text:span text:style-name="T118">arguments</text:span></text:span><text:span text:style-name="Source_20_Text"><text:span text:style-name="T168">=</text:span></text:span><text:span text:style-name="Source_20_Text"><text:span text:style-name="T150">{</text:span></text:span></text:p>
      <text:p text:style-name="P128"><text:span text:style-name="Source_20_Text"><text:s text:c="8"/></text:span><text:span text:style-name="Source_20_Text"><text:span text:style-name="T154">'url'</text:span></text:span><text:span text:style-name="Source_20_Text"><text:span text:style-name="T150">:</text:span></text:span><text:span text:style-name="Source_20_Text"> </text:span><text:span text:style-name="Source_20_Text"><text:span text:style-name="T154">'https://storage.googleapis.com/ml-pipeline-playground/iris-csv-files.tar.gz'</text:span></text:span></text:p>
      <text:p text:style-name="P95"><text:span text:style-name="Source_20_Text"><text:s text:c="4"/></text:span><text:span text:style-name="Source_20_Text"><text:span text:style-name="T150">})</text:span></text:span></text:p>
      <text:p text:style-name="P104"><text:span text:style-name="Source_20_Text"><text:span text:style-name="T108">เสร็จแล้วต้องเอากล่องมาใส่ใน pipeline แล้วสั่ง pipeline execution ถึงจะเสร็จ</text:span></text:span></text:p>
      <text:p text:style-name="P104"><text:span text:style-name="Source_20_Text"><text:span text:style-name="T75"/></text:span></text:p>
      <text:h text:style-name="P97" text:outline-level="2"><text:bookmark text:name="using-your-component-in-a-pipeline"/><text:span text:style-name="Source_20_Text"><text:span text:style-name="T75">Using your component in a pipeline</text:span></text:span></text:h>
      <text:p text:style-name="Text_20_body">You can use the Kubeflow Pipelines SDK to load your component using methods such as the following:</text:p>
      <text:list xml:id="list2663831636" text:style-name="L5">
        <text:list-item>
          <text:p text:style-name="P179"><text:a xlink:type="simple" xlink:href="https://kubeflow-pipelines.readthedocs.io/en/stable/source/kfp.components.html#kfp.components.load_component_from_file" text:style-name="Internet_20_link" text:visited-style-name="Visited_20_Internet_20_Link"><text:span text:style-name="Source_20_Text">kfp.components.load_component_from_file</text:span></text:a>: Use this method to load your component from a <text:span text:style-name="Source_20_Text">component.yaml</text:span> path. </text:p>
        </text:list-item>
        <text:list-item>
          <text:p text:style-name="P179"><text:a xlink:type="simple" xlink:href="https://kubeflow-pipelines.readthedocs.io/en/stable/source/kfp.components.html#kfp.components.load_component_from_url" text:style-name="Internet_20_link" text:visited-style-name="Visited_20_Internet_20_Link"><text:span text:style-name="Source_20_Text">kfp.components.load_component_from_url</text:span></text:a>: Use this method to load a <text:span text:style-name="Source_20_Text">component.yaml</text:span> from a URL. </text:p>
        </text:list-item>
        <text:list-item>
          <text:p text:style-name="P158"><text:a xlink:type="simple" xlink:href="https://kubeflow-pipelines.readthedocs.io/en/stable/source/kfp.components.html#kfp.components.load_component_from_text" text:style-name="Internet_20_link" text:visited-style-name="Visited_20_Internet_20_Link"><text:span text:style-name="Source_20_Text">kfp.components.load_component_from_text</text:span></text:a>: Use this method to load your component specification YAML from a string. This method is useful for rapidly iterating on your component specification. </text:p>
        </text:list-item>
      </text:list>
      <text:p text:style-name="P104"><text:span text:style-name="Source_20_Text"><text:span text:style-name="T75"/></text:span></text:p>
      <text:p text:style-name="P104"><text:span text:style-name="Source_20_Text"><text:span text:style-name="T75"/></text:span></text:p>
      <text:p text:style-name="P104"><text:span text:style-name="Source_20_Text"><text:span text:style-name="T172">@component</text:span></text:span><text:span text:style-name="Source_20_Text"><text:span text:style-name="T148">(</text:span></text:span></text:p>
      <text:p text:style-name="P128"><text:span text:style-name="Source_20_Text"><text:s text:c="4"/></text:span><text:span text:style-name="Source_20_Text"><text:span text:style-name="T118">packages_to_install</text:span></text:span><text:span text:style-name="Source_20_Text"><text:span text:style-name="T168">=</text:span></text:span><text:span text:style-name="Source_20_Text"><text:span text:style-name="T150">[</text:span></text:span><text:span text:style-name="Source_20_Text"><text:span text:style-name="T154">'pandas==1.1.4'</text:span></text:span><text:span text:style-name="Source_20_Text"><text:span text:style-name="T150">],</text:span></text:span></text:p>
      <text:p text:style-name="P128"><text:span text:style-name="Source_20_Text"><text:s text:c="4"/></text:span><text:span text:style-name="Source_20_Text"><text:span text:style-name="T118">output_component_file</text:span></text:span><text:span text:style-name="Source_20_Text"><text:span text:style-name="T168">=</text:span></text:span><text:span text:style-name="Source_20_Text"><text:span text:style-name="T154">'component.yaml'</text:span></text:span></text:p>
      <text:p text:style-name="P129"><text:span text:style-name="Source_20_Text">)</text:span></text:p>
      <text:p text:style-name="P128"><text:span text:style-name="Source_20_Text"><text:span text:style-name="T174">def</text:span></text:span><text:span text:style-name="Source_20_Text"> </text:span><text:span text:style-name="Source_20_Text"><text:span text:style-name="T118">merge_csv</text:span></text:span><text:span text:style-name="Source_20_Text"><text:span text:style-name="T150">(</text:span></text:span><text:span text:style-name="Source_20_Text"><text:span text:style-name="T118">tar_data</text:span></text:span><text:span text:style-name="Source_20_Text"><text:span text:style-name="T150">:</text:span></text:span><text:span text:style-name="Source_20_Text"> </text:span><text:span text:style-name="Source_20_Text"><text:span text:style-name="T118">Input</text:span></text:span><text:span text:style-name="Source_20_Text"><text:span text:style-name="T150">[</text:span></text:span><text:span text:style-name="Source_20_Text"><text:span text:style-name="T118">Artifact</text:span></text:span><text:span text:style-name="Source_20_Text"><text:span text:style-name="T150">],</text:span></text:span><text:span text:style-name="Source_20_Text"> </text:span><text:span text:style-name="Source_20_Text"><text:span text:style-name="T118">output_csv</text:span></text:span><text:span text:style-name="Source_20_Text"><text:span text:style-name="T150">:</text:span></text:span><text:span text:style-name="Source_20_Text"> </text:span><text:span text:style-name="Source_20_Text"><text:span text:style-name="T118">Output</text:span></text:span><text:span text:style-name="Source_20_Text"><text:span text:style-name="T150">[</text:span></text:span><text:span text:style-name="Source_20_Text"><text:span text:style-name="T118">Dataset</text:span></text:span><text:span text:style-name="Source_20_Text"><text:span text:style-name="T150">]):</text:span></text:span></text:p>
      <text:p text:style-name="P128"><text:span text:style-name="Source_20_Text"><text:s text:c="2"/></text:span><text:span text:style-name="Source_20_Text"><text:span text:style-name="T174">import</text:span></text:span><text:span text:style-name="Source_20_Text"> </text:span><text:span text:style-name="Source_20_Text"><text:span text:style-name="T118">glob</text:span></text:span></text:p>
      <text:p text:style-name="P128"><text:span text:style-name="Source_20_Text"><text:s text:c="2"/></text:span><text:span text:style-name="Source_20_Text"><text:span text:style-name="T174">import</text:span></text:span><text:span text:style-name="Source_20_Text"> </text:span><text:span text:style-name="Source_20_Text"><text:span text:style-name="T118">pandas</text:span></text:span><text:span text:style-name="Source_20_Text"> </text:span><text:span text:style-name="Source_20_Text"><text:span text:style-name="T174">as</text:span></text:span><text:span text:style-name="Source_20_Text"> </text:span><text:span text:style-name="Source_20_Text"><text:span text:style-name="T118">pd</text:span></text:span></text:p>
      <text:p text:style-name="P128"><text:span text:style-name="Source_20_Text"><text:s text:c="2"/></text:span><text:span text:style-name="Source_20_Text"><text:span text:style-name="T174">import</text:span></text:span><text:span text:style-name="Source_20_Text"> </text:span><text:span text:style-name="Source_20_Text"><text:span text:style-name="T118">tarfile</text:span></text:span></text:p>
      <text:p text:style-name="P128"/>
      <text:p text:style-name="P128"><text:span text:style-name="Source_20_Text"><text:s text:c="2"/></text:span><text:span text:style-name="Source_20_Text"><text:span text:style-name="T118">tarfile</text:span></text:span><text:span text:style-name="Source_20_Text"><text:span text:style-name="T168">.</text:span></text:span><text:span text:style-name="Source_20_Text"><text:span text:style-name="T118">open</text:span></text:span><text:span text:style-name="Source_20_Text"><text:span text:style-name="T150">(</text:span></text:span><text:span text:style-name="Source_20_Text"><text:span text:style-name="T118">name</text:span></text:span><text:span text:style-name="Source_20_Text"><text:span text:style-name="T168">=</text:span></text:span><text:span text:style-name="Source_20_Text"><text:span text:style-name="T118">tar_data</text:span></text:span><text:span text:style-name="Source_20_Text"><text:span text:style-name="T168">.</text:span></text:span><text:span text:style-name="Source_20_Text"><text:span text:style-name="T118">path</text:span></text:span><text:span text:style-name="Source_20_Text"><text:span text:style-name="T150">,</text:span></text:span><text:span text:style-name="Source_20_Text"> </text:span><text:span text:style-name="Source_20_Text"><text:span text:style-name="T118">mode</text:span></text:span><text:span text:style-name="Source_20_Text"><text:span text:style-name="T168">=</text:span></text:span><text:span text:style-name="Source_20_Text"><text:span text:style-name="T154">"r|gz"</text:span></text:span><text:span text:style-name="Source_20_Text"><text:span text:style-name="T150">)</text:span></text:span><text:span text:style-name="Source_20_Text"><text:span text:style-name="T168">.</text:span></text:span><text:span text:style-name="Source_20_Text"><text:span text:style-name="T118">extractall</text:span></text:span><text:span text:style-name="Source_20_Text"><text:span text:style-name="T150">(</text:span></text:span><text:span text:style-name="Source_20_Text"><text:span text:style-name="T154">'data'</text:span></text:span><text:span text:style-name="Source_20_Text"><text:span text:style-name="T150">)</text:span></text:span></text:p>
      <text:p text:style-name="P128"><text:span text:style-name="Source_20_Text"><text:s text:c="2"/></text:span><text:span text:style-name="Source_20_Text"><text:span text:style-name="T118">df</text:span></text:span><text:span text:style-name="Source_20_Text"> </text:span><text:span text:style-name="Source_20_Text"><text:span text:style-name="T168">=</text:span></text:span><text:span text:style-name="Source_20_Text"> </text:span><text:span text:style-name="Source_20_Text"><text:span text:style-name="T118">pd</text:span></text:span><text:span text:style-name="Source_20_Text"><text:span text:style-name="T168">.</text:span></text:span><text:span text:style-name="Source_20_Text"><text:span text:style-name="T118">concat</text:span></text:span><text:span text:style-name="Source_20_Text"><text:span text:style-name="T150">(</text:span></text:span></text:p>
      <text:p text:style-name="P128"><text:span text:style-name="Source_20_Text"><text:s text:c="6"/></text:span><text:span text:style-name="Source_20_Text"><text:span text:style-name="T150">[</text:span></text:span><text:span text:style-name="Source_20_Text"><text:span text:style-name="T118">pd</text:span></text:span><text:span text:style-name="Source_20_Text"><text:span text:style-name="T168">.</text:span></text:span><text:span text:style-name="Source_20_Text"><text:span text:style-name="T118">read_csv</text:span></text:span><text:span text:style-name="Source_20_Text"><text:span text:style-name="T150">(</text:span></text:span><text:span text:style-name="Source_20_Text"><text:span text:style-name="T118">csv_file</text:span></text:span><text:span text:style-name="Source_20_Text"><text:span text:style-name="T150">,</text:span></text:span><text:span text:style-name="Source_20_Text"> </text:span><text:span text:style-name="Source_20_Text"><text:span text:style-name="T118">header</text:span></text:span><text:span text:style-name="Source_20_Text"><text:span text:style-name="T168">=</text:span></text:span><text:span text:style-name="Source_20_Text"><text:span text:style-name="T178">None</text:span></text:span><text:span text:style-name="Source_20_Text"><text:span text:style-name="T150">)</text:span></text:span><text:span text:style-name="Source_20_Text"> </text:span></text:p>
      <text:p text:style-name="P128"><text:span text:style-name="Source_20_Text"><text:s text:c="7"/></text:span><text:span text:style-name="Source_20_Text"><text:span text:style-name="T174">for</text:span></text:span><text:span text:style-name="Source_20_Text"> </text:span><text:span text:style-name="Source_20_Text"><text:span text:style-name="T118">csv_file</text:span></text:span><text:span text:style-name="Source_20_Text"> </text:span><text:span text:style-name="Source_20_Text"><text:span text:style-name="T174">in</text:span></text:span><text:span text:style-name="Source_20_Text"> </text:span><text:span text:style-name="Source_20_Text"><text:span text:style-name="T118">glob</text:span></text:span><text:span text:style-name="Source_20_Text"><text:span text:style-name="T168">.</text:span></text:span><text:span text:style-name="Source_20_Text"><text:span text:style-name="T118">glob</text:span></text:span><text:span text:style-name="Source_20_Text"><text:span text:style-name="T150">(</text:span></text:span><text:span text:style-name="Source_20_Text"><text:span text:style-name="T154">'data/*.csv'</text:span></text:span><text:span text:style-name="Source_20_Text"><text:span text:style-name="T150">)])</text:span></text:span></text:p>
      <text:p text:style-name="P95"><text:span text:style-name="Source_20_Text"><text:s text:c="2"/></text:span><text:span text:style-name="Source_20_Text"><text:span text:style-name="T118">df</text:span></text:span><text:span text:style-name="Source_20_Text"><text:span text:style-name="T168">.</text:span></text:span><text:span text:style-name="Source_20_Text"><text:span text:style-name="T118">to_csv</text:span></text:span><text:span text:style-name="Source_20_Text"><text:span text:style-name="T150">(</text:span></text:span><text:span text:style-name="Source_20_Text"><text:span text:style-name="T118">output_csv</text:span></text:span><text:span text:style-name="Source_20_Text"><text:span text:style-name="T168">.</text:span></text:span><text:span text:style-name="Source_20_Text"><text:span text:style-name="T118">path</text:span></text:span><text:span text:style-name="Source_20_Text"><text:span text:style-name="T150">,</text:span></text:span><text:span text:style-name="Source_20_Text"> </text:span><text:span text:style-name="Source_20_Text"><text:span text:style-name="T118">index</text:span></text:span><text:span text:style-name="Source_20_Text"><text:span text:style-name="T168">=</text:span></text:span><text:span text:style-name="Source_20_Text"><text:span text:style-name="T178">False</text:span></text:span><text:span text:style-name="Source_20_Text"><text:span text:style-name="T150">,</text:span></text:span><text:span text:style-name="Source_20_Text"> </text:span><text:span text:style-name="Source_20_Text"><text:span text:style-name="T118">header</text:span></text:span><text:span text:style-name="Source_20_Text"><text:span text:style-name="T168">=</text:span></text:span><text:span text:style-name="Source_20_Text"><text:span text:style-name="T178">False</text:span></text:span><text:span text:style-name="Source_20_Text"><text:span text:style-name="T150">)</text:span></text:span></text:p>
      <text:p text:style-name="P104"><text:span text:style-name="Source_20_Text"><text:span text:style-name="T177">import</text:span></text:span><text:span text:style-name="Source_20_Text"><text:span text:style-name="T75"> </text:span></text:span><text:span text:style-name="Source_20_Text"><text:span text:style-name="T141">kfp</text:span></text:span></text:p>
      <text:p text:style-name="P128"><text:span text:style-name="Source_20_Text"><text:span text:style-name="T174">import</text:span></text:span><text:span text:style-name="Source_20_Text"> </text:span><text:span text:style-name="Source_20_Text"><text:span text:style-name="T118">kfp.components</text:span></text:span><text:span text:style-name="Source_20_Text"> </text:span><text:span text:style-name="Source_20_Text"><text:span text:style-name="T174">as</text:span></text:span><text:span text:style-name="Source_20_Text"> </text:span><text:span text:style-name="Source_20_Text"><text:span text:style-name="T118">comp</text:span></text:span></text:p>
      <text:p text:style-name="P128"/>
      <text:p text:style-name="P128"><text:span text:style-name="Source_20_Text"><text:span text:style-name="T118">create_step_get_lines</text:span></text:span><text:span text:style-name="Source_20_Text"> </text:span><text:span text:style-name="Source_20_Text"><text:span text:style-name="T168">=</text:span></text:span><text:span text:style-name="Source_20_Text"> </text:span><text:span text:style-name="Source_20_Text"><text:span text:style-name="T118">comp</text:span></text:span><text:span text:style-name="Source_20_Text"><text:span text:style-name="T168">.</text:span></text:span><text:span text:style-name="Source_20_Text"><text:span text:style-name="T118">load_component_from_text</text:span></text:span><text:span text:style-name="Source_20_Text"><text:span text:style-name="T150">(</text:span></text:span><text:span text:style-name="Source_20_Text"><text:span text:style-name="T154">"""</text:span></text:span></text:p>
      <text:p text:style-name="P128"><text:span text:style-name="Source_20_Text"><text:span text:style-name="T154">name: Get Lines</text:span></text:span></text:p>
      <text:p text:style-name="P128"><text:span text:style-name="Source_20_Text"><text:span text:style-name="T154">description: Gets the specified number of lines from the input file.</text:span></text:span></text:p>
      <text:p text:style-name="P128"><text:soft-page-break/></text:p>
      <text:p text:style-name="P128"><text:span text:style-name="Source_20_Text"><text:span text:style-name="T154">inputs:</text:span></text:span></text:p>
      <text:p text:style-name="P128"><text:span text:style-name="Source_20_Text"><text:span text:style-name="T154">- {name: input_1, type: String, description: 'Data for input_1'}</text:span></text:span></text:p>
      <text:p text:style-name="P128"><text:span text:style-name="Source_20_Text"><text:span text:style-name="T154">- {name: parameter_1, type: Integer, default: '100', description: 'Number of lines to copy'}</text:span></text:span></text:p>
      <text:p text:style-name="P128"/>
      <text:p text:style-name="P128"><text:span text:style-name="Source_20_Text"><text:span text:style-name="T154">outputs:</text:span></text:span></text:p>
      <text:p text:style-name="P128"><text:span text:style-name="Source_20_Text"><text:span text:style-name="T154">- {name: output_1, type: String, description: 'output_1 data.'}</text:span></text:span></text:p>
      <text:p text:style-name="P128"/>
      <text:p text:style-name="P128"><text:span text:style-name="Source_20_Text"><text:span text:style-name="T154">implementation:</text:span></text:span></text:p>
      <text:p text:style-name="P128"><text:span text:style-name="Source_20_Text"><text:span text:style-name="T154"><text:s text:c="2"/>container:</text:span></text:span></text:p>
      <text:p text:style-name="P128"><text:span text:style-name="Source_20_Text"><text:span text:style-name="T154"><text:s text:c="4"/>image: gcr.io/my-org/my-image@sha256:a172..752f</text:span></text:span></text:p>
      <text:p text:style-name="P128"><text:span text:style-name="Source_20_Text"><text:span text:style-name="T154"><text:s text:c="4"/># command is a list of strings (command-line arguments). </text:span></text:span></text:p>
      <text:p text:style-name="P128"><text:span text:style-name="Source_20_Text"><text:span text:style-name="T154"><text:s text:c="4"/># The YAML language has two syntaxes for lists and you can use either of them. </text:span></text:span></text:p>
      <text:p text:style-name="P128"><text:span text:style-name="Source_20_Text"><text:span text:style-name="T154"><text:s text:c="4"/># Here we use the "flow syntax" - comma-separated strings inside square brackets.</text:span></text:span></text:p>
      <text:p text:style-name="P128"><text:span text:style-name="Source_20_Text"><text:span text:style-name="T154"><text:s text:c="4"/>command: [</text:span></text:span></text:p>
      <text:p text:style-name="P128"><text:span text:style-name="Source_20_Text"><text:span text:style-name="T154"><text:s text:c="6"/>python3, </text:span></text:span></text:p>
      <text:p text:style-name="P128"><text:span text:style-name="Source_20_Text"><text:span text:style-name="T154"><text:s text:c="6"/># Path of the program inside the container</text:span></text:span></text:p>
      <text:p text:style-name="P128"><text:span text:style-name="Source_20_Text"><text:span text:style-name="T154"><text:s text:c="6"/>/pipelines/component/src/program.py,</text:span></text:span></text:p>
      <text:p text:style-name="P128"><text:span text:style-name="Source_20_Text"><text:span text:style-name="T154"><text:s text:c="6"/>--input1-path,</text:span></text:span></text:p>
      <text:p text:style-name="P128"><text:span text:style-name="Source_20_Text"><text:span text:style-name="T154"><text:s text:c="6"/>{inputPath: input_1},</text:span></text:span></text:p>
      <text:p text:style-name="P128"><text:span text:style-name="Source_20_Text"><text:span text:style-name="T154"><text:s text:c="6"/>--param1, </text:span></text:span></text:p>
      <text:p text:style-name="P128"><text:span text:style-name="Source_20_Text"><text:span text:style-name="T154"><text:s text:c="6"/>{inputValue: parameter_1},</text:span></text:span></text:p>
      <text:p text:style-name="P128"><text:span text:style-name="Source_20_Text"><text:span text:style-name="T154"><text:s text:c="6"/>--output1-path, </text:span></text:span></text:p>
      <text:p text:style-name="P128"><text:span text:style-name="Source_20_Text"><text:span text:style-name="T154"><text:s text:c="6"/>{outputPath: output_1},</text:span></text:span></text:p>
      <text:p text:style-name="P128"><text:span text:style-name="Source_20_Text"><text:span text:style-name="T154"><text:s text:c="4"/>]"""</text:span></text:span><text:span text:style-name="Source_20_Text"><text:span text:style-name="T150">)</text:span></text:span></text:p>
      <text:p text:style-name="P128"/>
      <text:p text:style-name="P130"><text:span text:style-name="Source_20_Text"># create_step_get_lines is a "factory function" that accepts the arguments</text:span></text:p>
      <text:p text:style-name="P130"><text:span text:style-name="Source_20_Text"># for the component's inputs and output paths and returns a pipeline step</text:span></text:p>
      <text:p text:style-name="P130"><text:span text:style-name="Source_20_Text"># (ContainerOp instance).</text:span></text:p>
      <text:p text:style-name="P130"><text:span text:style-name="Source_20_Text">#</text:span></text:p>
      <text:p text:style-name="P130"><text:span text:style-name="Source_20_Text"># To inspect the get_lines_op function in Jupyter Notebook, enter </text:span></text:p>
      <text:p text:style-name="P130"><text:span text:style-name="Source_20_Text"># "get_lines_op(" in a cell and press Shift+Tab.</text:span></text:p>
      <text:p text:style-name="P130"><text:span text:style-name="Source_20_Text"># You can also get help by entering `help(get_lines_op)`, `get_lines_op?`,</text:span></text:p>
      <text:p text:style-name="P130"><text:span text:style-name="Source_20_Text"># or `get_lines_op??`.</text:span></text:p>
      <text:p text:style-name="P128"/>
      <text:p text:style-name="P130"><text:span text:style-name="Source_20_Text"># Define your pipeline</text:span></text:p>
      <text:p text:style-name="P128"><text:span text:style-name="Source_20_Text"><text:span text:style-name="T171">@dsl.pipeline</text:span></text:span><text:span text:style-name="Source_20_Text"><text:span text:style-name="T150">(</text:span></text:span></text:p>
      <text:p text:style-name="P128"><text:span text:style-name="Source_20_Text"><text:s text:c="4"/></text:span><text:span text:style-name="Source_20_Text"><text:span text:style-name="T118">pipeline_root</text:span></text:span><text:span text:style-name="Source_20_Text"><text:span text:style-name="T168">=</text:span></text:span><text:span text:style-name="Source_20_Text"><text:span text:style-name="T154">'gs://my-pipeline-root/example-pipeline'</text:span></text:span><text:span text:style-name="Source_20_Text"><text:span text:style-name="T150">,</text:span></text:span></text:p>
      <text:p text:style-name="P128"><text:span text:style-name="Source_20_Text"><text:s text:c="4"/></text:span><text:span text:style-name="Source_20_Text"><text:span text:style-name="T118">name</text:span></text:span><text:span text:style-name="Source_20_Text"><text:span text:style-name="T168">=</text:span></text:span><text:span text:style-name="Source_20_Text"><text:span text:style-name="T154">"example-pipeline"</text:span></text:span><text:span text:style-name="Source_20_Text"><text:span text:style-name="T150">,</text:span></text:span></text:p>
      <text:p text:style-name="P128"><text:span text:style-name="Source_20_Text"><text:span text:style-name="T150">)</text:span></text:span><text:span text:style-name="Source_20_Text"> </text:span></text:p>
      <text:p text:style-name="P128"><text:span text:style-name="Source_20_Text"><text:span text:style-name="T174">def</text:span></text:span><text:span text:style-name="Source_20_Text"> </text:span><text:span text:style-name="Source_20_Text"><text:span text:style-name="T118">my_pipeline</text:span></text:span><text:span text:style-name="Source_20_Text"><text:span text:style-name="T150">():</text:span></text:span></text:p>
      <text:p text:style-name="P128"><text:span text:style-name="Source_20_Text"><text:s text:c="4"/></text:span><text:span text:style-name="Source_20_Text"><text:span text:style-name="T118">get_lines_step</text:span></text:span><text:span text:style-name="Source_20_Text"> </text:span><text:span text:style-name="Source_20_Text"><text:span text:style-name="T168">=</text:span></text:span><text:span text:style-name="Source_20_Text"> </text:span><text:span text:style-name="Source_20_Text"><text:span text:style-name="T118">create_step_get_lines</text:span></text:span><text:span text:style-name="Source_20_Text"><text:span text:style-name="T150">(</text:span></text:span></text:p>
      <text:p text:style-name="P128"><text:span text:style-name="Source_20_Text"><text:s text:c="8"/></text:span><text:span text:style-name="Source_20_Text"><text:span text:style-name="T169"># Input name "Input 1" is converted to pythonic parameter name "input_1"</text:span></text:span></text:p>
      <text:p text:style-name="P128"><text:span text:style-name="Source_20_Text"><text:s text:c="8"/></text:span><text:span text:style-name="Source_20_Text"><text:span text:style-name="T118">input_1</text:span></text:span><text:span text:style-name="Source_20_Text"><text:span text:style-name="T168">=</text:span></text:span><text:span text:style-name="Source_20_Text"><text:span text:style-name="T154">'one\ntwo\nthree\nfour\nfive\nsix\nseven\neight\nnine\nten'</text:span></text:span><text:span text:style-name="Source_20_Text"><text:span text:style-name="T150">,</text:span></text:span></text:p>
      <text:p text:style-name="P128"><text:span text:style-name="Source_20_Text"><text:s text:c="8"/></text:span><text:span text:style-name="Source_20_Text"><text:span text:style-name="T118">parameter_1</text:span></text:span><text:span text:style-name="Source_20_Text"><text:span text:style-name="T168">=</text:span></text:span><text:span text:style-name="Source_20_Text"><text:span text:style-name="T154">'5'</text:span></text:span><text:span text:style-name="Source_20_Text"><text:span text:style-name="T150">,</text:span></text:span></text:p>
      <text:p text:style-name="P128"><text:span text:style-name="Source_20_Text"><text:s text:c="4"/></text:span><text:span text:style-name="Source_20_Text"><text:span text:style-name="T150">)</text:span></text:span></text:p>
      <text:p text:style-name="P128"/>
      <text:p text:style-name="P130"><text:span text:style-name="Source_20_Text"># If you run this command on a Jupyter notebook running on Kubeflow,</text:span></text:p>
      <text:p text:style-name="P130"><text:span text:style-name="Source_20_Text"># you can exclude the host parameter.</text:span></text:p>
      <text:p text:style-name="P130"><text:span text:style-name="Source_20_Text"># client = kfp.Client()</text:span></text:p>
      <text:p text:style-name="P128"><text:span text:style-name="Source_20_Text"><text:span text:style-name="T118">client</text:span></text:span><text:span text:style-name="Source_20_Text"> </text:span><text:span text:style-name="Source_20_Text"><text:span text:style-name="T168">=</text:span></text:span><text:span text:style-name="Source_20_Text"> </text:span><text:span text:style-name="Source_20_Text"><text:span text:style-name="T118">kfp</text:span></text:span><text:span text:style-name="Source_20_Text"><text:span text:style-name="T168">.</text:span></text:span><text:span text:style-name="Source_20_Text"><text:span text:style-name="T118">Client</text:span></text:span><text:span text:style-name="Source_20_Text"><text:span text:style-name="T150">(</text:span></text:span><text:span text:style-name="Source_20_Text"><text:span text:style-name="T118">host</text:span></text:span><text:span text:style-name="Source_20_Text"><text:span text:style-name="T168">=</text:span></text:span><text:span text:style-name="Source_20_Text"><text:span text:style-name="T154">'&lt;your-kubeflow-pipelines-host-name&gt;'</text:span></text:span><text:span text:style-name="Source_20_Text"><text:span text:style-name="T150">)</text:span></text:span></text:p>
      <text:p text:style-name="P128"/>
      <text:p text:style-name="P130"><text:span text:style-name="Source_20_Text"># Compile, upload, and submit this pipeline for execution.</text:span></text:p>
      <text:p text:style-name="P128"><text:span text:style-name="Source_20_Text"><text:span text:style-name="T118">client</text:span></text:span><text:span text:style-name="Source_20_Text"><text:span text:style-name="T168">.</text:span></text:span><text:span text:style-name="Source_20_Text"><text:span text:style-name="T118">create_run_from_pipeline_func</text:span></text:span><text:span text:style-name="Source_20_Text"><text:span text:style-name="T150">(</text:span></text:span><text:span text:style-name="Source_20_Text"><text:span text:style-name="T118">my_pipeline</text:span></text:span><text:span text:style-name="Source_20_Text"><text:span text:style-name="T150">,</text:span></text:span><text:span text:style-name="Source_20_Text"> </text:span><text:span text:style-name="Source_20_Text"><text:span text:style-name="T118">arguments</text:span></text:span><text:span text:style-name="Source_20_Text"><text:span text:style-name="T168">=</text:span></text:span><text:span text:style-name="Source_20_Text"><text:span text:style-name="T150">{},</text:span></text:span></text:p>
      <text:p text:style-name="P95"><text:span text:style-name="Source_20_Text"><text:s text:c="4"/></text:span><text:span text:style-name="Source_20_Text"><text:span text:style-name="T118">mode</text:span></text:span><text:span text:style-name="Source_20_Text"><text:span text:style-name="T168">=</text:span></text:span><text:span text:style-name="Source_20_Text"><text:span text:style-name="T118">kfp</text:span></text:span><text:span text:style-name="Source_20_Text"><text:span text:style-name="T168">.</text:span></text:span><text:span text:style-name="Source_20_Text"><text:span text:style-name="T118">dsl</text:span></text:span><text:span text:style-name="Source_20_Text"><text:span text:style-name="T168">.</text:span></text:span><text:span text:style-name="Source_20_Text"><text:span text:style-name="T118">PipelineExecutionMode</text:span></text:span><text:span text:style-name="Source_20_Text"><text:span text:style-name="T168">.</text:span></text:span><text:span text:style-name="Source_20_Text"><text:span text:style-name="T118">V2_COMPATIBLE</text:span></text:span><text:span text:style-name="Source_20_Text"><text:span text:style-name="T150">)</text:span></text:span></text:p>
      <text:p text:style-name="P105"><text:span text:style-name="Source_20_Text"><text:span text:style-name="T75">เสร็จแล้วได้อะไรออกมา</text:span></text:span></text:p>
      <text:p text:style-name="P105"><text:span text:style-name="Source_20_Text"><text:span text:style-name="T75">แล้วเอา prediction ไปต่อกับ API ไหม</text:span></text:span></text:p>
      <text:p text:style-name="P105"><text:span text:style-name="Source_20_Text"><text:span text:style-name="T75">ส่วน evaluation report ต้องเขียนสคริปให้มันเซฟออกมาอีก</text:span></text:span></text:p>
      <text:p text:style-name="P106"><text:span text:style-name="Source_20_Text"><text:span text:style-name="T76">แล้วยังต้องต่อ prometheus grafana อีก</text:span></text:span></text:p>
      <text:p text:style-name="P106"><text:soft-page-break/><text:span text:style-name="Source_20_Text"><text:span text:style-name="T76">ตอนนี้ต้องคิดว่า 5 กล่อง in terms of component ทำอะไรบ้าง แล้วก็ไปเอาจากที่ไหน ให้ต่อไปที่ไหน ใน format อะไรบ้าง</text:span></text:span></text:p>
      <text:p text:style-name="P106"><text:span text:style-name="Source_20_Text"><text:span text:style-name="T76"/></text:span></text:p>
      <text:p text:style-name="P107"><text:span text:style-name="Source_20_Text"><text:span text:style-name="T77">1. เอา web_component_url มา </text:span></text:span><text:span text:style-name="Source_20_Text"><text:span text:style-name="T78">จาก googleapi</text:span></text:span><text:span text:style-name="Source_20_Text"><text:span text:style-name="T77"> แล้วได้ออกมาเป็น csv file เก็บใน storage ซึ่งคือ volume</text:span></text:span></text:p>
      <text:p text:style-name="P106"><text:span text:style-name="Source_20_Text"><text:span text:style-name="T76"/></text:span></text:p>
      <text:p text:style-name="P107"><text:span text:style-name="Source_20_Text"><text:span text:style-name="T76">2. ไปเอา csv มา preprocess ใส่ในโมเดล</text:span></text:span><text:span text:style-name="Source_20_Text"><text:span text:style-name="T77">คือการ transform เหรอ คือการ analyse มันคืออะไรวะ? a</text:span></text:span><text:span text:style-name="Source_20_Text"><text:span text:style-name="T117">nalysis</text:span></text:span><text:span text:style-name="Source_20_Text"><text:span text:style-name="T41">=</text:span></text:span><text:span text:style-name="Source_20_Text"><text:span text:style-name="T117">analyze_output</text:span></text:span><text:span text:style-name="Source_20_Text"><text:span text:style-name="T41">,</text:span></text:span><text:span text:style-name="Source_20_Text"><text:span text:style-name="T76"> </text:span></text:span><text:span text:style-name="Source_20_Text"><text:span text:style-name="T77">คือมี eval_data ในจุดนี้เพิ่มมา แล้วก็</text:span></text:span><text:span text:style-name="Source_20_Text"><text:span text:style-name="T76">เทรนโมเดล ได้โมเดลที่เทรนแล้วออกมา โมเดลในที่นี้คือ weight file? หรือ loss object?</text:span></text:span></text:p>
      <text:p text:style-name="P106"><text:span text:style-name="Source_20_Text"><text:span text:style-name="T76"/></text:span></text:p>
      <text:p text:style-name="P153"><text:span text:style-name="Source_20_Text"><text:span text:style-name="T116">_analyze_op</text:span></text:span><text:span text:style-name="Source_20_Text"><text:span text:style-name="T40"> = dataproc_analyze_op(</text:span></text:span></text:p>
      <text:p text:style-name="P83"><text:span text:style-name="T115">project</text:span>=<text:span text:style-name="T115">project</text:span>,</text:p>
      <text:p text:style-name="P83"><text:span text:style-name="T115">region</text:span>=<text:span text:style-name="T115">region</text:span>,</text:p>
      <text:p text:style-name="P83"><text:span text:style-name="T115">cluster_name</text:span>=<text:span text:style-name="T115">cluster_name</text:span>,</text:p>
      <text:p text:style-name="P83"><text:span text:style-name="T115">schema</text:span>=<text:span text:style-name="T115">schema</text:span>,</text:p>
      <text:p text:style-name="P83"><text:span text:style-name="T115">train_data</text:span>=<text:span text:style-name="T115">train_data</text:span>,</text:p>
      <text:p text:style-name="P83"><text:span text:style-name="T115">output</text:span>=<text:span text:style-name="T115">output_template</text:span></text:p>
      <text:p text:style-name="P83">).after(<text:span text:style-name="T115">_create_cluster_op</text:span>).set_display_name(<text:span text:style-name="T44">'Analyzer'</text:span>)</text:p>
      <text:p text:style-name="P83"/>
      <text:p text:style-name="P142">ส่งต่อๆกันมา _<text:span text:style-name="T182">analyze_op = dataproc_analyze_op(</text:span>output_template<text:span text:style-name="T182">).after(_create_cluster_op).set_display_name(‘Analyzer’)</text:span></text:p>
      <text:p text:style-name="P84"/>
      <text:p text:style-name="P83"><text:span text:style-name="T115">_transform_op</text:span> = dataproc_transform_op(</text:p>
      <text:p text:style-name="P83"><text:span text:style-name="T115">project</text:span>=<text:span text:style-name="T115">project</text:span>,</text:p>
      <text:p text:style-name="P83"><text:span text:style-name="T115">region</text:span>=<text:span text:style-name="T115">region</text:span>,</text:p>
      <text:p text:style-name="P83"><text:span text:style-name="T115">cluster_name</text:span>=<text:span text:style-name="T115">cluster_name</text:span>,</text:p>
      <text:p text:style-name="P83"><text:span text:style-name="T115">train_data</text:span>=<text:span text:style-name="T115">train_data</text:span>,</text:p>
      <text:p text:style-name="P83"><text:span text:style-name="T115">eval_data</text:span>=<text:span text:style-name="T115">eval_data</text:span>,</text:p>
      <text:p text:style-name="P83"><text:span text:style-name="T115">target</text:span>=<text:span text:style-name="T115">target</text:span>,</text:p>
      <text:p text:style-name="P83"><text:span text:style-name="T115">analysis</text:span>=<text:span text:style-name="T115">analyze_output</text:span>,</text:p>
      <text:p text:style-name="P83"><text:span text:style-name="T115">output</text:span>=<text:span text:style-name="T115">output_template</text:span></text:p>
      <text:p text:style-name="P83">).after(<text:span text:style-name="T115">_analyze_op</text:span>).set_display_name(<text:span text:style-name="T44">'Transformer'</text:span>)</text:p>
      <text:p text:style-name="P84"/>
      <text:p text:style-name="P83"><text:span text:style-name="T115">_train_op</text:span> = dataproc_train_op(</text:p>
      <text:p text:style-name="P83"><text:span text:style-name="T115">project</text:span>=<text:span text:style-name="T115">project</text:span>,</text:p>
      <text:p text:style-name="P83"><text:span text:style-name="T115">region</text:span>=<text:span text:style-name="T115">region</text:span>,</text:p>
      <text:p text:style-name="P83"><text:span text:style-name="T115">cluster_name</text:span>=<text:span text:style-name="T115">cluster_name</text:span>,</text:p>
      <text:p text:style-name="P83"><text:span text:style-name="T115">train_data</text:span>=<text:span text:style-name="T115">transform_output_train</text:span>,</text:p>
      <text:p text:style-name="P83"><text:span text:style-name="T115">eval_data</text:span>=<text:span text:style-name="T115">transform_output_eval</text:span>,</text:p>
      <text:p text:style-name="P83"><text:span text:style-name="T115">target</text:span>=<text:span text:style-name="T115">target</text:span>,</text:p>
      <text:p text:style-name="P83"><text:span text:style-name="T115">analysis</text:span>=<text:span text:style-name="T115">analyze_output</text:span>,</text:p>
      <text:p text:style-name="P83"><text:span text:style-name="T115">workers</text:span>=<text:span text:style-name="T115">workers</text:span>,</text:p>
      <text:p text:style-name="P83"><text:span text:style-name="T115">rounds</text:span>=<text:span text:style-name="T115">rounds</text:span>,</text:p>
      <text:p text:style-name="P83"><text:span text:style-name="T115">output</text:span>=<text:span text:style-name="T115">train_output</text:span></text:p>
      <text:p text:style-name="P83">).after(<text:span text:style-name="T115">_transform_op</text:span>).set_display_name(<text:span text:style-name="T44">'Trainer'</text:span>)</text:p>
      <text:p text:style-name="P83"/>
      <text:p text:style-name="P143">แต่ pipe แกนี่เริ่มจากสร้าง cluster เลยนะ </text:p>
      <text:p text:style-name="P143"><text:span text:style-name="T180">แล้วมัน XGBoost ตรงไหนวะ</text:span></text:p>
      <text:p text:style-name="P144">แล้วสรุปว่า train_output คืออะไร และให้เอาไปไว้ที่ไหนล่ะ?</text:p>
      <text:p text:style-name="P144"/>
      <text:p text:style-name="P148"><text:soft-page-break/>ในไฟล์ของเราคือเป็น create-and-train-model.sh ข้างในประกอบไปด้วยสามไพธอนฟังชั่น ได้แก่ preprocess, create-keras-model, and train_model.py</text:p>
      <text:p text:style-name="P144"/>
      <text:p text:style-name="P140">docker run -it --name=flask_jupyter_iris -p 8889:8889 -v ${PWD}:/iris flask_jupyter_iris</text:p>
      <text:p text:style-name="P141">ไม่เห็นมี iris ที่ไหนเลยวะ เข้าไปมีแต่ flask_jupyter ที่อยู่ใน / แต่ถ้าออกมาแล้วเข้าไปที่ home/jovyan/work ก็ไม่มีอะไร <text:span text:style-name="T181">มันไปเป็น flask_jupyter ได้ยังไงวะ ใน image ก็มีแต่ flask_jupyter_iris งง</text:span></text:p>
      <text:p text:style-name="P145"/>
      <text:p text:style-name="P152"><text:span text:style-name="T120">ตอนนี้ได้ว่า model = </text:span>&lt;tensorflow.python.keras.engine.sequential.Sequential at 0x7f85485a6f40&gt;</text:p>
      <text:p text:style-name="P146"/>
      <text:p text:style-name="P147">แล้วจะให้เซฟไปที่ iris-clf-shared-data ได้ยังไงนะ </text:p>
      <text:p text:style-name="P149">นี่ทำอยู่ในคอนเทนเน่อ อิมเมจที่บิ้วมาเองจากบ้านให้มี tf.keras ถูกไหม os</text:p>
      <text:p text:style-name="P147"/>
      <text:p text:style-name="P147"/>
      <text:p text:style-name="P150">ต้องเริ่มจากต่อกล่อง kfp port-forward ส่งไปให้ kubernetes cluster ก่อนนนะ</text:p>
      <text:p text:style-name="P137"><text:span text:style-name="Source_20_Text"><text:span text:style-name="T149"/></text:span></text:p>
      <text:p text:style-name="P106"><text:span text:style-name="Source_20_Text"><text:span text:style-name="T76"/></text:span></text:p>
      <text:p text:style-name="P108"><text:span text:style-name="Source_20_Text"><text:span text:style-name="T79">dockerfile คือ component ส่วน pipe เขียนเป็น py</text:span></text:span></text:p>
      <text:p text:style-name="P108"><text:span text:style-name="Source_20_Text"><text:span text:style-name="T79"/></text:span></text:p>
      <text:p text:style-name="P110"><text:span text:style-name="Source_20_Text"><text:span text:style-name="T80">docker run -it –name=py3kfp.port -p 80:80 ubuntu:20.04</text:span></text:span></text:p>
      <text:p text:style-name="P110"><text:span text:style-name="Source_20_Text"><text:span text:style-name="T80">docker exec -it py3kfp.port bash</text:span></text:span></text:p>
      <text:p text:style-name="P111"><text:span text:style-name="Source_20_Text"><text:span text:style-name="T81">apt-get update</text:span></text:span></text:p>
      <text:p text:style-name="P111"><text:span text:style-name="Source_20_Text"><text:span text:style-name="T81">apt-get ins</text:span></text:span><text:span text:style-name="Source_20_Text"><text:span text:style-name="T83">t</text:span></text:span><text:span text:style-name="Source_20_Text"><text:span text:style-name="T81">all python-pip3</text:span></text:span></text:p>
      <text:p text:style-name="P110"><text:span text:style-name="Source_20_Text"><text:span text:style-name="T80">pip3 install kfp –upgrade</text:span></text:span></text:p>
      <text:p text:style-name="P110"><text:span text:style-name="Source_20_Text"><text:span text:style-name="T80"/></text:span></text:p>
      <text:p text:style-name="P112"><text:span text:style-name="Source_20_Text"><text:span text:style-name="T82">install kubectl inside py3kfp.port </text:span></text:span><text:span text:style-name="Source_20_Text"><text:span text:style-name="T86">didn’t work</text:span></text:span></text:p>
      <text:p text:style-name="P112"><text:span text:style-name="Source_20_Text"><text:span text:style-name="T82"/></text:span></text:p>
      <text:p text:style-name="P112"><text:span text:style-name="Source_20_Text"><text:span text:style-name="T84">apt-get </text:span></text:span><text:span text:style-name="Source_20_Text"><text:span text:style-name="T82">install -o root -g root -m </text:span></text:span><text:span text:style-name="Source_20_Text"><text:span text:style-name="T184">0755</text:span></text:span><text:span text:style-name="Source_20_Text"><text:span text:style-name="T82"> kubectl /usr/local/bin/kubectl</text:span></text:span></text:p>
      <text:p text:style-name="P112"><text:span text:style-name="Source_20_Text"><text:span text:style-name="T82"/></text:span></text:p>
      <text:p text:style-name="P114"><text:span text:style-name="Source_20_Text"><text:span text:style-name="T86">finally got shashank’s dockerfile that has kubectl working inside plus helm, and then install kfp afterwards, but still don’t know what to do with it</text:span></text:span></text:p>
      <text:p text:style-name="P114"><text:span text:style-name="Source_20_Text"><text:span text:style-name="T86"/></text:span></text:p>
      <text:p text:style-name="P110"><text:span text:style-name="Source_20_Text"><text:span text:style-name="T80">kubectl port-forward svc/ml-pipeline-ui 3000:80 --namespace kubeflow</text:span></text:span></text:p>
      <text:p text:style-name="P110"><text:span text:style-name="Source_20_Text"><text:span text:style-name="T80"/></text:span></text:p>
      <text:p text:style-name="P113"><text:span text:style-name="Source_20_Text"><text:span text:style-name="T85">บางทีเราอาจจะต้องทำ 5 pod ก้ได้ แยกกัน pod1 download pod2 preprocess แล้วที่เหลือเป็น pod3 train, optimize, predict??</text:span></text:span></text:p>
      <text:p text:style-name="P113"><text:span text:style-name="Source_20_Text"><text:span text:style-name="T85"/></text:span></text:p>
      <text:p text:style-name="P116"><text:span text:style-name="Source_20_Text"><text:span text:style-name="T89">trying to connect to SDK client via kubeflow container with kfp installed, with no success</text:span></text:span></text:p>
      <text:p text:style-name="P110"><text:span text:style-name="Source_20_Text"><text:span text:style-name="T80"/></text:span></text:p>
      <text:p text:style-name="P110"><text:span text:style-name="Source_20_Text"><text:span text:style-name="T80">&gt;&gt;&gt; client = kfp.Client(host='localhost')</text:span></text:span></text:p>
      <text:p text:style-name="P115"><text:span text:style-name="Source_20_Text"><text:span text:style-name="T87">find where is host</text:span></text:span></text:p>
      <text:p text:style-name="P115"><text:span text:style-name="Source_20_Text"><text:span text:style-name="T87">import socket</text:span></text:span></text:p>
      <text:p text:style-name="P115"><text:span text:style-name="Source_20_Text"><text:span text:style-name="T87">host=socket.gethostname()</text:span></text:span></text:p>
      <text:p text:style-name="P115"><text:span text:style-name="Source_20_Text"><text:span text:style-name="T87">host</text:span></text:span></text:p>
      <text:p text:style-name="P115"><text:span text:style-name="Source_20_Text"><text:span text:style-name="T87">'1111fc286e97’</text:span></text:span></text:p>
      <text:p text:style-name="P115"><text:span text:style-name="Source_20_Text"><text:span text:style-name="T87"/></text:span></text:p>
      <text:p text:style-name="P115"><text:span text:style-name="Source_20_Text"><text:span text:style-name="T80">&gt;&gt;&gt; client = kfp.Client(host='</text:span></text:span><text:span text:style-name="Source_20_Text"><text:span text:style-name="T87">1111fc286e97</text:span></text:span><text:span text:style-name="Source_20_Text"><text:span text:style-name="T80">')</text:span></text:span></text:p>
      <text:p text:style-name="P115"><text:span text:style-name="Source_20_Text"><text:span text:style-name="T80"/></text:span></text:p>
      <text:p text:style-name="P116"><text:soft-page-break/><text:span text:style-name="Source_20_Text"><text:span text:style-name="T110">last resort is to connect from host, but have to set a virtualenv</text:span></text:span></text:p>
      <text:p text:style-name="P115"><text:span text:style-name="Source_20_Text"><text:span text:style-name="T80">virtualenv -p /usr/bin/python</text:span></text:span><text:span text:style-name="Source_20_Text"><text:span text:style-name="T88">3</text:span></text:span><text:span text:style-name="Source_20_Text"><text:span text:style-name="T80">.</text:span></text:span><text:span text:style-name="Source_20_Text"><text:span text:style-name="T88">8</text:span></text:span><text:span text:style-name="Source_20_Text"><text:span text:style-name="T80"> </text:span></text:span><text:span text:style-name="Source_20_Text"><text:span text:style-name="T88">mlpipeline</text:span></text:span></text:p>
      <text:p text:style-name="P115"><text:span text:style-name="Source_20_Text"><text:span text:style-name="T88"/></text:span></text:p>
      <text:p text:style-name="P116"><text:span text:style-name="Source_20_Text"><text:span text:style-name="T89">or actually can access to the SDK client, from the same </text:span></text:span><text:span text:style-name="Source_20_Text"><text:span text:style-name="T90">namespace</text:span></text:span><text:span text:style-name="Source_20_Text"><text:span text:style-name="T89">, via the pod</text:span></text:span></text:p>
      <text:p text:style-name="P116"><text:span text:style-name="Source_20_Text"><text:span text:style-name="T89"/></text:span></text:p>
      <text:p text:style-name="P116"><text:span text:style-name="Source_20_Text"><text:span text:style-name="T89">Using </text:span></text:span><text:a xlink:type="simple" xlink:href="https://kubernetes.io/docs/concepts/services-networking/service/#discovering-services" text:style-name="Internet_20_link" text:visited-style-name="Visited_20_Internet_20_Link"><text:span text:style-name="Source_20_Text"><text:span text:style-name="T89">Kubernetes standard mechanisms to discover the service</text:span></text:span></text:a><text:span text:style-name="Source_20_Text"><text:span text:style-name="T89">, you can access ml-pipeline-ui service from a Pod in the same namespace by DNS name:</text:span></text:span></text:p>
      <text:p text:style-name="P116"><text:span text:style-name="Source_20_Text"><text:span text:style-name="T89"/></text:span></text:p>
      <text:p text:style-name="P116"><text:span text:style-name="Source_20_Text"><text:span text:style-name="T89">how to access a pod</text:span></text:span></text:p>
      <text:p text:style-name="P116"><text:span text:style-name="Source_20_Text"><text:span text:style-name="T89"/></text:span></text:p>
      <text:p text:style-name="P115"><text:span text:style-name="Source_20_Text"><text:span text:style-name="T88">kubectl </text:span></text:span><text:span text:style-name="Source_20_Text"><text:span text:style-name="T185">exec</text:span></text:span><text:span text:style-name="Source_20_Text"><text:span text:style-name="T88"> --stdin --tty </text:span></text:span><text:span text:style-name="Source_20_Text"><text:span text:style-name="T89">five-containers</text:span></text:span><text:span text:style-name="Source_20_Text"><text:span text:style-name="T88"> -- /bin/bash</text:span></text:span></text:p>
      <text:p text:style-name="P115"><text:span text:style-name="Source_20_Text"><text:span text:style-name="T88"/></text:span></text:p>
      <text:p text:style-name="P115"><text:span text:style-name="Source_20_Text"><text:span text:style-name="T88"/></text:span></text:p>
      <text:p text:style-name="P117"><text:span text:style-name="Source_20_Text"><text:span text:style-name="T91">kubeshashank2 doesn’t hv kfp</text:span></text:span></text:p>
      <text:p text:style-name="P118"><text:span text:style-name="Source_20_Text"><text:span text:style-name="T92">python3kfp has kfp but is not served. Connection refused</text:span></text:span></text:p>
      <text:p text:style-name="P118"><text:span text:style-name="Source_20_Text"><text:span text:style-name="T92">import kfp</text:span></text:span></text:p>
      <text:p text:style-name="P118"><text:span text:style-name="Source_20_Text"><text:span text:style-name="T92">&gt;&gt;&gt; from kfp.components import create_component_from_func</text:span></text:span></text:p>
      <text:p text:style-name="P118"><text:span text:style-name="Source_20_Text"><text:span text:style-name="T92">&gt;&gt;&gt; client = kfp.Client()</text:span></text:span></text:p>
      <text:p text:style-name="P118"><text:span text:style-name="Source_20_Text"><text:span text:style-name="T92">Failed to load kube config.</text:span></text:span></text:p>
      <text:p text:style-name="P118"><text:span text:style-name="Source_20_Text"><text:span text:style-name="T92">Traceback (most recent call last):</text:span></text:span></text:p>
      <text:p text:style-name="P118"><text:span text:style-name="Source_20_Text"><text:span text:style-name="T92"><text:s text:c="2"/>File "/usr/local/lib/python3.9/site-packages/urllib3/connection.py", line 169, in _new_conn</text:span></text:span></text:p>
      <text:p text:style-name="P118"><text:span text:style-name="Source_20_Text"><text:span text:style-name="T92"><text:s text:c="4"/>conn = connection.create_connection(</text:span></text:span></text:p>
      <text:p text:style-name="P118"><text:span text:style-name="Source_20_Text"><text:span text:style-name="T92"><text:s text:c="2"/>File "/usr/local/lib/python3.9/site-packages/urllib3/util/connection.py", line 96, in create_connection</text:span></text:span></text:p>
      <text:p text:style-name="P118"><text:span text:style-name="Source_20_Text"><text:span text:style-name="T92"><text:s text:c="4"/>raise err</text:span></text:span></text:p>
      <text:p text:style-name="P118"><text:span text:style-name="Source_20_Text"><text:span text:style-name="T92"><text:s text:c="2"/>File "/usr/local/lib/python3.9/site-packages/urllib3/util/connection.py", line 86, in create_connection</text:span></text:span></text:p>
      <text:p text:style-name="P118"><text:span text:style-name="Source_20_Text"><text:span text:style-name="T92"><text:s text:c="4"/>sock.connect(sa)</text:span></text:span></text:p>
      <text:p text:style-name="P118"><text:span text:style-name="Source_20_Text"><text:span text:style-name="T92">ConnectionRefusedError: [Errno 111] Connection refused</text:span></text:span></text:p>
      <text:p text:style-name="P118"><text:span text:style-name="Source_20_Text"><text:span text:style-name="T92"/></text:span></text:p>
      <text:p text:style-name="P118"><text:span text:style-name="Source_20_Text"><text:span text:style-name="T92"><text:s/>import socket</text:span></text:span></text:p>
      <text:p text:style-name="P118"><text:span text:style-name="Source_20_Text"><text:span text:style-name="T92">&gt;&gt;&gt; host=socket.gethostname()</text:span></text:span></text:p>
      <text:p text:style-name="P118"><text:span text:style-name="Source_20_Text"><text:span text:style-name="T92">&gt;&gt;&gt; host</text:span></text:span></text:p>
      <text:p text:style-name="P118"><text:span text:style-name="Source_20_Text"><text:span text:style-name="T92">'1111fc286e97'</text:span></text:span></text:p>
      <text:p text:style-name="P118"><text:span text:style-name="Source_20_Text"><text:span text:style-name="T92">&gt;&gt;&gt; client = kfp.Client(host='1111fc286e97')</text:span></text:span></text:p>
      <text:p text:style-name="P118"><text:span text:style-name="Source_20_Text"><text:span text:style-name="T92"/></text:span></text:p>
      <text:p text:style-name="P118"><text:span text:style-name="Source_20_Text"><text:span text:style-name="T92"/></text:span></text:p>
      <text:p text:style-name="P118"><text:span text:style-name="Source_20_Text"><text:span text:style-name="T92">urllib3.exceptions.MaxRetryError: HTTPSConnectionPool(host='1111fc286e97', port=443): Max retries exceeded with url: /apis/v1beta1/healthz (Caused by NewConnectionError('&lt;urllib3.connection.HTTPSConnection object at 0x7fc285421610&gt;: Failed to establish a new connection: [Errno 111] Connection refused'))</text:span></text:span></text:p>
      <text:p text:style-name="P118"><text:span text:style-name="Source_20_Text"><text:span text:style-name="T92"/></text:span></text:p>
      <text:p text:style-name="P119"><text:span text:style-name="Source_20_Text"><text:span text:style-name="T93">ok stop bullshitting about kubeflow in docker.</text:span></text:span></text:p>
      <text:p text:style-name="P119"><text:span text:style-name="Source_20_Text"><text:span text:style-name="T93">Container port → host port → kubectl proxy port → ui port</text:span></text:span></text:p>
      <text:p text:style-name="P119"><text:span text:style-name="Source_20_Text"><text:span text:style-name="T93"/></text:span></text:p>
      <text:p text:style-name="P120"><text:soft-page-break/><text:span text:style-name="Source_20_Text"><text:span text:style-name="T94">back to host</text:span></text:span></text:p>
      <text:p text:style-name="P120"><text:span text:style-name="Source_20_Text"><text:span text:style-name="T80">virtualenv -p /usr/bin/python</text:span></text:span><text:span text:style-name="Source_20_Text"><text:span text:style-name="T88">3</text:span></text:span><text:span text:style-name="Source_20_Text"><text:span text:style-name="T80">.</text:span></text:span><text:span text:style-name="Source_20_Text"><text:span text:style-name="T88">8</text:span></text:span><text:span text:style-name="Source_20_Text"><text:span text:style-name="T80"> </text:span></text:span><text:span text:style-name="Source_20_Text"><text:span text:style-name="T88">mlpipeline</text:span></text:span></text:p>
      <text:p text:style-name="P120"><text:span text:style-name="Source_20_Text"><text:span text:style-name="T88"/></text:span></text:p>
      <text:p text:style-name="P120"><text:span text:style-name="Source_20_Text"><text:span text:style-name="T94">source mlpipeline/bin/activate</text:span></text:span></text:p>
      <text:p text:style-name="P121"><text:span text:style-name="Source_20_Text"><text:span text:style-name="T95">pip3 install kfp –upgrade</text:span></text:span></text:p>
      <text:p text:style-name="P121"><text:span text:style-name="Source_20_Text"><text:span text:style-name="T175">export</text:span></text:span><text:span text:style-name="Source_20_Text"><text:span text:style-name="T95"> </text:span></text:span><text:span text:style-name="Source_20_Text"><text:span text:style-name="T142">PATH</text:span></text:span><text:span text:style-name="Source_20_Text"><text:span text:style-name="T165">=</text:span></text:span><text:span text:style-name="Source_20_Text"><text:span text:style-name="T142">$PATH</text:span></text:span><text:span text:style-name="Source_20_Text"><text:span text:style-name="T95">:~/.local/bin</text:span></text:span></text:p>
      <text:p text:style-name="P122"><text:span text:style-name="Source_20_Text"><text:span text:style-name="T96">which dsl-compile</text:span></text:span></text:p>
      <text:p text:style-name="P122"><text:span text:style-name="Source_20_Text"><text:span text:style-name="T96">$ kubectl port-forward svc/ml-pipeline-ui 3000:80 --namespace kubeflow</text:span></text:span></text:p>
      <text:p text:style-name="P122"><text:span text:style-name="Source_20_Text"><text:span text:style-name="T96"/></text:span></text:p>
      <text:p text:style-name="P122"><text:span text:style-name="Source_20_Text"><text:span text:style-name="T96">kubectl port-forward svc/ml-pipeline-ui 3000:80 --namespace kubeflow</text:span></text:span></text:p>
      <text:p text:style-name="P122"><text:span text:style-name="Source_20_Text"><text:span text:style-name="T96">Error from server (NotFound): services "ml-pipeline-ui" not found</text:span></text:span></text:p>
      <text:p text:style-name="P122"><text:span text:style-name="Source_20_Text"><text:span text:style-name="T96"/></text:span></text:p>
      <text:p text:style-name="P122"><text:span text:style-name="Source_20_Text"><text:span text:style-name="T96">kubectl get all -n kubeflow</text:span></text:span></text:p>
      <text:p text:style-name="P122"><text:span text:style-name="Source_20_Text"><text:span text:style-name="T96">No resources found in kubeflow namespace.</text:span></text:span></text:p>
      <text:p text:style-name="P122"><text:span text:style-name="Source_20_Text"><text:span text:style-name="T96">(mlpipeline) pimpwhippa@pimpwhippa-Aspire-E5-473G:~/Works/ImpactTech$ kubectl get namespaces</text:span></text:span></text:p>
      <text:p text:style-name="P122"><text:span text:style-name="Source_20_Text"><text:span text:style-name="T96">NAME <text:s text:c="16"/>STATUS <text:s text:c="2"/>AGE</text:span></text:span></text:p>
      <text:p text:style-name="P122"><text:span text:style-name="Source_20_Text"><text:span text:style-name="T96">default <text:s text:c="13"/>Active <text:s text:c="2"/>3d18h</text:span></text:span></text:p>
      <text:p text:style-name="P122"><text:span text:style-name="Source_20_Text"><text:span text:style-name="T96">kube-node-lease <text:s text:c="5"/>Active <text:s text:c="2"/>3d18h</text:span></text:span></text:p>
      <text:p text:style-name="P122"><text:span text:style-name="Source_20_Text"><text:span text:style-name="T96">kube-public <text:s text:c="9"/>Active <text:s text:c="2"/>3d18h</text:span></text:span></text:p>
      <text:p text:style-name="P122"><text:span text:style-name="Source_20_Text"><text:span text:style-name="T96">kube-system <text:s text:c="9"/>Active <text:s text:c="2"/>3d18h</text:span></text:span></text:p>
      <text:p text:style-name="P122"><text:span text:style-name="Source_20_Text"><text:span text:style-name="T96">kubeflow <text:s text:c="12"/>Active <text:s text:c="2"/>44h</text:span></text:span></text:p>
      <text:p text:style-name="P122"><text:span text:style-name="Source_20_Text"><text:span text:style-name="T96">local-path-storage <text:s text:c="2"/>Active <text:s text:c="2"/>3d18h</text:span></text:span></text:p>
      <text:p text:style-name="P122"><text:span text:style-name="Source_20_Text"><text:span text:style-name="T96">(mlpipeline) pimpwhippa@pimpwhippa-Aspire-E5-473G:~/Works/ImpactTech$ kubectl get sc</text:span></text:span></text:p>
      <text:p text:style-name="P122"><text:span text:style-name="Source_20_Text"><text:span text:style-name="T96">NAME <text:s text:c="16"/>PROVISIONER <text:s text:c="12"/>RECLAIMPOLICY <text:s text:c="2"/>VOLUMEBINDINGMODE <text:s text:c="5"/>ALLOWVOLUMEEXPANSION <text:s text:c="2"/>AGE</text:span></text:span></text:p>
      <text:p text:style-name="P122"><text:span text:style-name="Source_20_Text"><text:span text:style-name="T96">standard (default) <text:s text:c="2"/>rancher.io/local-path <text:s text:c="2"/>Delete <text:s text:c="9"/>WaitForFirstConsumer <text:s text:c="2"/>false <text:s text:c="17"/>3d18h</text:span></text:span></text:p>
      <text:p text:style-name="P122"><text:span text:style-name="Source_20_Text"><text:span text:style-name="T96">(mlpipeline) pimpwhippa@pimpwhippa-Aspire-E5-473G:~/Works/ImpactTech$ kubectl -n kubeflow get pods</text:span></text:span></text:p>
      <text:p text:style-name="P122"><text:span text:style-name="Source_20_Text"><text:span text:style-name="T96">No resources found in kubeflow namespace.</text:span></text:span></text:p>
      <text:p text:style-name="P122"><text:span text:style-name="Source_20_Text"><text:span text:style-name="T96">(mlpipeline) pimpwhippa@pimpwhippa-Aspire-E5-473G:~/Works/ImpactTech$ kubectl get pods --all-namespaces</text:span></text:span></text:p>
      <text:p text:style-name="P122"><text:span text:style-name="Source_20_Text"><text:span text:style-name="T96">NAMESPACE <text:s text:c="11"/>NAME <text:s text:c="45"/>READY <text:s text:c="2"/>STATUS <text:s text:c="5"/>RESTARTS <text:s text:c="2"/>AGE</text:span></text:span></text:p>
      <text:p text:style-name="P122"><text:span text:style-name="Source_20_Text"><text:span text:style-name="T96">default <text:s text:c="13"/>five-containers <text:s text:c="34"/>0/5 <text:s text:c="4"/>Completed <text:s text:c="2"/>0 <text:s text:c="9"/>3d18h</text:span></text:span></text:p>
      <text:p text:style-name="P122"><text:span text:style-name="Source_20_Text"><text:span text:style-name="T96">kube-system <text:s text:c="9"/>coredns-558bd4d5db-2mskj <text:s text:c="25"/>1/1 <text:s text:c="4"/>Running <text:s text:c="4"/>2 <text:s text:c="9"/>3d19h</text:span></text:span></text:p>
      <text:p text:style-name="P122"><text:span text:style-name="Source_20_Text"><text:span text:style-name="T96">kube-system <text:s text:c="9"/>coredns-558bd4d5db-f524j <text:s text:c="25"/>1/1 <text:s text:c="4"/>Running <text:s text:c="4"/>2 <text:s text:c="9"/>3d19h</text:span></text:span></text:p>
      <text:p text:style-name="P122"><text:span text:style-name="Source_20_Text"><text:span text:style-name="T96">kube-system <text:s text:c="9"/>etcd-iris-clf2-control-plane <text:s text:c="21"/>1/1 <text:s text:c="4"/>Running <text:s text:c="4"/>0 <text:s text:c="9"/>36h</text:span></text:span></text:p>
      <text:p text:style-name="P122"><text:span text:style-name="Source_20_Text"><text:span text:style-name="T96">kube-system <text:s text:c="9"/>kindnet-4qg4k <text:s text:c="36"/>1/1 <text:s text:c="4"/>Running <text:s text:c="4"/>12 <text:s text:c="8"/>3d19h</text:span></text:span></text:p>
      <text:p text:style-name="P122"><text:soft-page-break/><text:span text:style-name="Source_20_Text"><text:span text:style-name="T96">kube-system <text:s text:c="9"/>kindnet-5zt8k <text:s text:c="36"/>1/1 <text:s text:c="4"/>Running <text:s text:c="4"/>13 <text:s text:c="8"/>3d19h</text:span></text:span></text:p>
      <text:p text:style-name="P122"><text:span text:style-name="Source_20_Text"><text:span text:style-name="T96">kube-system <text:s text:c="9"/>kindnet-h9bv8 <text:s text:c="36"/>1/1 <text:s text:c="4"/>Running <text:s text:c="4"/>13 <text:s text:c="8"/>3d19h</text:span></text:span></text:p>
      <text:p text:style-name="P122"><text:span text:style-name="Source_20_Text"><text:span text:style-name="T96">kube-system <text:s text:c="9"/>kube-apiserver-iris-clf2-control-plane <text:s text:c="11"/>1/1 <text:s text:c="4"/>Running <text:s text:c="4"/>0 <text:s text:c="9"/>36h</text:span></text:span></text:p>
      <text:p text:style-name="P122"><text:span text:style-name="Source_20_Text"><text:span text:style-name="T96">kube-system <text:s text:c="9"/>kube-controller-manager-iris-clf2-control-plane <text:s text:c="2"/>1/1 <text:s text:c="4"/>Running <text:s text:c="4"/>24 <text:s text:c="8"/>3d19h</text:span></text:span></text:p>
      <text:p text:style-name="P122"><text:span text:style-name="Source_20_Text"><text:span text:style-name="T96">kube-system <text:s text:c="9"/>kube-proxy-4lvtp <text:s text:c="33"/>1/1 <text:s text:c="4"/>Running <text:s text:c="4"/>1 <text:s text:c="9"/>3d19h</text:span></text:span></text:p>
      <text:p text:style-name="P122"><text:span text:style-name="Source_20_Text"><text:span text:style-name="T96">kube-system <text:s text:c="9"/>kube-proxy-5thj8 <text:s text:c="33"/>1/1 <text:s text:c="4"/>Running <text:s text:c="4"/>1 <text:s text:c="9"/>3d19h</text:span></text:span></text:p>
      <text:p text:style-name="P122"><text:span text:style-name="Source_20_Text"><text:span text:style-name="T96">kube-system <text:s text:c="9"/>kube-proxy-c4vbc <text:s text:c="33"/>1/1 <text:s text:c="4"/>Running <text:s text:c="4"/>1 <text:s text:c="9"/>3d19h</text:span></text:span></text:p>
      <text:p text:style-name="P122"><text:span text:style-name="Source_20_Text"><text:span text:style-name="T96">kube-system <text:s text:c="9"/>kube-scheduler-iris-clf2-control-plane <text:s text:c="11"/>1/1 <text:s text:c="4"/>Running <text:s text:c="4"/>21 <text:s text:c="8"/>3d19h</text:span></text:span></text:p>
      <text:p text:style-name="P122"><text:span text:style-name="Source_20_Text"><text:span text:style-name="T96">local-path-storage <text:s text:c="2"/>local-path-provisioner-547f784dff-rm4l8 1/1 Running <text:s text:c="4"/>29 <text:s text:c="8"/>3d19h</text:span></text:span></text:p>
      <text:p text:style-name="P122"><text:span text:style-name="Source_20_Text"><text:span text:style-name="T96"/></text:span></text:p>
      <text:p text:style-name="P161"><text:span text:style-name="Source_20_Text"><text:span text:style-name="T113">The Kubeflow architecture is composed of the following main components and elements:</text:span></text:span></text:p>
      <text:list xml:id="list4024134351" text:style-name="L7">
        <text:list-item>
          <text:p text:style-name="P180"><text:span text:style-name="T47">Python SDK</text:span>—<text:span text:style-name="T179">lets you use Kubernetes domain-specific language (DSL) to build a component or designate a pipeline.</text:span> </text:p>
        </text:list-item>
        <text:list-item>
          <text:p text:style-name="P180"><text:span text:style-name="T47">DSL compiler</text:span>—<text:span text:style-name="T179">converts Python code in a pipeline into a static configuration in a YAML file</text:span> </text:p>
        </text:list-item>
        <text:list-item>
          <text:p text:style-name="P180"><text:span text:style-name="T47">Pipeline Service</text:span>—<text:span text:style-name="T179">creates a pipeline run from a static configuration</text:span> </text:p>
        </text:list-item>
        <text:list-item>
          <text:p text:style-name="P180"><text:span text:style-name="T47">Kubernetes resources</text:span>—<text:span text:style-name="T179">the required custom resources definition (CRD) runs the pipeline upon a call to the Kubernetes API server by the pipeline service.</text:span> </text:p>
        </text:list-item>
        <text:list-item>
          <text:p text:style-name="P180"><text:span text:style-name="T47">Artifact storage</text:span>—<text:span text:style-name="T179">pods contain metadata, such as pipeline runs, single scalar metrics, jobs, experiments. They also hold artifacts, which may include large-scale (time series) metrics, views, and pipeline packages. Kubeflow stores metadata in a MySQL database and artifacts an artifact store. You can use metric data for sorting and filtering, and large-scale metrics for investigating the performance of a specific run or debugging a pipeline run. </text:span> </text:p>
        </text:list-item>
        <text:list-item>
          <text:p text:style-name="P180"><text:span text:style-name="T47">Orchestration controllers</text:span>—<text:span text:style-name="T179">controllers, such as Argo Workflow for workflows that are task-driven, prompt the containers that are required to finalize the pipeline. These containers operate in Kubernetes pods running on virtual machines.</text:span> </text:p>
        </text:list-item>
        <text:list-item>
          <text:p text:style-name="P180"><text:span text:style-name="T47">Persistence Agent and ML metadata</text:span>—<text:span text:style-name="T179">pipelines use a Persistence Agent to monitor service-created Kubernetes resources and maintain their state in the ML Metadata Service. It also records executed container sets, their inputs and outputs. I/O can be either data artifact URIs or container parameters.</text:span> </text:p>
        </text:list-item>
        <text:list-item>
          <text:p text:style-name="P162"><text:span text:style-name="T47">Pipeline web server—</text:span><text:span text:style-name="T179">after gathering data from multiple services, the pipeline’s web server can display live information about pipelines, such as running pipelines, pipeline run execution status, pipeline execution history, an artifacts list, and pipeline run debugging data.</text:span> </text:p>
        </text:list-item>
      </text:list>
      <text:p text:style-name="P122"><text:span text:style-name="Source_20_Text"><text:span text:style-name="T96"/></text:span></text:p>
      <text:p text:style-name="P122"><text:span text:style-name="Source_20_Text"><text:span text:style-name="T96"/></text:span></text:p>
      <text:p text:style-name="P122"><text:span text:style-name="Source_20_Text"><text:span text:style-name="T96"/></text:span></text:p>
      <text:p text:style-name="P122"><text:soft-page-break/><text:span text:style-name="Source_20_Text"><text:span text:style-name="T96">dsl-compile --py </text:span></text:span><text:span text:style-name="Source_20_Text"><text:span text:style-name="T166">[</text:span></text:span><text:span text:style-name="Source_20_Text"><text:span text:style-name="T96">path/to/python/file</text:span></text:span><text:span text:style-name="Source_20_Text"><text:span text:style-name="T166">]</text:span></text:span><text:span text:style-name="Source_20_Text"><text:span text:style-name="T96"> --output </text:span></text:span><text:span text:style-name="Source_20_Text"><text:span text:style-name="T166">[</text:span></text:span><text:span text:style-name="Source_20_Text"><text:span text:style-name="T96">path/to/output/tar.gz</text:span></text:span><text:span text:style-name="Source_20_Text"><text:span text:style-name="T166">]</text:span></text:span></text:p>
      <text:p text:style-name="P122"><text:span text:style-name="Source_20_Text"><text:span text:style-name="T96"/></text:span></text:p>
      <text:p text:style-name="P122"><text:span text:style-name="Source_20_Text"><text:span text:style-name="T96"/></text:span></text:p>
      <text:p text:style-name="P122"><text:span text:style-name="Source_20_Text"><text:span text:style-name="T176">export</text:span></text:span><text:span text:style-name="Source_20_Text"><text:span text:style-name="T96"> </text:span></text:span><text:span text:style-name="Source_20_Text"><text:span text:style-name="T143">DIR</text:span></text:span><text:span text:style-name="Source_20_Text"><text:span text:style-name="T166">=[</text:span></text:span><text:span text:style-name="Source_20_Text"><text:span text:style-name="T96">YOUR PIPELINES REPO DIRECTORY</text:span></text:span><text:span text:style-name="Source_20_Text"><text:span text:style-name="T166">]</text:span></text:span><text:span text:style-name="Source_20_Text"><text:span text:style-name="T96">/samples/core/sequential</text:span></text:span></text:p>
      <text:p text:style-name="P95"><text:span text:style-name="Source_20_Text">dsl-compile --py </text:span><text:span text:style-name="Source_20_Text"><text:span text:style-name="T154">${</text:span></text:span><text:span text:style-name="Source_20_Text"><text:span text:style-name="T118">DIR</text:span></text:span><text:span text:style-name="Source_20_Text"><text:span text:style-name="T154">}</text:span></text:span><text:span text:style-name="Source_20_Text">/sequential.py --output </text:span><text:span text:style-name="Source_20_Text"><text:span text:style-name="T154">${</text:span></text:span><text:span text:style-name="Source_20_Text"><text:span text:style-name="T118">DIR</text:span></text:span><text:span text:style-name="Source_20_Text"><text:span text:style-name="T154">}</text:span></text:span><text:span text:style-name="Source_20_Text">/sequential.tar.gz</text:span></text:p>
      <text:p text:style-name="P122"><text:span text:style-name="Source_20_Text"><text:span text:style-name="T96"/></text:span></text:p>
      <text:p text:style-name="P123"><text:span text:style-name="Source_20_Text"><text:span text:style-name="T96">dsl-compile --py </text:span></text:span><text:span text:style-name="Source_20_Text"><text:span text:style-name="T166">[</text:span></text:span><text:span text:style-name="Source_20_Text"><text:span text:style-name="T167">sequential.py</text:span></text:span><text:span text:style-name="Source_20_Text"><text:span text:style-name="T166">]</text:span></text:span><text:span text:style-name="Source_20_Text"><text:span text:style-name="T96"> --output </text:span></text:span><text:span text:style-name="Source_20_Text"><text:span text:style-name="T166">[</text:span></text:span><text:span text:style-name="Source_20_Text"><text:span text:style-name="T167">compiled_sequential.</text:span></text:span><text:span text:style-name="Source_20_Text"><text:span text:style-name="T96">tar.gz</text:span></text:span><text:span text:style-name="Source_20_Text"><text:span text:style-name="T166">]</text:span></text:span></text:p>
      <text:p text:style-name="P115"><text:span text:style-name="Source_20_Text"><text:span text:style-name="T80"/></text:span></text:p>
      <text:p text:style-name="P124"><text:span text:style-name="Source_20_Text"><text:span text:style-name="T97">export DIR=[</text:span></text:span><text:span text:style-name="Source_20_Text"><text:span text:style-name="T80">home/pimpwhippa/Works/ImpactTech/mlpipeline/lib/python3.8/site-packages/kfp</text:span></text:span><text:span text:style-name="Source_20_Text"><text:span text:style-name="T98">]/</text:span></text:span><text:span text:style-name="Source_20_Text"><text:span text:style-name="T100">sample/sequential</text:span></text:span></text:p>
      <text:p text:style-name="P124"><text:span text:style-name="Source_20_Text"><text:span text:style-name="T98"/></text:span></text:p>
      <text:p text:style-name="P124"><text:span text:style-name="Source_20_Text"><text:span text:style-name="T98">dsl-compile --py </text:span></text:span><text:span text:style-name="Source_20_Text"><text:span text:style-name="T159">${</text:span></text:span><text:span text:style-name="Source_20_Text"><text:span text:style-name="T144">DIR</text:span></text:span><text:span text:style-name="Source_20_Text"><text:span text:style-name="T159">}</text:span></text:span><text:span text:style-name="Source_20_Text"><text:span text:style-name="T98">/sequential.py --output </text:span></text:span><text:span text:style-name="Source_20_Text"><text:span text:style-name="T99">$</text:span></text:span><text:span text:style-name="Source_20_Text"><text:span text:style-name="T159">{</text:span></text:span><text:span text:style-name="Source_20_Text"><text:span text:style-name="T144">DIR</text:span></text:span><text:span text:style-name="Source_20_Text"><text:span text:style-name="T159">}</text:span></text:span><text:span text:style-name="Source_20_Text"><text:span text:style-name="T98">/sequential.tar.gz</text:span></text:span></text:p>
      <text:p text:style-name="P124"><text:span text:style-name="Source_20_Text"><text:span text:style-name="T98"/></text:span></text:p>
      <text:p text:style-name="P126"><text:span text:style-name="Source_20_Text"><text:span text:style-name="T101">export DIR=[home/pimpwhippa/Works/ImpactTech/mlpipeline/lib/python3.8/site-packages/kfp]/sample/sequential</text:span></text:span></text:p>
      <text:p text:style-name="P124"><text:span text:style-name="Source_20_Text"><text:span text:style-name="T98"/></text:span></text:p>
      <text:p text:style-name="P124"><text:span text:style-name="Source_20_Text"><text:span text:style-name="T101">ลองแบบนี้เว้ย แต่ไม่เวิร์ค</text:span></text:span></text:p>
      <text:p text:style-name="P124"><text:span text:style-name="Source_20_Text"><text:span text:style-name="T101">python3 sequential.py</text:span></text:span></text:p>
      <text:p text:style-name="P124"><text:span text:style-name="Source_20_Text"><text:span text:style-name="T101">/home/pimpwhippa/Works/ImpactTech/mlpipeline/lib/python3.8/site-packages/kfp/dsl/_container_op.py:1150: FutureWarning: Please create reusable components instead of constructing ContainerOp instances directly. Reusable components are shareable, portable and have compatibility and support guarantees. Please see the documentation: https://www.kubeflow.org/docs/pipelines/sdk/component-development/#writing-your-component-definition-file The components can be created manually (or, in case of python, using kfp.components.create_component_from_func or func_to_container_op) and then loaded using kfp.components.load_component_from_file, load_component_from_uri or load_component_from_text: https://kubeflow-pipelines.readthedocs.io/en/stable/source/kfp.components.html#kfp.components.load_component_from_file</text:span></text:span></text:p>
      <text:p text:style-name="P124"><text:span text:style-name="Source_20_Text"><text:span text:style-name="T101"><text:s text:c="2"/>warnings.warn( </text:span></text:span></text:p>
      <text:p text:style-name="P125"><text:span text:style-name="Source_20_Text"><text:span text:style-name="T101">พอมาสั่ง apply มันบ่นว่า kubectl apply -f sequential.py.yaml</text:span></text:span></text:p>
      <text:p text:style-name="P125"><text:span text:style-name="Source_20_Text"><text:span text:style-name="T101">error: from sequential-pipeline-: cannot use generate name with apply</text:span></text:span></text:p>
      <text:p text:style-name="P125"><text:span text:style-name="Source_20_Text"><text:span text:style-name="T101"/></text:span></text:p>
      <text:p text:style-name="P160"><text:span text:style-name="Source_20_Text"><text:span text:style-name="T101">To deploy the Kubeflow Pipelines, run the following commands:</text:span></text:span></text:p>
      <text:p text:style-name="P130"><text:span text:style-name="Source_20_Text"># env/platform-agnostic-pns hasn't been publically released, so you will install it from master</text:span></text:p>
      <text:p text:style-name="P128"><text:span text:style-name="Source_20_Text"><text:span text:style-name="T173">export</text:span></text:span><text:span text:style-name="Source_20_Text"> </text:span><text:span text:style-name="Source_20_Text"><text:span text:style-name="T118">PIPELINE_VERSION</text:span></text:span><text:span text:style-name="Source_20_Text"><text:span text:style-name="T168">=</text:span></text:span><text:span text:style-name="Source_20_Text">1.6.0</text:span></text:p>
      <text:p text:style-name="P128"><text:span text:style-name="Source_20_Text">kubectl apply -k </text:span><text:span text:style-name="Source_20_Text"><text:span text:style-name="T154">"github.com/kubeflow/pipelines/manifests/kustomize/cluster-scoped-resources?ref=</text:span></text:span><text:span text:style-name="Source_20_Text"><text:span text:style-name="T118">$PIPELINE_VERSION</text:span></text:span><text:span text:style-name="Source_20_Text"><text:span text:style-name="T154">"</text:span></text:span></text:p>
      <text:p text:style-name="P128"><text:span text:style-name="Source_20_Text">kubectl </text:span><text:span text:style-name="Source_20_Text"><text:span text:style-name="T173">wait</text:span></text:span><text:span text:style-name="Source_20_Text"> --for </text:span><text:span text:style-name="Source_20_Text"><text:span text:style-name="T118">condition</text:span></text:span><text:span text:style-name="Source_20_Text"><text:span text:style-name="T168">=</text:span></text:span><text:span text:style-name="Source_20_Text">established --timeout</text:span><text:span text:style-name="Source_20_Text"><text:span text:style-name="T168">=</text:span></text:span><text:span text:style-name="Source_20_Text">60s crd/applications.app.k8s.io</text:span></text:p>
      <text:p text:style-name="P95"><text:span text:style-name="Source_20_Text">kubectl apply -k </text:span><text:span text:style-name="Source_20_Text"><text:span text:style-name="T154">"github.com/kubeflow/pipelines/manifests/kustomize/e</text:span></text:span></text:p>
      <text:p text:style-name="P125"><text:span text:style-name="Source_20_Text"><text:span text:style-name="T101"/></text:span></text:p>
      <text:p text:style-name="P125"><text:soft-page-break/><text:span text:style-name="Source_20_Text"><text:span text:style-name="T101"/></text:span></text:p>
      <text:p text:style-name="P125"><text:span text:style-name="Source_20_Text"><text:span text:style-name="T101">kubectl apply -k </text:span></text:span><text:span text:style-name="Source_20_Text"><text:span text:style-name="T145">"github.com/kubeflow/pipelines/manifests/kustomize/env/platform-agnostic-pns?ref=$PIPELINE_VERSION</text:span></text:span><text:span text:style-name="Source_20_Text"><text:span text:style-name="T160">"</text:span></text:span></text:p>
      <text:p text:style-name="P125"><text:span text:style-name="Source_20_Text"><text:span text:style-name="T160"/></text:span></text:p>
      <text:p text:style-name="P127"><text:span text:style-name="Source_20_Text"><text:span text:style-name="T161">นี่ก็ถือว่า deploy kubeflow pipeline เสร็จแล้วหรือเปล่า</text:span></text:span></text:p>
      <text:p text:style-name="P127"><text:span text:style-name="Source_20_Text"><text:span text:style-name="T161">kubectl apply -k "github.com/kubeflow/pipelines/manifests/kustomize/env/platform-agnostic-pns?ref=$PIPELINE_VERSION"</text:span></text:span></text:p>
      <text:p text:style-name="P127"><text:span text:style-name="Source_20_Text"><text:span text:style-name="T161"/></text:span></text:p>
      <text:p text:style-name="P127"><text:span text:style-name="Source_20_Text"><text:span text:style-name="T161">I0607 15:08:13.351343 1034075 log.go:184] well-defined vars that were never replaced: kfp-app-name,kfp-app-version</text:span></text:span></text:p>
      <text:p text:style-name="P127"><text:span text:style-name="Source_20_Text"><text:span text:style-name="T161">serviceaccount/argo created</text:span></text:span></text:p>
      <text:p text:style-name="P127"><text:span text:style-name="Source_20_Text"><text:span text:style-name="T161">serviceaccount/kubeflow-pipelines-cache created</text:span></text:span></text:p>
      <text:p text:style-name="P127"><text:span text:style-name="Source_20_Text"><text:span text:style-name="T161">serviceaccount/kubeflow-pipelines-container-builder created</text:span></text:span></text:p>
      <text:p text:style-name="P127"><text:span text:style-name="Source_20_Text"><text:span text:style-name="T161">serviceaccount/kubeflow-pipelines-metadata-writer created</text:span></text:span></text:p>
      <text:p text:style-name="P127"><text:span text:style-name="Source_20_Text"><text:span text:style-name="T161">serviceaccount/kubeflow-pipelines-viewer created</text:span></text:span></text:p>
      <text:p text:style-name="P127"><text:span text:style-name="Source_20_Text"><text:span text:style-name="T161">serviceaccount/metadata-grpc-server created</text:span></text:span></text:p>
      <text:p text:style-name="P127"><text:span text:style-name="Source_20_Text"><text:span text:style-name="T161">serviceaccount/ml-pipeline created</text:span></text:span></text:p>
      <text:p text:style-name="P127"><text:span text:style-name="Source_20_Text"><text:span text:style-name="T161">serviceaccount/ml-pipeline-persistenceagent created</text:span></text:span></text:p>
      <text:p text:style-name="P127"><text:span text:style-name="Source_20_Text"><text:span text:style-name="T161">serviceaccount/ml-pipeline-scheduledworkflow created</text:span></text:span></text:p>
      <text:p text:style-name="P127"><text:span text:style-name="Source_20_Text"><text:span text:style-name="T161">serviceaccount/ml-pipeline-ui created</text:span></text:span></text:p>
      <text:p text:style-name="P127"><text:span text:style-name="Source_20_Text"><text:span text:style-name="T161">serviceaccount/ml-pipeline-viewer-crd-service-account created</text:span></text:span></text:p>
      <text:p text:style-name="P127"><text:span text:style-name="Source_20_Text"><text:span text:style-name="T161">serviceaccount/ml-pipeline-visualizationserver created</text:span></text:span></text:p>
      <text:p text:style-name="P127"><text:span text:style-name="Source_20_Text"><text:span text:style-name="T161">serviceaccount/mysql created</text:span></text:span></text:p>
      <text:p text:style-name="P127"><text:span text:style-name="Source_20_Text"><text:span text:style-name="T161">serviceaccount/pipeline-runner created</text:span></text:span></text:p>
      <text:p text:style-name="P127"><text:span text:style-name="Source_20_Text"><text:span text:style-name="T161">role.rbac.authorization.k8s.io/argo-role created</text:span></text:span></text:p>
      <text:p text:style-name="P127"><text:span text:style-name="Source_20_Text"><text:span text:style-name="T161">role.rbac.authorization.k8s.io/kubeflow-pipelines-cache-deployer-role created</text:span></text:span></text:p>
      <text:p text:style-name="P127"><text:span text:style-name="Source_20_Text"><text:span text:style-name="T161">role.rbac.authorization.k8s.io/kubeflow-pipelines-cache-role created</text:span></text:span></text:p>
      <text:p text:style-name="P127"><text:span text:style-name="Source_20_Text"><text:span text:style-name="T161">role.rbac.authorization.k8s.io/kubeflow-pipelines-metadata-writer-role created</text:span></text:span></text:p>
      <text:p text:style-name="P127"><text:span text:style-name="Source_20_Text"><text:span text:style-name="T161">role.rbac.authorization.k8s.io/ml-pipeline created</text:span></text:span></text:p>
      <text:p text:style-name="P127"><text:span text:style-name="Source_20_Text"><text:span text:style-name="T161">role.rbac.authorization.k8s.io/ml-pipeline-persistenceagent-role created</text:span></text:span></text:p>
      <text:p text:style-name="P127"><text:span text:style-name="Source_20_Text"><text:span text:style-name="T161">role.rbac.authorization.k8s.io/ml-pipeline-scheduledworkflow-role created</text:span></text:span></text:p>
      <text:p text:style-name="P127"><text:span text:style-name="Source_20_Text"><text:span text:style-name="T161">role.rbac.authorization.k8s.io/ml-pipeline-ui created</text:span></text:span></text:p>
      <text:p text:style-name="P127"><text:span text:style-name="Source_20_Text"><text:span text:style-name="T161">role.rbac.authorization.k8s.io/ml-pipeline-viewer-controller-role created</text:span></text:span></text:p>
      <text:p text:style-name="P127"><text:span text:style-name="Source_20_Text"><text:span text:style-name="T161">role.rbac.authorization.k8s.io/pipeline-runner created</text:span></text:span></text:p>
      <text:p text:style-name="P127"><text:span text:style-name="Source_20_Text"><text:span text:style-name="T161">rolebinding.rbac.authorization.k8s.io/argo-binding created</text:span></text:span></text:p>
      <text:p text:style-name="P127"><text:span text:style-name="Source_20_Text"><text:span text:style-name="T161">rolebinding.rbac.authorization.k8s.io/kubeflow-pipelines-cache-binding created</text:span></text:span></text:p>
      <text:p text:style-name="P127"><text:span text:style-name="Source_20_Text"><text:span text:style-name="T161">rolebinding.rbac.authorization.k8s.io/kubeflow-pipelines-cache-deployer-rolebinding created</text:span></text:span></text:p>
      <text:p text:style-name="P127"><text:span text:style-name="Source_20_Text"><text:span text:style-name="T161">rolebinding.rbac.authorization.k8s.io/kubeflow-pipelines-metadata-writer-binding created</text:span></text:span></text:p>
      <text:p text:style-name="P127"><text:span text:style-name="Source_20_Text"><text:span text:style-name="T161">rolebinding.rbac.authorization.k8s.io/ml-pipeline created</text:span></text:span></text:p>
      <text:p text:style-name="P127"><text:span text:style-name="Source_20_Text"><text:span text:style-name="T161">rolebinding.rbac.authorization.k8s.io/ml-pipeline-persistenceagent-binding created</text:span></text:span></text:p>
      <text:p text:style-name="P127"><text:soft-page-break/><text:span text:style-name="Source_20_Text"><text:span text:style-name="T161">rolebinding.rbac.authorization.k8s.io/ml-pipeline-scheduledworkflow-binding created</text:span></text:span></text:p>
      <text:p text:style-name="P127"><text:span text:style-name="Source_20_Text"><text:span text:style-name="T161">rolebinding.rbac.authorization.k8s.io/ml-pipeline-ui created</text:span></text:span></text:p>
      <text:p text:style-name="P127"><text:span text:style-name="Source_20_Text"><text:span text:style-name="T161">rolebinding.rbac.authorization.k8s.io/ml-pipeline-viewer-crd-binding created</text:span></text:span></text:p>
      <text:p text:style-name="P127"><text:span text:style-name="Source_20_Text"><text:span text:style-name="T161">rolebinding.rbac.authorization.k8s.io/pipeline-runner-binding created</text:span></text:span></text:p>
      <text:p text:style-name="P127"><text:span text:style-name="Source_20_Text"><text:span text:style-name="T161">configmap/metadata-grpc-configmap created</text:span></text:span></text:p>
      <text:p text:style-name="P127"><text:span text:style-name="Source_20_Text"><text:span text:style-name="T161">configmap/ml-pipeline-ui-configmap created</text:span></text:span></text:p>
      <text:p text:style-name="P127"><text:span text:style-name="Source_20_Text"><text:span text:style-name="T161">configmap/pipeline-install-config created</text:span></text:span></text:p>
      <text:p text:style-name="P127"><text:span text:style-name="Source_20_Text"><text:span text:style-name="T161">configmap/workflow-controller-configmap created</text:span></text:span></text:p>
      <text:p text:style-name="P127"><text:span text:style-name="Source_20_Text"><text:span text:style-name="T161">secret/mlpipeline-minio-artifact created</text:span></text:span></text:p>
      <text:p text:style-name="P127"><text:span text:style-name="Source_20_Text"><text:span text:style-name="T161">secret/mysql-secret created</text:span></text:span></text:p>
      <text:p text:style-name="P127"><text:span text:style-name="Source_20_Text"><text:span text:style-name="T161">service/cache-server created</text:span></text:span></text:p>
      <text:p text:style-name="P127"><text:span text:style-name="Source_20_Text"><text:span text:style-name="T161">service/metadata-envoy-service created</text:span></text:span></text:p>
      <text:p text:style-name="P127"><text:span text:style-name="Source_20_Text"><text:span text:style-name="T161">service/metadata-grpc-service created</text:span></text:span></text:p>
      <text:p text:style-name="P127"><text:span text:style-name="Source_20_Text"><text:span text:style-name="T161">service/minio-service created</text:span></text:span></text:p>
      <text:p text:style-name="P127"><text:span text:style-name="Source_20_Text"><text:span text:style-name="T161">service/ml-pipeline created</text:span></text:span></text:p>
      <text:p text:style-name="P127"><text:span text:style-name="Source_20_Text"><text:span text:style-name="T161">service/ml-pipeline-ui created</text:span></text:span></text:p>
      <text:p text:style-name="P127"><text:span text:style-name="Source_20_Text"><text:span text:style-name="T161">service/ml-pipeline-visualizationserver created</text:span></text:span></text:p>
      <text:p text:style-name="P127"><text:span text:style-name="Source_20_Text"><text:span text:style-name="T161">service/mysql created</text:span></text:span></text:p>
      <text:p text:style-name="P127"><text:span text:style-name="Source_20_Text"><text:span text:style-name="T161">service/workflow-controller-metrics created</text:span></text:span></text:p>
      <text:p text:style-name="P127"><text:span text:style-name="Source_20_Text"><text:span text:style-name="T161">persistentvolumeclaim/minio-pvc created</text:span></text:span></text:p>
      <text:p text:style-name="P127"><text:span text:style-name="Source_20_Text"><text:span text:style-name="T161">persistentvolumeclaim/mysql-pv-claim created</text:span></text:span></text:p>
      <text:p text:style-name="P127"><text:span text:style-name="Source_20_Text"><text:span text:style-name="T161">deployment.apps/cache-deployer-deployment created</text:span></text:span></text:p>
      <text:p text:style-name="P127"><text:span text:style-name="Source_20_Text"><text:span text:style-name="T161">deployment.apps/cache-server created</text:span></text:span></text:p>
      <text:p text:style-name="P127"><text:span text:style-name="Source_20_Text"><text:span text:style-name="T161">deployment.apps/metadata-envoy-deployment created</text:span></text:span></text:p>
      <text:p text:style-name="P127"><text:span text:style-name="Source_20_Text"><text:span text:style-name="T161">deployment.apps/metadata-grpc-deployment created</text:span></text:span></text:p>
      <text:p text:style-name="P127"><text:span text:style-name="Source_20_Text"><text:span text:style-name="T161">deployment.apps/metadata-writer created</text:span></text:span></text:p>
      <text:p text:style-name="P127"><text:span text:style-name="Source_20_Text"><text:span text:style-name="T161">deployment.apps/minio created</text:span></text:span></text:p>
      <text:p text:style-name="P127"><text:span text:style-name="Source_20_Text"><text:span text:style-name="T161">deployment.apps/ml-pipeline created</text:span></text:span></text:p>
      <text:p text:style-name="P127"><text:span text:style-name="Source_20_Text"><text:span text:style-name="T161">deployment.apps/ml-pipeline-persistenceagent created</text:span></text:span></text:p>
      <text:p text:style-name="P127"><text:span text:style-name="Source_20_Text"><text:span text:style-name="T161">deployment.apps/ml-pipeline-scheduledworkflow created</text:span></text:span></text:p>
      <text:p text:style-name="P127"><text:span text:style-name="Source_20_Text"><text:span text:style-name="T161">deployment.apps/ml-pipeline-ui created</text:span></text:span></text:p>
      <text:p text:style-name="P127"><text:span text:style-name="Source_20_Text"><text:span text:style-name="T161">deployment.apps/ml-pipeline-viewer-crd created</text:span></text:span></text:p>
      <text:p text:style-name="P127"><text:span text:style-name="Source_20_Text"><text:span text:style-name="T161">deployment.apps/ml-pipeline-visualizationserver created</text:span></text:span></text:p>
      <text:p text:style-name="P127"><text:span text:style-name="Source_20_Text"><text:span text:style-name="T161">deployment.apps/mysql created</text:span></text:span></text:p>
      <text:p text:style-name="P127"><text:span text:style-name="Source_20_Text"><text:span text:style-name="T161">deployment.apps/workflow-controller created</text:span></text:span></text:p>
      <text:p text:style-name="P125"><text:span text:style-name="Source_20_Text"><text:span text:style-name="T101"/></text:span></text:p>
      <text:p text:style-name="P160"><text:span text:style-name="Source_20_Text"><text:span text:style-name="T101">Verify that the Kubeflow Pipelines UI is accessible by port-forwarding: </text:span></text:span><text:span text:style-name="Source_20_Text"><text:span text:style-name="T103">แค่เราไม่มี UI</text:span></text:span></text:p>
      <text:p text:style-name="P125"><text:span text:style-name="Source_20_Text"><text:span text:style-name="T101"/></text:span></text:p>
      <text:p text:style-name="P125"><text:span text:style-name="Source_20_Text"><text:span text:style-name="T111">kubectl port-forward -n kubeflow svc/ml-pipeline-ui 8080:80</text:span></text:span></text:p>
      <text:p text:style-name="P125"><text:span text:style-name="Source_20_Text"><text:span text:style-name="T111"/></text:span></text:p>
      <text:p text:style-name="P125"><text:span text:style-name="Source_20_Text"><text:span text:style-name="T112">kubectl --namespace somenamespace port-forward somepodname 50051:50051</text:span></text:span></text:p>
      <text:p text:style-name="P125"><text:span text:style-name="Source_20_Text"><text:span text:style-name="T102"/></text:span></text:p>
      <text:p text:style-name="P125"><text:a xlink:type="simple" xlink:href="https://www.kubeflow.org/docs/components/central-dash/overview/" text:style-name="Internet_20_link" text:visited-style-name="Visited_20_Internet_20_Link"><text:span text:style-name="Source_20_Text"><text:span text:style-name="T102">https://www.kubeflow.org/docs/components/central-dash/overview/</text:span></text:span></text:a></text:p>
      <text:p text:style-name="P125"><text:span text:style-name="Source_20_Text"><text:span text:style-name="T102"/></text:span></text:p>
      <text:p text:style-name="P160"><text:span text:style-name="Source_20_Text"><text:span text:style-name="T102">You can access Kubeflow via kubectl and port-forwarding as follows:</text:span></text:span></text:p>
      <text:list xml:id="list275367847" text:style-name="L6">
        <text:list-item>
          <text:p text:style-name="P159"><text:soft-page-break/>Install <text:span text:style-name="Source_20_Text">kubectl</text:span> if you haven’t already done so: </text:p>
        </text:list-item>
        <text:list-item>
          <text:p text:style-name="P159">Use the following command to set up port forwarding to the <text:a xlink:type="simple" xlink:href="https://istio.io/docs/tasks/traffic-management/ingress/ingress-control/" text:style-name="Internet_20_link" text:visited-style-name="Visited_20_Internet_20_Link">Istio gateway</text:a>.</text:p>
          <text:p text:style-name="P131"><text:span text:style-name="Source_20_Text">export NAMESPACE=istio-system</text:span></text:p>
          <text:p text:style-name="P135"><text:span text:style-name="Source_20_Text">kubectl port-forward -n ${NAMESPACE} svc/istio-ingressgateway 8080:80</text:span></text:p>
        </text:list-item>
        <text:list-item>
          <text:p text:style-name="P159">Access the central navigation dashboard at:</text:p>
          <text:p text:style-name="P135"><text:span text:style-name="Source_20_Text">http://localhost:8080/</text:span></text:p>
          <text:p text:style-name="P159">Depending on how you’ve configured Kubeflow, not all UIs work behind port-forwarding to the reverse proxy.</text:p>
        </text:list-item>
      </text:list>
      <text:p text:style-name="P163">Deployed on local cluster</text:p>
      <text:p text:style-name="P163">and then have to config cluster to manage resources</text:p>
      <text:p text:style-name="P163">create container registry</text:p>
      <text:p text:style-name="P163"/>
      <text:p text:style-name="P164">is service a type of resource? <text:span text:style-name="T186">What does service and resources have to do in config map?</text:span></text:p>
      <text:p text:style-name="P164"/>
      <text:p text:style-name="P165">Kubeflow-pipeline-SDK.yaml</text:p>
      <text:p text:style-name="P132"><text:span text:style-name="Source_20_Text"><text:span text:style-name="T188">apiVersion</text:span></text:span><text:span text:style-name="Source_20_Text">:</text:span><text:span text:style-name="Source_20_Text"><text:span text:style-name="T189"> </text:span></text:span><text:span text:style-name="Source_20_Text">v1</text:span></text:p>
      <text:p text:style-name="P128"><text:span text:style-name="Source_20_Text"><text:span text:style-name="T188">kind</text:span></text:span><text:span text:style-name="Source_20_Text">:</text:span><text:span text:style-name="Source_20_Text"><text:span text:style-name="T189"> </text:span></text:span><text:span text:style-name="Source_20_Text">Service</text:span></text:p>
      <text:p text:style-name="P128"><text:span text:style-name="Source_20_Text"><text:span text:style-name="T188">metadata</text:span></text:span><text:span text:style-name="Source_20_Text">:</text:span></text:p>
      <text:p text:style-name="P128"><text:span text:style-name="Source_20_Text"><text:span text:style-name="T189"><text:s text:c="2"/></text:span></text:span><text:span text:style-name="Source_20_Text"><text:span text:style-name="T188">name</text:span></text:span><text:span text:style-name="Source_20_Text">:</text:span><text:span text:style-name="Source_20_Text"><text:span text:style-name="T189"> </text:span></text:span><text:span text:style-name="Source_20_Text">my-service </text:span><text:span text:style-name="Source_20_Text"><text:span text:style-name="T187">kubeflow</text:span></text:span></text:p>
      <text:p text:style-name="P128"><text:span text:style-name="Source_20_Text"><text:span text:style-name="T188">spec</text:span></text:span><text:span text:style-name="Source_20_Text">:</text:span></text:p>
      <text:p text:style-name="P128"><text:span text:style-name="Source_20_Text"><text:span text:style-name="T189"><text:s text:c="2"/></text:span></text:span><text:span text:style-name="Source_20_Text"><text:span text:style-name="T188">selector</text:span></text:span><text:span text:style-name="Source_20_Text">:</text:span></text:p>
      <text:p text:style-name="P128"><text:span text:style-name="Source_20_Text"><text:span text:style-name="T189"><text:s text:c="4"/></text:span></text:span><text:span text:style-name="Source_20_Text"><text:span text:style-name="T188">app</text:span></text:span><text:span text:style-name="Source_20_Text">:</text:span><text:span text:style-name="Source_20_Text"><text:span text:style-name="T189"> </text:span></text:span><text:span text:style-name="Source_20_Text">MyApp </text:span><text:span text:style-name="Source_20_Text"><text:span text:style-name="T187">kubeflow pipeline</text:span></text:span></text:p>
      <text:p text:style-name="P128"><text:span text:style-name="Source_20_Text"><text:span text:style-name="T189"><text:s text:c="2"/></text:span></text:span><text:span text:style-name="Source_20_Text"><text:span text:style-name="T188">ports</text:span></text:span><text:span text:style-name="Source_20_Text">:</text:span></text:p>
      <text:p text:style-name="P128"><text:span text:style-name="Source_20_Text"><text:span text:style-name="T189"><text:s text:c="4"/></text:span></text:span><text:span text:style-name="Source_20_Text">- </text:span><text:span text:style-name="Source_20_Text"><text:span text:style-name="T188">protocol</text:span></text:span><text:span text:style-name="Source_20_Text">:</text:span><text:span text:style-name="Source_20_Text"><text:span text:style-name="T189"> </text:span></text:span><text:span text:style-name="Source_20_Text">TCP</text:span></text:p>
      <text:p text:style-name="P128"><text:span text:style-name="Source_20_Text"><text:span text:style-name="T189"><text:s text:c="6"/></text:span></text:span><text:span text:style-name="Source_20_Text"><text:span text:style-name="T188">port</text:span></text:span><text:span text:style-name="Source_20_Text">:</text:span><text:span text:style-name="Source_20_Text"><text:span text:style-name="T189"> </text:span></text:span><text:span text:style-name="Source_20_Text"><text:span text:style-name="T183">80</text:span></text:span></text:p>
      <text:p text:style-name="P95"><text:span text:style-name="Source_20_Text"><text:span text:style-name="T189"><text:s text:c="6"/></text:span></text:span><text:span text:style-name="Source_20_Text"><text:span text:style-name="T188">targetPort</text:span></text:span><text:span text:style-name="Source_20_Text">:</text:span><text:span text:style-name="Source_20_Text"><text:span text:style-name="T189"> </text:span></text:span><text:span text:style-name="Source_20_Text"><text:span text:style-name="T183">9376</text:span></text:span></text:p>
      <text:p text:style-name="P166">manage pipling only to these pods with app=MyApp label, or otherwise can be other label</text:p>
      <text:p text:style-name="P166">This specification creates a new Service object named "my-service", which targets TCP port 9376 on any Pod with the <text:span text:style-name="Source_20_Text">app=MyApp</text:span> label.</text:p>
      <text:p text:style-name="P166"/>
      <text:p text:style-name="P166">mlpipeline) pimpwhippa@pimpwhippa-Aspire-E5-473G:~/Works/ImpactTech$ kubectl apply -k kubeflow/kubeflow-service.yml</text:p>
      <text:p text:style-name="P166">error: got file 'kubeflow-service.yml', but 'kubeflow/kubeflow-service.yml' must be a directory to be a root</text:p>
      <text:p text:style-name="P166">kubectl apply -k /home/pimpwhippa/Works/ImpactTech/kubeflow/</text:p>
      <text:p text:style-name="P166">(mlpipeline) pimpwhippa@pimpwhippa-Aspire-E5-473G:~/Works/ImpactTech$ kubectl apply -k /home/pimpwhippa/Works/ImpactTech/kubeflow/</text:p>
      <text:p text:style-name="P166"><text:span text:style-name="T190">er</text:span>ror: unable to find one of 'kustomization.yaml', 'kustomization.yml' or 'Kustomization' in directory '/home/pimpwhippa/Works/ImpactTech/kubeflow'</text:p>
      <text:p text:style-name="P133"><text:soft-page-break/><text:span text:style-name="Source_20_Text"><text:span text:style-name="T190">k</text:span></text:span><text:span text:style-name="Source_20_Text">ubectl kustomize &lt;kustomization_directory&gt;</text:span></text:p>
      <text:p text:style-name="Text_20_body">To apply those Resources, run <text:span text:style-name="Source_20_Text">kubectl apply</text:span> with <text:span text:style-name="Source_20_Text">--kustomize</text:span> or <text:span text:style-name="Source_20_Text">-k</text:span> flag:</text:p>
      <text:p text:style-name="P167">อะหือ มึงตั้งใจทำให้มันยากใช่ไหม kustomization เลยจะขายของให้เอาไปไว้บนคลาวด์ ทำซะยุ่งยากจริง</text:p>
      <text:p text:style-name="P167"/>
      <text:p text:style-name="P167"><text:a xlink:type="simple" xlink:href="https://kubernetes.io/docs/tasks/manage-kubernetes-objects/kustomization/" text:style-name="Internet_20_link" text:visited-style-name="Visited_20_Internet_20_Link">https://kubernetes.io/docs/tasks/manage-kubernetes-objects/kustomization/</text:a></text:p>
      <text:p text:style-name="P167"/>
      <text:p text:style-name="P167">ต้องทำไฟล์ kustomization.yaml แล้วก็ต้องทำ resources อีก 3 ไฟล์ ได้แก่ deployment.yaml, service.yaml, and configMap.yaml configmap นี่เหมือนจะสั่งให้ generate มาได้ด้วย คือมันเปลี่ยนตลอด</text:p>
      <text:p text:style-name="P167">หลังจากที่ kustomize build ./</text:p>
      <text:p text:style-name="P167">เสร็จแล้วก็เอาสิ่งนี้ไปใส่ใน pod สั่ง apply -k pod</text:p>
      <text:p text:style-name="P167"/>
      <text:p text:style-name="P175">checkk ว่า pod มีไหม ก็สั่ง kubectl get pods, kubectl get sc</text:p>
      <text:p text:style-name="P168">แล้วเวลาให้ kubeflow มาต่อ ก็บอกว่าที่นี่ที่ไหน</text:p>
      <text:p text:style-name="P168">https://kubernetes.io/docs/tasks/manage-kubernetes-objects/kustomization/</text:p>
      <text:p text:style-name="P167">client=kfp.Client(host = ที่ไหนวะ? :9376) localhost:9376!?</text:p>
      <text:p text:style-name="P167"/>
      <text:p text:style-name="P169">แล้วจาก kubeflow ก็สั่ง execute pipeline ได้ เนี่ยเหรอ ใช่มั้ย</text:p>
      <text:p text:style-name="P169"/>
      <text:p text:style-name="P170">build a service called kubeflow server and configure it at port 9376</text:p>
      <text:p text:style-name="P170"/>
      <text:p text:style-name="P170">then kubeflow pipeline client connect to the server</text:p>
      <text:p text:style-name="P170">and compile python function to be a pipeline.yaml</text:p>
      <text:p text:style-name="P170">so that it can be run on the server</text:p>
      <text:p text:style-name="P138"><text:span text:style-name="T153">kfp</text:span>.compiler.Compiler().compile(<text:span text:style-name="T191">sequential_pipeline</text:span>, __file__ + <text:span text:style-name="T44">'.yaml'</text:span>)</text:p>
      <text:p text:style-name="P170">ได้ออกมาเป็นไฟล์ .yaml อีกหนึ่งไฟล์ที่เกิดจากไพธอน</text:p>
      <text:p text:style-name="P170"/>
      <text:p text:style-name="P171">โหเจ๋งว่ะ มันว่ะ</text:p>
      <text:p text:style-name="P171"/>
      <text:p text:style-name="P171">~/Works/ImpactTech/kustomize$ kustomize build ./</text:p>
      <text:p text:style-name="P171"/>
      <text:p text:style-name="P171">Command 'kustomize' not found, but can be installed with:</text:p>
      <text:p text:style-name="P171"/>
      <text:p text:style-name="P171"><text:soft-page-break/>sudo snap install kustomize</text:p>
      <text:p text:style-name="P171"/>
      <text:p text:style-name="P172">(mlpipeline) pimpwhippa@pimpwhippa-Aspire-E5-473G:~/W<text:span text:style-name="T12">orks/ImpactTech/kustomize$ </text:span></text:p>
      <text:p text:style-name="P173">kubectl kustomize ./</text:p>
      <text:p text:style-name="P174">Error: error converting YAML to JSON: yaml: line 2: did not find expected key</text:p>
      <text:p text:style-name="P171">(mlpipeline) pimpwhippa@pimpwhippa-Aspire-E5-473G:~/Works/ImpactTech/kustomize$ </text:p>
      <text:p text:style-name="P166"/>
      <text:p text:style-name="P166"/>
      <text:p text:style-name="P125"><text:span text:style-name="Source_20_Text"><text:span text:style-name="T102"/></text:span></text:p>
      <text:p text:style-name="P125"><text:span text:style-name="Source_20_Text"><text:span text:style-name="T10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9T21:53:00.653230564</meta:creation-date>
    <dc:date>2021-06-08T01:45:13.149567453</dc:date>
    <meta:editing-duration>P7DT55M27S</meta:editing-duration>
    <meta:editing-cycles>151</meta:editing-cycles>
    <meta:generator>LibreOffice/6.4.7.2$Linux_X86_64 LibreOffice_project/40$Build-2</meta:generator>
    <meta:document-statistic meta:table-count="0" meta:image-count="0" meta:object-count="0" meta:page-count="34" meta:paragraph-count="1001" meta:word-count="10664" meta:character-count="58704" meta:non-whitespace-character-count="50087"/>
  </office:meta>
</office:document-meta>
</file>